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4.33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6.9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87.1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46.02mm"/>
    </style:style>
    <style:style style:name="co13" style:family="table-column">
      <style:table-column-properties fo:break-before="auto" style:column-width="82.51mm"/>
    </style:style>
    <style:style style:name="co14" style:family="table-column">
      <style:table-column-properties fo:break-before="auto" style:column-width="54.19mm"/>
    </style:style>
    <style:style style:name="co15" style:family="table-column">
      <style:table-column-properties fo:break-before="auto" style:column-width="49.55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/>
    <style:style style:name="ce7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ans.$B$2:$means.$B$101])" table:allow-empty-cell="true" table:display-list="sort-ascending" table:base-cell-address="compare.B6">
          <table:error-message table:message-type="stop" table:display="true"/>
        </table:content-validation>
        <table:content-validation table:name="val2" table:condition="of:cell-content-is-in-list([$means.$B$2:$means.$B$101])" table:allow-empty-cell="true" table:display-list="sort-ascending" table:base-cell-address="compare.B2">
          <table:error-message table:message-type="stop" table:display="true"/>
        </table:content-validation>
        <table:content-validation table:name="val3" table:condition="of:cell-content-is-in-list([$means.$B$2:$means.$B$101])" table:allow-empty-cell="true" table:display-list="sort-ascending" table:base-cell-address="compare.B3">
          <table:error-message table:message-type="stop" table:display="true"/>
        </table:content-validation>
        <table:content-validation table:name="val4" table:condition="of:cell-content-is-in-list([$means.$B$2:$means.$B$101])" table:allow-empty-cell="true" table:display-list="sort-ascending" table:base-cell-address="compare.B7">
          <table:error-message table:message-type="stop" table:display="true"/>
        </table:content-validation>
      </table:content-validations>
      <table:table table:name="devi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1.01" calcext:value-type="float">
            <text:p>1,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8" calcext:value-type="float">
            <text:p>3,8</text:p>
          </table:table-cell>
          <table:table-cell office:value-type="float" office:value="1.8" calcext:value-type="float">
            <text:p>1,8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6.2" calcext:value-type="float">
            <text:p>6,2</text:p>
          </table:table-cell>
          <table:table-cell office:value-type="float" office:value="35.2" calcext:value-type="float">
            <text:p>35,2</text:p>
          </table:table-cell>
          <table:table-cell office:value-type="float" office:value="1.8" calcext:value-type="float">
            <text:p>1,8</text:p>
          </table:table-cell>
          <table:table-cell office:value-type="float" office:value="1.01" calcext:value-type="float">
            <text:p>1,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dx-opti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8.4" calcext:value-type="float">
            <text:p>8,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7.4" calcext:value-type="float">
            <text:p>7,4</text:p>
          </table:table-cell>
          <table:table-cell office:value-type="float" office:value="32.6" calcext:value-type="float">
            <text:p>32,6</text:p>
          </table:table-cell>
          <table:table-cell office:value-type="float" office:value="1.6" calcext:value-type="float">
            <text:p>1,6</text:p>
          </table:table-cell>
          <table:table-cell office:value-type="float" office:value="1.02" calcext:value-type="float">
            <text:p>1,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4" calcext:value-type="float">
            <text:p>2,4</text:p>
          </table:table-cell>
          <table:table-cell office:value-type="float" office:value="0.5" calcext:value-type="float">
            <text:p>0,5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41.2" calcext:value-type="float">
            <text:p>41,2</text:p>
          </table:table-cell>
          <table:table-cell office:value-type="float" office:value="2.3" calcext:value-type="float">
            <text:p>2,3</text:p>
          </table:table-cell>
          <table:table-cell office:value-type="float" office:value="1.02" calcext:value-type="float">
            <text:p>1,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office:value-type="float" office:value="4.2" calcext:value-type="float">
            <text:p>4,2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8.5" calcext:value-type="float">
            <text:p>8,5</text:p>
          </table:table-cell>
          <table:table-cell office:value-type="float" office:value="33.4" calcext:value-type="float">
            <text:p>33,4</text:p>
          </table:table-cell>
          <table:table-cell office:value-type="float" office:value="1.4" calcext:value-type="float">
            <text:p>1,4</text:p>
          </table:table-cell>
          <table:table-cell office:value-type="float" office:value="1.05" calcext:value-type="float">
            <text:p>1,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6" calcext:value-type="float">
            <text:p>2,6</text:p>
          </table:table-cell>
          <table:table-cell office:value-type="float" office:value="1.5" calcext:value-type="float">
            <text:p>1,5</text:p>
          </table:table-cell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7.8" calcext:value-type="float">
            <text:p>7,8</text:p>
          </table:table-cell>
          <table:table-cell office:value-type="float" office:value="32.5" calcext:value-type="float">
            <text:p>32,5</text:p>
          </table:table-cell>
          <table:table-cell office:value-type="float" office:value="2.1" calcext:value-type="float">
            <text:p>2,1</text:p>
          </table:table-cell>
          <table:table-cell office:value-type="float" office:value="1.05" calcext:value-type="float">
            <text:p>1,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office:value-type="float" office:value="0.8" calcext:value-type="float">
            <text:p>0,8</text:p>
          </table:table-cell>
          <table:table-cell office:value-type="float" office:value="1.07" calcext:value-type="float">
            <text:p>1,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5" calcext:value-type="float">
            <text:p>3,5</text:p>
          </table:table-cell>
          <table:table-cell office:value-type="float" office:value="0.6" calcext:value-type="float">
            <text:p>0,6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5.6" calcext:value-type="float">
            <text:p>5,6</text:p>
          </table:table-cell>
          <table:table-cell office:value-type="float" office:value="36.2" calcext:value-type="float">
            <text:p>36,2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35.8" calcext:value-type="float">
            <text:p>35,8</text:p>
          </table:table-cell>
          <table:table-cell office:value-type="float" office:value="1.3" calcext:value-type="float">
            <text:p>1,3</text:p>
          </table:table-cell>
          <table:table-cell office:value-type="float" office:value="1.08" calcext:value-type="float">
            <text:p>1,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query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5.4" calcext:value-type="float">
            <text:p>15,4</text:p>
          </table:table-cell>
          <table:table-cell office:value-type="float" office:value="16.9" calcext:value-type="float">
            <text:p>16,9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1" calcext:value-type="float">
            <text:p>2,1</text:p>
          </table:table-cell>
          <table:table-cell office:value-type="float" office:value="1.7" calcext:value-type="float">
            <text:p>1,7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7.1" calcext:value-type="float">
            <text:p>7,1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09" calcext:value-type="float">
            <text:p>1,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,2</text:p>
          </table:table-cell>
          <table:table-cell office:value-type="float" office:value="1.2" calcext:value-type="float">
            <text:p>1,2</text:p>
          </table:table-cell>
          <table:table-cell office:value-type="float" office:value="3.6" calcext:value-type="float">
            <text:p>3,6</text:p>
          </table:table-cell>
          <table:table-cell office:value-type="float" office:value="3.8" calcext:value-type="float">
            <text:p>3,8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7.1" calcext:value-type="float">
            <text:p>7,1</text:p>
          </table:table-cell>
          <table:table-cell office:value-type="float" office:value="32.7" calcext:value-type="float">
            <text:p>32,7</text:p>
          </table:table-cell>
          <table:table-cell office:value-type="float" office:value="1.8" calcext:value-type="float">
            <text:p>1,8</text:p>
          </table:table-cell>
          <table:table-cell office:value-type="float" office:value="1.09" calcext:value-type="float">
            <text:p>1,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4.6" calcext:value-type="float">
            <text:p>4,6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1.1" calcext:value-type="float">
            <text:p>1,1</text:p>
          </table:table-cell>
          <table:table-cell office:value-type="float" office:value="17.5" calcext:value-type="float">
            <text:p>17,5</text:p>
          </table:table-cell>
          <table:table-cell office:value-type="float" office:value="31.3" calcext:value-type="float">
            <text:p>31,3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/>
          </table:table-cell>
          <table:table-cell office:value-type="float" office:value="2.6" calcext:value-type="float">
            <text:p>2,6</text:p>
          </table:table-cell>
          <table:table-cell office:value-type="float" office:value="1.2" calcext:value-type="float">
            <text:p>1,2</text:p>
          </table:table-cell>
          <table:table-cell office:value-type="float" office:value="4.4" calcext:value-type="float">
            <text:p>4,4</text:p>
          </table:table-cell>
          <table:table-cell office:value-type="float" office:value="2.5" calcext:value-type="float">
            <text:p>2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11.1" calcext:value-type="float">
            <text:p>11,1</text:p>
          </table:table-cell>
          <table:table-cell office:value-type="float" office:value="42.6" calcext:value-type="float">
            <text:p>42,6</text:p>
          </table:table-cell>
          <table:table-cell office:value-type="float" office:value="0.7" calcext:value-type="float">
            <text:p>0,7</text:p>
          </table:table-cell>
          <table:table-cell office:value-type="float" office:value="1.09" calcext:value-type="float">
            <text:p>1,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,1</text:p>
          </table:table-cell>
          <table:table-cell office:value-type="float" office:value="1.7" calcext:value-type="float">
            <text:p>1,7</text:p>
          </table:table-cell>
          <table:table-cell office:value-type="float" office:value="4.1" calcext:value-type="float">
            <text:p>4,1</text:p>
          </table:table-cell>
          <table:table-cell office:value-type="float" office:value="2.9" calcext:value-type="float">
            <text:p>2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40.6" calcext:value-type="float">
            <text:p>40,6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.4" calcext:value-type="float">
            <text:p>2,4</text:p>
          </table:table-cell>
          <table:table-cell office:value-type="float" office:value="0.6" calcext:value-type="float">
            <text:p>0,6</text:p>
          </table:table-cell>
          <table:table-cell office:value-type="float" office:value="1.5" calcext:value-type="float">
            <text:p>1,5</text:p>
          </table:table-cell>
          <table:table-cell office:value-type="float" office:value="22.8" calcext:value-type="float">
            <text:p>22,8</text:p>
          </table:table-cell>
          <table:table-cell office:value-type="float" office:value="40.7" calcext:value-type="float">
            <text:p>40,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,1</text:p>
          </table:table-cell>
          <table:table-cell office:value-type="float" office:value="1.2" calcext:value-type="float">
            <text:p>1,2</text:p>
          </table:table-cell>
          <table:table-cell office:value-type="float" office:value="8.3" calcext:value-type="float">
            <text:p>8,3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6.1" calcext:value-type="float">
            <text:p>16,1</text:p>
          </table:table-cell>
          <table:table-cell office:value-type="float" office:value="4.2" calcext:value-type="float">
            <text:p>4,2</text:p>
          </table:table-cell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6" calcext:value-type="float">
            <text:p>1,6</text:p>
          </table:table-cell>
          <table:table-cell office:value-type="float" office:value="1.4" calcext:value-type="float">
            <text:p>1,4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9.2" calcext:value-type="float">
            <text:p>9,2</text:p>
          </table:table-cell>
          <table:table-cell office:value-type="float" office:value="17.1" calcext:value-type="float">
            <text:p>17,1</text:p>
          </table:table-cell>
          <table:table-cell office:value-type="float" office:value="1.4" calcext:value-type="float">
            <text:p>1,4</text:p>
          </table:table-cell>
          <table:table-cell office:value-type="float" office:value="1.11" calcext:value-type="float">
            <text:p>1,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2.4" calcext:value-type="float">
            <text:p>2,4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7.1" calcext:value-type="float">
            <text:p>7,1</text:p>
          </table:table-cell>
          <table:table-cell office:value-type="float" office:value="38.5" calcext:value-type="float">
            <text:p>38,5</text:p>
          </table:table-cell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6.1" calcext:value-type="float">
            <text:p>6,1</text:p>
          </table:table-cell>
          <table:table-cell office:value-type="float" office:value="2.8" calcext:value-type="float">
            <text:p>2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,9</text:p>
          </table:table-cell>
          <table:table-cell office:value-type="float" office:value="4.6" calcext:value-type="float">
            <text:p>4,6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.6" calcext:value-type="float">
            <text:p>3,6</text:p>
          </table:table-cell>
          <table:table-cell office:value-type="float" office:value="1.5" calcext:value-type="float">
            <text:p>1,5</text:p>
          </table:table-cell>
          <table:table-cell office:value-type="float" office:value="5.8" calcext:value-type="float">
            <text:p>5,8</text:p>
          </table:table-cell>
          <table:table-cell office:value-type="float" office:value="2.6" calcext:value-type="float">
            <text:p>2,6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5.3" calcext:value-type="float">
            <text:p>15,3</text:p>
          </table:table-cell>
          <table:table-cell office:value-type="float" office:value="30" calcext:value-type="float">
            <text:p>30</text:p>
          </table:table-cell>
          <table:table-cell office:value-type="float" office:value="1.4" calcext:value-type="float">
            <text:p>1,4</text:p>
          </table:table-cell>
          <table:table-cell office:value-type="float" office:value="1.13" calcext:value-type="float">
            <text:p>1,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  <table:table-cell office:value-type="float" office:value="7.4" calcext:value-type="float">
            <text:p>7,4</text:p>
          </table:table-cell>
          <table:table-cell office:value-type="float" office:value="1.6" calcext:value-type="float">
            <text:p>1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8.1" calcext:value-type="float">
            <text:p>18,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,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/>
          </table:table-cell>
          <table:table-cell office:value-type="float" office:value="2.1" calcext:value-type="float">
            <text:p>2,1</text:p>
          </table:table-cell>
          <table:table-cell office:value-type="float" office:value="1.6" calcext:value-type="float">
            <text:p>1,6</text:p>
          </table:table-cell>
          <table:table-cell office:value-type="float" office:value="4.9" calcext:value-type="float">
            <text:p>4,9</text:p>
          </table:table-cell>
          <table:table-cell office:value-type="float" office:value="2.7" calcext:value-type="float">
            <text:p>2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3.6" calcext:value-type="float">
            <text:p>13,6</text:p>
          </table:table-cell>
          <table:table-cell office:value-type="float" office:value="32.1" calcext:value-type="float">
            <text:p>32,1</text:p>
          </table:table-cell>
          <table:table-cell office:value-type="float" office:value="0.9" calcext:value-type="float">
            <text:p>0,9</text:p>
          </table:table-cell>
          <table:table-cell office:value-type="float" office:value="1.14" calcext:value-type="float">
            <text:p>1,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.8" calcext:value-type="float">
            <text:p>2,8</text:p>
          </table:table-cell>
          <table:table-cell office:value-type="float" office:value="1.3" calcext:value-type="float">
            <text:p>1,3</text:p>
          </table:table-cell>
          <table:table-cell office:value-type="float" office:value="5.9" calcext:value-type="float">
            <text:p>5,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35.5" calcext:value-type="float">
            <text:p>35,5</text:p>
          </table:table-cell>
          <table:table-cell office:value-type="float" office:value="42.9" calcext:value-type="float">
            <text:p>42,9</text:p>
          </table:table-cell>
          <table:table-cell office:value-type="float" office:value="1.4" calcext:value-type="float">
            <text:p>1,4</text:p>
          </table:table-cell>
          <table:table-cell office:value-type="float" office:value="1.15" calcext:value-type="float">
            <text:p>1,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/>
          </table:table-cell>
          <table:table-cell office:value-type="float" office:value="2.4" calcext:value-type="float">
            <text:p>2,4</text:p>
          </table:table-cell>
          <table:table-cell office:value-type="float" office:value="0.9" calcext:value-type="float">
            <text:p>0,9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office:value-type="float" office:value="4" calcext:value-type="float">
            <text:p>4</text:p>
          </table:table-cell>
          <table:table-cell office:value-type="float" office:value="35.8" calcext:value-type="float">
            <text:p>35,8</text:p>
          </table:table-cell>
          <table:table-cell office:value-type="float" office:value="1.1" calcext:value-type="float">
            <text:p>1,1</text:p>
          </table:table-cell>
          <table:table-cell office:value-type="float" office:value="1.16" calcext:value-type="float">
            <text:p>1,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3.7" calcext:value-type="float">
            <text:p>3,7</text:p>
          </table:table-cell>
          <table:table-cell office:value-type="float" office:value="1.8" calcext:value-type="float">
            <text:p>1,8</text:p>
          </table:table-cell>
          <table:table-cell office:value-type="float" office:value="4.9" calcext:value-type="float">
            <text:p>4,9</text:p>
          </table:table-cell>
          <table:table-cell office:value-type="float" office:value="2.9" calcext:value-type="float">
            <text:p>2,9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office:value-type="float" office:value="7.4" calcext:value-type="float">
            <text:p>7,4</text:p>
          </table:table-cell>
          <table:table-cell office:value-type="float" office:value="30.4" calcext:value-type="float">
            <text:p>30,4</text:p>
          </table:table-cell>
          <table:table-cell office:value-type="float" office:value="1.8" calcext:value-type="float">
            <text:p>1,8</text:p>
          </table:table-cell>
          <table:table-cell office:value-type="float" office:value="1.17" calcext:value-type="float">
            <text:p>1,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.6" calcext:value-type="float">
            <text:p>2,6</text:p>
          </table:table-cell>
          <table:table-cell office:value-type="float" office:value="1.7" calcext:value-type="float">
            <text:p>1,7</text:p>
          </table:table-cell>
          <table:table-cell office:value-type="float" office:value="6.2" calcext:value-type="float">
            <text:p>6,2</text:p>
          </table:table-cell>
          <table:table-cell office:value-type="float" office:value="1.7" calcext:value-type="float">
            <text:p>1,7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,2</text:p>
          </table:table-cell>
          <table:table-cell office:value-type="float" office:value="1.1" calcext:value-type="float">
            <text:p>1,1</text:p>
          </table:table-cell>
          <table:table-cell office:value-type="float" office:value="1.18" calcext:value-type="float">
            <text:p>1,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4.7" calcext:value-type="float">
            <text:p>4,7</text:p>
          </table:table-cell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 office:value-type="float" office:value="1.18" calcext:value-type="float">
            <text:p>1,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office:value-type="float" office:value="5.4" calcext:value-type="float">
            <text:p>5,4</text:p>
          </table:table-cell>
          <table:table-cell office:value-type="float" office:value="2.2" calcext:value-type="float">
            <text:p>2,2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9" calcext:value-type="float">
            <text:p>9</text:p>
          </table:table-cell>
          <table:table-cell office:value-type="float" office:value="39.7" calcext:value-type="float">
            <text:p>39,7</text:p>
          </table:table-cell>
          <table:table-cell office:value-type="float" office:value="0.9" calcext:value-type="float">
            <text:p>0,9</text:p>
          </table:table-cell>
          <table:table-cell office:value-type="float" office:value="1.18" calcext:value-type="float">
            <text:p>1,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5.3" calcext:value-type="float">
            <text:p>5,3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office:value-type="float" office:value="13" calcext:value-type="float">
            <text:p>13</text:p>
          </table:table-cell>
          <table:table-cell office:value-type="float" office:value="18.9" calcext:value-type="float">
            <text:p>18,9</text:p>
          </table:table-cell>
          <table:table-cell office:value-type="float" office:value="0.9" calcext:value-type="float">
            <text:p>0,9</text:p>
          </table:table-cell>
          <table:table-cell office:value-type="float" office:value="1.18" calcext:value-type="float">
            <text:p>1,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39.5" calcext:value-type="float">
            <text:p>39,5</text:p>
          </table:table-cell>
          <table:table-cell office:value-type="float" office:value="38.6" calcext:value-type="float">
            <text:p>38,6</text:p>
          </table:table-cell>
          <table:table-cell office:value-type="float" office:value="2.2" calcext:value-type="float">
            <text:p>2,2</text:p>
          </table:table-cell>
          <table:table-cell office:value-type="float" office:value="1.18" calcext:value-type="float">
            <text:p>1,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.2" calcext:value-type="float">
            <text:p>2,2</text:p>
          </table:table-cell>
          <table:table-cell office:value-type="float" office:value="0.7" calcext:value-type="float">
            <text:p>0,7</text:p>
          </table:table-cell>
          <table:table-cell office:value-type="float" office:value="6.2" calcext:value-type="float">
            <text:p>6,2</text:p>
          </table:table-cell>
          <table:table-cell office:value-type="float" office:value="2.6" calcext:value-type="float">
            <text:p>2,6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9.5" calcext:value-type="float">
            <text:p>19,5</text:p>
          </table:table-cell>
          <table:table-cell office:value-type="float" office:value="29.4" calcext:value-type="float">
            <text:p>29,4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4.6" calcext:value-type="float">
            <text:p>4,6</text:p>
          </table:table-cell>
          <table:table-cell office:value-type="float" office:value="1.7" calcext:value-type="float">
            <text:p>1,7</text:p>
          </table:table-cell>
          <table:table-cell office:value-type="float" office:value="5.6" calcext:value-type="float">
            <text:p>5,6</text:p>
          </table:table-cell>
          <table:table-cell office:value-type="float" office:value="2.7" calcext:value-type="float">
            <text:p>2,7</text:p>
          </table:table-cell>
          <table:table-cell office:value-type="float" office:value="0.5" calcext:value-type="float">
            <text:p>0,5</text:p>
          </table:table-cell>
          <table:table-cell office:value-type="float" office:value="1.3" calcext:value-type="float">
            <text:p>1,3</text:p>
          </table:table-cell>
          <table:table-cell office:value-type="float" office:value="5.4" calcext:value-type="float">
            <text:p>5,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office:value-type="float" office:value="1.21" calcext:value-type="float">
            <text:p>1,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.8" calcext:value-type="float">
            <text:p>2,8</text:p>
          </table:table-cell>
          <table:table-cell office:value-type="float" office:value="1.4" calcext:value-type="float">
            <text:p>1,4</text:p>
          </table:table-cell>
          <table:table-cell office:value-type="float" office:value="6.2" calcext:value-type="float">
            <text:p>6,2</text:p>
          </table:table-cell>
          <table:table-cell office:value-type="float" office:value="1.7" calcext:value-type="float">
            <text:p>1,7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6.2" calcext:value-type="float">
            <text:p>6,2</text:p>
          </table:table-cell>
          <table:table-cell office:value-type="float" office:value="31.7" calcext:value-type="float">
            <text:p>31,7</text:p>
          </table:table-cell>
          <table:table-cell office:value-type="float" office:value="1.8" calcext:value-type="float">
            <text:p>1,8</text:p>
          </table:table-cell>
          <table:table-cell office:value-type="float" office:value="1.22" calcext:value-type="float">
            <text:p>1,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11.7" calcext:value-type="float">
            <text:p>11,7</text:p>
          </table:table-cell>
          <table:table-cell office:value-type="float" office:value="37.4" calcext:value-type="float">
            <text:p>37,4</text:p>
          </table:table-cell>
          <table:table-cell office:value-type="float" office:value="1.7" calcext:value-type="float">
            <text:p>1,7</text:p>
          </table:table-cell>
          <table:table-cell office:value-type="float" office:value="1.23" calcext:value-type="float">
            <text:p>1,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.7" calcext:value-type="float">
            <text:p>2,7</text:p>
          </table:table-cell>
          <table:table-cell office:value-type="float" office:value="1.5" calcext:value-type="float">
            <text:p>1,5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office:value-type="float" office:value="0.5" calcext:value-type="float">
            <text:p>0,5</text:p>
          </table:table-cell>
          <table:table-cell office:value-type="float" office:value="3.3" calcext:value-type="float">
            <text:p>3,3</text:p>
          </table:table-cell>
          <table:table-cell office:value-type="float" office:value="57.4" calcext:value-type="float">
            <text:p>57,4</text:p>
          </table:table-cell>
          <table:table-cell office:value-type="float" office:value="34.5" calcext:value-type="float">
            <text:p>34,5</text:p>
          </table:table-cell>
          <table:table-cell office:value-type="float" office:value="1.5" calcext:value-type="float">
            <text:p>1,5</text:p>
          </table:table-cell>
          <table:table-cell office:value-type="float" office:value="1.27" calcext:value-type="float">
            <text:p>1,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erhtml-v2.32.1</text:p>
          </table:table-cell>
          <table:table-cell office:value-type="string" calcext:value-type="string">
            <text:p/>
          </table:table-cell>
          <table:table-cell office:value-type="float" office:value="2.8" calcext:value-type="float">
            <text:p>2,8</text:p>
          </table:table-cell>
          <table:table-cell office:value-type="float" office:value="2.4" calcext:value-type="float">
            <text:p>2,4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,3</text:p>
          </table:table-cell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  <table:table-cell office:value-type="float" office:value="24.6" calcext:value-type="float">
            <text:p>24,6</text:p>
          </table:table-cell>
          <table:table-cell office:value-type="float" office:value="32.9" calcext:value-type="float">
            <text:p>32,9</text:p>
          </table:table-cell>
          <table:table-cell office:value-type="float" office:value="1.5" calcext:value-type="float">
            <text:p>1,5</text:p>
          </table:table-cell>
          <table:table-cell office:value-type="float" office:value="1.28" calcext:value-type="float">
            <text:p>1,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1.9" calcext:value-type="float">
            <text:p>1,9</text:p>
          </table:table-cell>
          <table:table-cell office:value-type="float" office:value="1.2" calcext:value-type="float">
            <text:p>1,2</text:p>
          </table:table-cell>
          <table:table-cell office:value-type="float" office:value="5.3" calcext:value-type="float">
            <text:p>5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office:value-type="float" office:value="1.29" calcext:value-type="float">
            <text:p>1,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html-v1.8.1</text:p>
          </table:table-cell>
          <table:table-cell office:value-type="string" calcext:value-type="string">
            <text:p/>
          </table:table-cell>
          <table:table-cell office:value-type="float" office:value="2.3" calcext:value-type="float">
            <text:p>2,3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2.9" calcext:value-type="float">
            <text:p>2,9</text:p>
          </table:table-cell>
          <table:table-cell office:value-type="float" office:value="1.3" calcext:value-type="float">
            <text:p>1,3</text:p>
          </table:table-cell>
          <table:table-cell office:value-type="float" office:value="0.7" calcext:value-type="float">
            <text:p>0,7</text:p>
          </table:table-cell>
          <table:table-cell office:value-type="float" office:value="11.4" calcext:value-type="float">
            <text:p>11,4</text:p>
          </table:table-cell>
          <table:table-cell office:value-type="float" office:value="20.7" calcext:value-type="float">
            <text:p>20,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7.3" calcext:value-type="float">
            <text:p>7,3</text:p>
          </table:table-cell>
          <table:table-cell office:value-type="float" office:value="3.3" calcext:value-type="float">
            <text:p>3,3</text:p>
          </table:table-cell>
          <table:table-cell office:value-type="float" office:value="0.4" calcext:value-type="float">
            <text:p>0,4</text:p>
          </table:table-cell>
          <table:table-cell office:value-type="float" office:value="1.1" calcext:value-type="float">
            <text:p>1,1</text:p>
          </table:table-cell>
          <table:table-cell office:value-type="float" office:value="28.7" calcext:value-type="float">
            <text:p>28,7</text:p>
          </table:table-cell>
          <table:table-cell office:value-type="float" office:value="30.3" calcext:value-type="float">
            <text:p>30,3</text:p>
          </table:table-cell>
          <table:table-cell office:value-type="float" office:value="3.1" calcext:value-type="float">
            <text:p>3,1</text:p>
          </table:table-cell>
          <table:table-cell office:value-type="float" office:value="1.32" calcext:value-type="float">
            <text:p>1,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 office:value-type="float" office:value="7.8" calcext:value-type="float">
            <text:p>7,8</text:p>
          </table:table-cell>
          <table:table-cell office:value-type="float" office:value="3.6" calcext:value-type="float">
            <text:p>3,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24.2" calcext:value-type="float">
            <text:p>24,2</text:p>
          </table:table-cell>
          <table:table-cell office:value-type="float" office:value="38.3" calcext:value-type="float">
            <text:p>38,3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,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ghterhtml-v2.5.0</text:p>
          </table:table-cell>
          <table:table-cell/>
          <table:table-cell office:value-type="float" office:value="2.1" calcext:value-type="float">
            <text:p>2,1</text:p>
          </table:table-cell>
          <table:table-cell office:value-type="float" office:value="1.7" calcext:value-type="float">
            <text:p>1,7</text:p>
          </table:table-cell>
          <table:table-cell office:value-type="float" office:value="4.2" calcext:value-type="float">
            <text:p>4,2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8.8" calcext:value-type="float">
            <text:p>18,8</text:p>
          </table:table-cell>
          <table:table-cell office:value-type="float" office:value="6.5" calcext:value-type="float">
            <text:p>6,5</text:p>
          </table:table-cell>
          <table:table-cell office:value-type="float" office:value="2.4" calcext:value-type="float">
            <text:p>2,4</text:p>
          </table:table-cell>
          <table:table-cell office:value-type="float" office:value="1.35" calcext:value-type="float">
            <text:p>1,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t-element-v2.4.0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1.2" calcext:value-type="float">
            <text:p>1,2</text:p>
          </table:table-cell>
          <table:table-cell office:value-type="float" office:value="7.8" calcext:value-type="float">
            <text:p>7,8</text:p>
          </table:table-cell>
          <table:table-cell office:value-type="float" office:value="5.1" calcext:value-type="float">
            <text:p>5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,8</text:p>
          </table:table-cell>
          <table:table-cell office:value-type="float" office:value="25.6" calcext:value-type="float">
            <text:p>25,6</text:p>
          </table:table-cell>
          <table:table-cell office:value-type="float" office:value="1.2" calcext:value-type="float">
            <text:p>1,2</text:p>
          </table:table-cell>
          <table:table-cell office:value-type="float" office:value="1.39" calcext:value-type="float">
            <text:p>1,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eact-v10.5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.8" calcext:value-type="float">
            <text:p>40,8</text:p>
          </table:table-cell>
          <table:table-cell office:value-type="float" office:value="44.6" calcext:value-type="float">
            <text:p>44,6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,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sotope-v0.2.0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.4" calcext:value-type="float">
            <text:p>6,4</text:p>
          </table:table-cell>
          <table:table-cell office:value-type="float" office:value="5.4" calcext:value-type="float">
            <text:p>5,4</text:p>
          </table:table-cell>
          <table:table-cell office:value-type="float" office:value="3.7" calcext:value-type="float">
            <text:p>3,7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12.7" calcext:value-type="float">
            <text:p>12,7</text:p>
          </table:table-cell>
          <table:table-cell office:value-type="float" office:value="30.6" calcext:value-type="float">
            <text:p>30,6</text:p>
          </table:table-cell>
          <table:table-cell office:value-type="float" office:value="1.6" calcext:value-type="float">
            <text:p>1,6</text:p>
          </table:table-cell>
          <table:table-cell office:value-type="float" office:value="1.52" calcext:value-type="float">
            <text:p>1,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ue-v3.0.2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1.4" calcext:value-type="float">
            <text:p>1,4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,8</text:p>
          </table:table-cell>
          <table:table-cell office:value-type="float" office:value="1.8" calcext:value-type="float">
            <text:p>1,8</text:p>
          </table:table-cell>
          <table:table-cell office:value-type="float" office:value="0.7" calcext:value-type="float">
            <text:p>0,7</text:p>
          </table:table-cell>
          <table:table-cell office:value-type="float" office:value="5.7" calcext:value-type="float">
            <text:p>5,7</text:p>
          </table:table-cell>
          <table:table-cell office:value-type="float" office:value="13.3" calcext:value-type="float">
            <text:p>13,3</text:p>
          </table:table-cell>
          <table:table-cell office:value-type="float" office:value="1.1" calcext:value-type="float">
            <text:p>1,1</text:p>
          </table:table-cell>
          <table:table-cell office:value-type="float" office:value="1.52" calcext:value-type="float">
            <text:p>1,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edux-hooks-v17.0.1 + 7.2.1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1.7" calcext:value-type="float">
            <text:p>1,7</text:p>
          </table:table-cell>
          <table:table-cell office:value-type="float" office:value="4.2" calcext:value-type="float">
            <text:p>4,2</text:p>
          </table:table-cell>
          <table:table-cell office:value-type="float" office:value="2.2" calcext:value-type="float">
            <text:p>2,2</text:p>
          </table:table-cell>
          <table:table-cell office:value-type="float" office:value="3.5" calcext:value-type="float">
            <text:p>3,5</text:p>
          </table:table-cell>
          <table:table-cell office:value-type="float" office:value="0.8" calcext:value-type="float">
            <text:p>0,8</text:p>
          </table:table-cell>
          <table:table-cell office:value-type="float" office:value="18.8" calcext:value-type="float">
            <text:p>18,8</text:p>
          </table:table-cell>
          <table:table-cell office:value-type="float" office:value="39.7" calcext:value-type="float">
            <text:p>39,7</text:p>
          </table:table-cell>
          <table:table-cell office:value-type="float" office:value="2.6" calcext:value-type="float">
            <text:p>2,6</text:p>
          </table:table-cell>
          <table:table-cell office:value-type="float" office:value="1.89" calcext:value-type="float">
            <text:p>1,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rxjs-v17.0.1 + 0.6.0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1.3" calcext:value-type="float">
            <text:p>1,3</text:p>
          </table:table-cell>
          <table:table-cell office:value-type="float" office:value="4.6" calcext:value-type="float">
            <text:p>4,6</text:p>
          </table:table-cell>
          <table:table-cell office:value-type="float" office:value="2.6" calcext:value-type="float">
            <text:p>2,6</text:p>
          </table:table-cell>
          <table:table-cell office:value-type="float" office:value="3.2" calcext:value-type="float">
            <text:p>3,2</text:p>
          </table:table-cell>
          <table:table-cell office:value-type="float" office:value="0.9" calcext:value-type="float">
            <text:p>0,9</text:p>
          </table:table-cell>
          <table:table-cell office:value-type="float" office:value="147.1" calcext:value-type="float">
            <text:p>147,1</text:p>
          </table:table-cell>
          <table:table-cell office:value-type="float" office:value="42.6" calcext:value-type="float">
            <text:p>42,6</text:p>
          </table:table-cell>
          <table:table-cell office:value-type="float" office:value="2.1" calcext:value-type="float">
            <text:p>2,1</text:p>
          </table:table-cell>
          <table:table-cell office:value-type="float" office:value="1.91" calcext:value-type="float">
            <text:p>1,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hooks-v17.0.1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1.8" calcext:value-type="float">
            <text:p>1,8</text:p>
          </table:table-cell>
          <table:table-cell office:value-type="float" office:value="5.2" calcext:value-type="float">
            <text:p>5,2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office:value-type="float" office:value="1.4" calcext:value-type="float">
            <text:p>1,4</text:p>
          </table:table-cell>
          <table:table-cell office:value-type="float" office:value="159.4" calcext:value-type="float">
            <text:p>159,4</text:p>
          </table:table-cell>
          <table:table-cell office:value-type="float" office:value="16.4" calcext:value-type="float">
            <text:p>16,4</text:p>
          </table:table-cell>
          <table:table-cell office:value-type="float" office:value="0.9" calcext:value-type="float">
            <text:p>0,9</text:p>
          </table:table-cell>
          <table:table-cell office:value-type="float" office:value="1.97" calcext:value-type="float">
            <text:p>1,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v8.2.14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  <table:table-cell office:value-type="float" office:value="7.5" calcext:value-type="float">
            <text:p>7,5</text:p>
          </table:table-cell>
          <table:table-cell office:value-type="float" office:value="1.4" calcext:value-type="float">
            <text:p>1,4</text:p>
          </table:table-cell>
          <table:table-cell office:value-type="float" office:value="3.1" calcext:value-type="float">
            <text:p>3,1</text:p>
          </table:table-cell>
          <table:table-cell office:value-type="float" office:value="1.6" calcext:value-type="float">
            <text:p>1,6</text:p>
          </table:table-cell>
          <table:table-cell office:value-type="float" office:value="22.9" calcext:value-type="float">
            <text:p>22,9</text:p>
          </table:table-cell>
          <table:table-cell office:value-type="float" office:value="23.3" calcext:value-type="float">
            <text:p>23,3</text:p>
          </table:table-cell>
          <table:table-cell office:value-type="float" office:value="3.7" calcext:value-type="float">
            <text:p>3,7</text:p>
          </table:table-cell>
          <table:table-cell office:value-type="float" office:value="2.02" calcext:value-type="float">
            <text:p>2,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act-easy-state-v17.0.1 + 6.3.0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.1" calcext:value-type="float">
            <text:p>1,1</text:p>
          </table:table-cell>
          <table:table-cell office:value-type="float" office:value="6.6" calcext:value-type="float">
            <text:p>6,6</text:p>
          </table:table-cell>
          <table:table-cell office:value-type="float" office:value="1.8" calcext:value-type="float">
            <text:p>1,8</text:p>
          </table:table-cell>
          <table:table-cell office:value-type="float" office:value="3.2" calcext:value-type="float">
            <text:p>3,2</text:p>
          </table:table-cell>
          <table:table-cell office:value-type="float" office:value="0.7" calcext:value-type="float">
            <text:p>0,7</text:p>
          </table:table-cell>
          <table:table-cell office:value-type="float" office:value="25.4" calcext:value-type="float">
            <text:p>25,4</text:p>
          </table:table-cell>
          <table:table-cell office:value-type="float" office:value="20.3" calcext:value-type="float">
            <text:p>20,3</text:p>
          </table:table-cell>
          <table:table-cell office:value-type="float" office:value="5.1" calcext:value-type="float">
            <text:p>5,1</text:p>
          </table:table-cell>
          <table:table-cell office:value-type="float" office:value="2.06" calcext:value-type="float">
            <text:p>2,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ular-ng-v11.0.2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1.1" calcext:value-type="float">
            <text:p>1,1</text:p>
          </table:table-cell>
          <table:table-cell office:value-type="float" office:value="2.7" calcext:value-type="float">
            <text:p>2,7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office:value-type="float" office:value="1.1" calcext:value-type="float">
            <text:p>1,1</text:p>
          </table:table-cell>
          <table:table-cell office:value-type="float" office:value="23.5" calcext:value-type="float">
            <text:p>23,5</text:p>
          </table:table-cell>
          <table:table-cell office:value-type="float" office:value="45.3" calcext:value-type="float">
            <text:p>45,3</text:p>
          </table:table-cell>
          <table:table-cell office:value-type="float" office:value="1.7" calcext:value-type="float">
            <text:p>1,7</text:p>
          </table:table-cell>
          <table:table-cell office:value-type="float" office:value="2.1" calcext:value-type="float">
            <text:p>2,1</text:p>
          </table:table-cell>
          <table:table-cell table:number-columns-repeated="1012"/>
        </table:table-row>
      </table:table>
      <table:table table:name="mea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8"/>
          <table:table-cell table:style-name="ce8" office:value-type="string" calcext:value-type="string">
            <text:p>Duration for...</text:p>
          </table:table-cell>
          <table:table-cell table:style-name="ce8" office:value-type="string" calcext:value-type="string">
            <text:p>Implementation notes</text:p>
          </table:table-cell>
          <table:table-cell table:style-name="ce8" office:value-type="string" calcext:value-type="string">
            <text:p>creating 1,000 rows</text:p>
          </table:table-cell>
          <table:table-cell table:style-name="ce8" office:value-type="string" calcext:value-type="string">
            <text:p>updating all 1,000 rows (5 warmup runs).</text:p>
          </table:table-cell>
          <table:table-cell table:style-name="ce8" office:value-type="string" calcext:value-type="string">
            <text:p>updating every 10th row for 1,000 rows (3 warmup runs). 16x CPU slowdown.</text:p>
          </table:table-cell>
          <table:table-cell table:style-name="ce8" office:value-type="string" calcext:value-type="string">
            <text:p>highlighting a selected row. (no warmup runs). 16x CPU slowdown.</text:p>
          </table:table-cell>
          <table:table-cell table:style-name="ce8" office:value-type="string" calcext:value-type="string">
            <text:p>swap 2 rows for table with 1,000 rows. (5 warmup runs). 4x CPU slowdown.</text:p>
          </table:table-cell>
          <table:table-cell table:style-name="ce8" office:value-type="string" calcext:value-type="string">
            <text:p>removing one row. (5 warmup runs).</text:p>
          </table:table-cell>
          <table:table-cell table:style-name="ce8" office:value-type="string" calcext:value-type="string">
            <text:p>creating 10,000 rows</text:p>
          </table:table-cell>
          <table:table-cell table:style-name="ce8" office:value-type="string" calcext:value-type="string">
            <text:p>appending 1,000 to a table of 10,000 rows. 2x CPU slowdown</text:p>
          </table:table-cell>
          <table:table-cell table:style-name="ce8" office:value-type="string" calcext:value-type="string">
            <text:p>clearing a table with 1,000 rows. 8x CPU slowdown</text:p>
          </table:table-cell>
          <table:table-cell table:style-name="ce8" office:value-type="string" calcext:value-type="string">
            <text:p>of all factors in the table</text:p>
          </table:table-cell>
          <table:table-cell table:style-name="ce8" table:number-columns-repeated="1011"/>
        </table:table-row>
        <table:table-row table:style-name="ro2">
          <table:table-cell table:formula="of:=VLOOKUP([.B2];[$names.$A$2:$names.$D$102];2; 0)" office:value-type="string" office:string-value="VanillaJS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1" calcext:value-type="float">
            <text:p>223,1</text:p>
          </table:table-cell>
          <table:table-cell office:value-type="float" office:value="240.7" calcext:value-type="float">
            <text:p>240,7</text:p>
          </table:table-cell>
          <table:table-cell office:value-type="float" office:value="1475.5" calcext:value-type="float">
            <text:p>1475,5</text:p>
          </table:table-cell>
          <table:table-cell office:value-type="float" office:value="38.7" calcext:value-type="float">
            <text:p>38,7</text:p>
          </table:table-cell>
          <table:table-cell office:value-type="float" office:value="85.3" calcext:value-type="float">
            <text:p>85,3</text:p>
          </table:table-cell>
          <table:table-cell office:value-type="float" office:value="47.3" calcext:value-type="float">
            <text:p>47,3</text:p>
          </table:table-cell>
          <table:table-cell office:value-type="float" office:value="2129.1" calcext:value-type="float">
            <text:p>2129,1</text:p>
          </table:table-cell>
          <table:table-cell office:value-type="float" office:value="470.2" calcext:value-type="float">
            <text:p>470,2</text:p>
          </table:table-cell>
          <table:table-cell office:value-type="float" office:value="270.6" calcext:value-type="float">
            <text:p>270,6</text:p>
          </table:table-cell>
          <table:table-cell office:value-type="float" office:value="1.01" calcext:value-type="float">
            <text:p>1,01</text:p>
          </table:table-cell>
          <table:table-cell table:number-columns-repeated="1011"/>
        </table:table-row>
        <table:table-row table:style-name="ro2">
          <table:table-cell table:formula="of:=VLOOKUP([.B3];[$names.$A$2:$names.$D$102];2; 0)" office:value-type="string" office:string-value="VanillaJS (createElement + cloneNode)" calcext:value-type="string">
            <text:p>VanillaJS (createElement + cloneNode)</text:p>
          </table:table-cell>
          <table:table-cell office:value-type="string" calcext:value-type="string">
            <text:p>vanillajs-prog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8.1" calcext:value-type="float">
            <text:p>228,1</text:p>
          </table:table-cell>
          <table:table-cell office:value-type="float" office:value="242.4" calcext:value-type="float">
            <text:p>242,4</text:p>
          </table:table-cell>
          <table:table-cell office:value-type="float" office:value="1480.6" calcext:value-type="float">
            <text:p>1480,6</text:p>
          </table:table-cell>
          <table:table-cell office:value-type="float" office:value="37.8" calcext:value-type="float">
            <text:p>37,8</text:p>
          </table:table-cell>
          <table:table-cell office:value-type="float" office:value="86.9" calcext:value-type="float">
            <text:p>86,9</text:p>
          </table:table-cell>
          <table:table-cell office:value-type="float" office:value="46.4" calcext:value-type="float">
            <text:p>46,4</text:p>
          </table:table-cell>
          <table:table-cell office:value-type="float" office:value="2138" calcext:value-type="float">
            <text:p>2138</text:p>
          </table:table-cell>
          <table:table-cell office:value-type="float" office:value="470.4" calcext:value-type="float">
            <text:p>470,4</text:p>
          </table:table-cell>
          <table:table-cell office:value-type="float" office:value="271.3" calcext:value-type="float">
            <text:p>271,3</text:p>
          </table:table-cell>
          <table:table-cell office:value-type="float" office:value="1.01" calcext:value-type="float">
            <text:p>1,01</text:p>
          </table:table-cell>
          <table:table-cell table:number-columns-repeated="1011"/>
        </table:table-row>
        <table:table-row table:style-name="ro2">
          <table:table-cell table:formula="of:=VLOOKUP([.B4];[$names.$A$2:$names.$D$102];2; 0)" office:value-type="string" office:string-value="VanillaJS (DX)" calcext:value-type="string">
            <text:p>VanillaJS (DX)</text:p>
          </table:table-cell>
          <table:table-cell office:value-type="string" calcext:value-type="string">
            <text:p>vanillajs-dx-opti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4" calcext:value-type="float">
            <text:p>224</text:p>
          </table:table-cell>
          <table:table-cell office:value-type="float" office:value="242.2" calcext:value-type="float">
            <text:p>242,2</text:p>
          </table:table-cell>
          <table:table-cell office:value-type="float" office:value="1500.2" calcext:value-type="float">
            <text:p>1500,2</text:p>
          </table:table-cell>
          <table:table-cell office:value-type="float" office:value="38.8" calcext:value-type="float">
            <text:p>38,8</text:p>
          </table:table-cell>
          <table:table-cell office:value-type="float" office:value="86.3" calcext:value-type="float">
            <text:p>86,3</text:p>
          </table:table-cell>
          <table:table-cell office:value-type="float" office:value="46.9" calcext:value-type="float">
            <text:p>46,9</text:p>
          </table:table-cell>
          <table:table-cell office:value-type="float" office:value="2146.1" calcext:value-type="float">
            <text:p>2146,1</text:p>
          </table:table-cell>
          <table:table-cell office:value-type="float" office:value="483.3" calcext:value-type="float">
            <text:p>483,3</text:p>
          </table:table-cell>
          <table:table-cell office:value-type="float" office:value="272.1" calcext:value-type="float">
            <text:p>272,1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2">
          <table:table-cell table:formula="of:=VLOOKUP([.B5];[$names.$A$2:$names.$D$102];2; 0)" office:value-type="string" office:string-value="Docs : VanillaJS (sans Store ni cache)" calcext:value-type="string">
            <text:p>Docs : VanillaJS (sans Store ni cache)</text:p>
          </table:table-cell>
          <table:table-cell office:value-type="string" calcext:value-type="string">
            <text:p>vanillajs-1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2.1" calcext:value-type="float">
            <text:p>222,1</text:p>
          </table:table-cell>
          <table:table-cell office:value-type="float" office:value="240.3" calcext:value-type="float">
            <text:p>240,3</text:p>
          </table:table-cell>
          <table:table-cell office:value-type="float" office:value="1463" calcext:value-type="float">
            <text:p>1463</text:p>
          </table:table-cell>
          <table:table-cell office:value-type="float" office:value="38.5" calcext:value-type="float">
            <text:p>38,5</text:p>
          </table:table-cell>
          <table:table-cell office:value-type="float" office:value="85.1" calcext:value-type="float">
            <text:p>85,1</text:p>
          </table:table-cell>
          <table:table-cell office:value-type="float" office:value="46.8" calcext:value-type="float">
            <text:p>46,8</text:p>
          </table:table-cell>
          <table:table-cell office:value-type="float" office:value="2125.4" calcext:value-type="float">
            <text:p>2125,4</text:p>
          </table:table-cell>
          <table:table-cell office:value-type="float" office:value="525.5" calcext:value-type="float">
            <text:p>525,5</text:p>
          </table:table-cell>
          <table:table-cell office:value-type="float" office:value="271.9" calcext:value-type="float">
            <text:p>271,9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2">
          <table:table-cell table:formula="of:=VLOOKUP([.B6];[$names.$A$2:$names.$D$102];2; 0)" office:value-type="string" office:string-value="Sinuous" calcext:value-type="string">
            <text:p>Sinuous</text:p>
          </table:table-cell>
          <table:table-cell office:value-type="string" calcext:value-type="string">
            <text:p>sinuous-v0.15.1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38.6" calcext:value-type="float">
            <text:p>238,6</text:p>
          </table:table-cell>
          <table:table-cell office:value-type="float" office:value="257.9" calcext:value-type="float">
            <text:p>257,9</text:p>
          </table:table-cell>
          <table:table-cell office:value-type="float" office:value="1470.3" calcext:value-type="float">
            <text:p>1470,3</text:p>
          </table:table-cell>
          <table:table-cell office:value-type="float" office:value="39.2" calcext:value-type="float">
            <text:p>39,2</text:p>
          </table:table-cell>
          <table:table-cell office:value-type="float" office:value="87.5" calcext:value-type="float">
            <text:p>87,5</text:p>
          </table:table-cell>
          <table:table-cell office:value-type="float" office:value="49.6" calcext:value-type="float">
            <text:p>49,6</text:p>
          </table:table-cell>
          <table:table-cell office:value-type="float" office:value="2282.4" calcext:value-type="float">
            <text:p>2282,4</text:p>
          </table:table-cell>
          <table:table-cell office:value-type="float" office:value="495.6" calcext:value-type="float">
            <text:p>495,6</text:p>
          </table:table-cell>
          <table:table-cell office:value-type="float" office:value="271.5" calcext:value-type="float">
            <text:p>271,5</text:p>
          </table:table-cell>
          <table:table-cell office:value-type="float" office:value="1.05" calcext:value-type="float">
            <text:p>1,05</text:p>
          </table:table-cell>
          <table:table-cell table:number-columns-repeated="1011"/>
        </table:table-row>
        <table:table-row table:style-name="ro2">
          <table:table-cell table:formula="of:=VLOOKUP([.B7];[$names.$A$2:$names.$D$102];2; 0)" office:value-type="string" office:string-value="Stage0" calcext:value-type="string">
            <text:p>Stage0</text:p>
          </table:table-cell>
          <table:table-cell office:value-type="string" calcext:value-type="string">
            <text:p>stage0-v0.0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23.8" calcext:value-type="float">
            <text:p>223,8</text:p>
          </table:table-cell>
          <table:table-cell office:value-type="float" office:value="245.8" calcext:value-type="float">
            <text:p>245,8</text:p>
          </table:table-cell>
          <table:table-cell office:value-type="float" office:value="1478.2" calcext:value-type="float">
            <text:p>1478,2</text:p>
          </table:table-cell>
          <table:table-cell office:value-type="float" office:value="51.8" calcext:value-type="float">
            <text:p>51,8</text:p>
          </table:table-cell>
          <table:table-cell office:value-type="float" office:value="86.9" calcext:value-type="float">
            <text:p>86,9</text:p>
          </table:table-cell>
          <table:table-cell office:value-type="float" office:value="46.8" calcext:value-type="float">
            <text:p>46,8</text:p>
          </table:table-cell>
          <table:table-cell office:value-type="float" office:value="2149.3" calcext:value-type="float">
            <text:p>2149,3</text:p>
          </table:table-cell>
          <table:table-cell office:value-type="float" office:value="478.4" calcext:value-type="float">
            <text:p>478,4</text:p>
          </table:table-cell>
          <table:table-cell office:value-type="float" office:value="269.6" calcext:value-type="float">
            <text:p>269,6</text:p>
          </table:table-cell>
          <table:table-cell office:value-type="float" office:value="1.05" calcext:value-type="float">
            <text:p>1,05</text:p>
          </table:table-cell>
          <table:table-cell table:number-columns-repeated="1011"/>
        </table:table-row>
        <table:table-row table:style-name="ro2">
          <table:table-cell table:formula="of:=VLOOKUP([.B8];[$names.$A$2:$names.$D$102];2; 0)" office:value-type="string" office:string-value="Solid" calcext:value-type="string">
            <text:p>Solid</text:p>
          </table:table-cell>
          <table:table-cell office:value-type="string" calcext:value-type="string">
            <text:p>solid-v0.20.0</text:p>
          </table:table-cell>
          <table:table-cell office:value-type="string" calcext:value-type="string">
            <text:p/>
          </table:table-cell>
          <table:table-cell office:value-type="float" office:value="234.8" calcext:value-type="float">
            <text:p>234,8</text:p>
          </table:table-cell>
          <table:table-cell office:value-type="float" office:value="254.9" calcext:value-type="float">
            <text:p>254,9</text:p>
          </table:table-cell>
          <table:table-cell office:value-type="float" office:value="1478.8" calcext:value-type="float">
            <text:p>1478,8</text:p>
          </table:table-cell>
          <table:table-cell office:value-type="float" office:value="47.3" calcext:value-type="float">
            <text:p>47,3</text:p>
          </table:table-cell>
          <table:table-cell office:value-type="float" office:value="88.2" calcext:value-type="float">
            <text:p>88,2</text:p>
          </table:table-cell>
          <table:table-cell office:value-type="float" office:value="48.9" calcext:value-type="float">
            <text:p>48,9</text:p>
          </table:table-cell>
          <table:table-cell office:value-type="float" office:value="2298.4" calcext:value-type="float">
            <text:p>2298,4</text:p>
          </table:table-cell>
          <table:table-cell office:value-type="float" office:value="491.7" calcext:value-type="float">
            <text:p>491,7</text:p>
          </table:table-cell>
          <table:table-cell office:value-type="float" office:value="285.3" calcext:value-type="float">
            <text:p>285,3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2">
          <table:table-cell table:formula="of:=VLOOKUP([.B9];[$names.$A$2:$names.$D$102];2; 0)" office:value-type="string" office:string-value="modern-helpers" calcext:value-type="string">
            <text:p>modern-helpers</text:p>
          </table:table-cell>
          <table:table-cell office:value-type="string" calcext:value-type="string">
            <text:p>modern-helpers-dx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3" calcext:value-type="float">
            <text:p>256,3</text:p>
          </table:table-cell>
          <table:table-cell office:value-type="float" office:value="262.7" calcext:value-type="float">
            <text:p>262,7</text:p>
          </table:table-cell>
          <table:table-cell office:value-type="float" office:value="1487.6" calcext:value-type="float">
            <text:p>1487,6</text:p>
          </table:table-cell>
          <table:table-cell office:value-type="float" office:value="41.4" calcext:value-type="float">
            <text:p>41,4</text:p>
          </table:table-cell>
          <table:table-cell office:value-type="float" office:value="86.6" calcext:value-type="float">
            <text:p>86,6</text:p>
          </table:table-cell>
          <table:table-cell office:value-type="float" office:value="47.2" calcext:value-type="float">
            <text:p>47,2</text:p>
          </table:table-cell>
          <table:table-cell office:value-type="float" office:value="2458.7" calcext:value-type="float">
            <text:p>2458,7</text:p>
          </table:table-cell>
          <table:table-cell office:value-type="float" office:value="533.8" calcext:value-type="float">
            <text:p>533,8</text:p>
          </table:table-cell>
          <table:table-cell office:value-type="float" office:value="273.5" calcext:value-type="float">
            <text:p>273,5</text:p>
          </table:table-cell>
          <table:table-cell office:value-type="float" office:value="1.08" calcext:value-type="float">
            <text:p>1,08</text:p>
          </table:table-cell>
          <table:table-cell table:number-columns-repeated="1011"/>
        </table:table-row>
        <table:table-row table:style-name="ro2">
          <table:table-cell table:formula="of:=VLOOKUP([.B10];[$names.$A$2:$names.$D$102];2; 0)" office:value-type="string" office:string-value="VanillaJS (createElement + children avec cache)" calcext:value-type="string">
            <text:p>VanillaJS (createElement + children avec cache)</text:p>
          </table:table-cell>
          <table:table-cell office:value-type="string" calcext:value-type="string">
            <text:p>vanillajs-create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5" calcext:value-type="float">
            <text:p>255</text:p>
          </table:table-cell>
          <table:table-cell office:value-type="float" office:value="268.1" calcext:value-type="float">
            <text:p>268,1</text:p>
          </table:table-cell>
          <table:table-cell office:value-type="float" office:value="1505.4" calcext:value-type="float">
            <text:p>1505,4</text:p>
          </table:table-cell>
          <table:table-cell office:value-type="float" office:value="40.5" calcext:value-type="float">
            <text:p>40,5</text:p>
          </table:table-cell>
          <table:table-cell office:value-type="float" office:value="87.6" calcext:value-type="float">
            <text:p>87,6</text:p>
          </table:table-cell>
          <table:table-cell office:value-type="float" office:value="47.3" calcext:value-type="float">
            <text:p>47,3</text:p>
          </table:table-cell>
          <table:table-cell office:value-type="float" office:value="2450.3" calcext:value-type="float">
            <text:p>2450,3</text:p>
          </table:table-cell>
          <table:table-cell office:value-type="float" office:value="540.3" calcext:value-type="float">
            <text:p>540,3</text:p>
          </table:table-cell>
          <table:table-cell office:value-type="float" office:value="277" calcext:value-type="float">
            <text:p>277</text:p>
          </table:table-cell>
          <table:table-cell office:value-type="float" office:value="1.08" calcext:value-type="float">
            <text:p>1,08</text:p>
          </table:table-cell>
          <table:table-cell table:number-columns-repeated="1011"/>
        </table:table-row>
        <table:table-row table:style-name="ro2">
          <table:table-cell table:formula="of:=VLOOKUP([.B11];[$names.$A$2:$names.$D$102];2; 0)" office:value-type="string" office:string-value="VanillaJS (createElement + querySelector avec cache)" calcext:value-type="string">
            <text:p>VanillaJS (createElement + querySelector avec cache)</text:p>
          </table:table-cell>
          <table:table-cell office:value-type="string" calcext:value-type="string">
            <text:p>vanillajs-create-el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7.8" calcext:value-type="float">
            <text:p>267,8</text:p>
          </table:table-cell>
          <table:table-cell office:value-type="float" office:value="1517.4" calcext:value-type="float">
            <text:p>1517,4</text:p>
          </table:table-cell>
          <table:table-cell office:value-type="float" office:value="39.1" calcext:value-type="float">
            <text:p>39,1</text:p>
          </table:table-cell>
          <table:table-cell office:value-type="float" office:value="86.9" calcext:value-type="float">
            <text:p>86,9</text:p>
          </table:table-cell>
          <table:table-cell office:value-type="float" office:value="48.8" calcext:value-type="float">
            <text:p>48,8</text:p>
          </table:table-cell>
          <table:table-cell office:value-type="float" office:value="2468.7" calcext:value-type="float">
            <text:p>2468,7</text:p>
          </table:table-cell>
          <table:table-cell office:value-type="float" office:value="543.1" calcext:value-type="float">
            <text:p>543,1</text:p>
          </table:table-cell>
          <table:table-cell office:value-type="float" office:value="276.5" calcext:value-type="float">
            <text:p>276,5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2">
          <table:table-cell table:formula="of:=VLOOKUP([.B12];[$names.$A$2:$names.$D$102];2; 0)" office:value-type="string" office:string-value="modern-helpers/el (avec cache)" calcext:value-type="string">
            <text:p>modern-helpers/el (avec cache)</text:p>
          </table:table-cell>
          <table:table-cell office:value-type="string" calcext:value-type="string">
            <text:p>modern-helpers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9.1" calcext:value-type="float">
            <text:p>259,1</text:p>
          </table:table-cell>
          <table:table-cell office:value-type="float" office:value="264.5" calcext:value-type="float">
            <text:p>264,5</text:p>
          </table:table-cell>
          <table:table-cell office:value-type="float" office:value="1489.3" calcext:value-type="float">
            <text:p>1489,3</text:p>
          </table:table-cell>
          <table:table-cell office:value-type="float" office:value="43.3" calcext:value-type="float">
            <text:p>43,3</text:p>
          </table:table-cell>
          <table:table-cell office:value-type="float" office:value="86.4" calcext:value-type="float">
            <text:p>86,4</text:p>
          </table:table-cell>
          <table:table-cell office:value-type="float" office:value="48.5" calcext:value-type="float">
            <text:p>48,5</text:p>
          </table:table-cell>
          <table:table-cell office:value-type="float" office:value="2440" calcext:value-type="float">
            <text:p>2440</text:p>
          </table:table-cell>
          <table:table-cell office:value-type="float" office:value="524.8" calcext:value-type="float">
            <text:p>524,8</text:p>
          </table:table-cell>
          <table:table-cell office:value-type="float" office:value="273.9" calcext:value-type="float">
            <text:p>273,9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2">
          <table:table-cell table:formula="of:=VLOOKUP([.B13];[$names.$A$2:$names.$D$102];2; 0)" office:value-type="string" office:string-value="domc" calcext:value-type="string">
            <text:p>domc</text:p>
          </table:table-cell>
          <table:table-cell office:value-type="string" calcext:value-type="string">
            <text:p>domc-v0.0.12</text:p>
          </table:table-cell>
          <table:table-cell office:value-type="string" calcext:value-type="string">
            <text:p/>
          </table:table-cell>
          <table:table-cell office:value-type="float" office:value="231.8" calcext:value-type="float">
            <text:p>231,8</text:p>
          </table:table-cell>
          <table:table-cell office:value-type="float" office:value="244.8" calcext:value-type="float">
            <text:p>244,8</text:p>
          </table:table-cell>
          <table:table-cell office:value-type="float" office:value="1474" calcext:value-type="float">
            <text:p>1474</text:p>
          </table:table-cell>
          <table:table-cell office:value-type="float" office:value="64.2" calcext:value-type="float">
            <text:p>64,2</text:p>
          </table:table-cell>
          <table:table-cell office:value-type="float" office:value="88.6" calcext:value-type="float">
            <text:p>88,6</text:p>
          </table:table-cell>
          <table:table-cell office:value-type="float" office:value="47.5" calcext:value-type="float">
            <text:p>47,5</text:p>
          </table:table-cell>
          <table:table-cell office:value-type="float" office:value="2195" calcext:value-type="float">
            <text:p>2195</text:p>
          </table:table-cell>
          <table:table-cell office:value-type="float" office:value="488.7" calcext:value-type="float">
            <text:p>488,7</text:p>
          </table:table-cell>
          <table:table-cell office:value-type="float" office:value="268.2" calcext:value-type="float">
            <text:p>268,2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2">
          <table:table-cell table:formula="of:=VLOOKUP([.B14];[$names.$A$2:$names.$D$102];2; 0)" office:value-type="string" office:string-value="VanillaJS (children sans cache)" calcext:value-type="string">
            <text:p>VanillaJS (children sans cache)</text:p>
          </table:table-cell>
          <table:table-cell office:value-type="string" calcext:value-type="string">
            <text:p>vanillajs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" calcext:value-type="float">
            <text:p>256</text:p>
          </table:table-cell>
          <table:table-cell office:value-type="float" office:value="268.9" calcext:value-type="float">
            <text:p>268,9</text:p>
          </table:table-cell>
          <table:table-cell office:value-type="float" office:value="1528.6" calcext:value-type="float">
            <text:p>1528,6</text:p>
          </table:table-cell>
          <table:table-cell office:value-type="float" office:value="40.1" calcext:value-type="float">
            <text:p>40,1</text:p>
          </table:table-cell>
          <table:table-cell office:value-type="float" office:value="87.2" calcext:value-type="float">
            <text:p>87,2</text:p>
          </table:table-cell>
          <table:table-cell office:value-type="float" office:value="48.1" calcext:value-type="float">
            <text:p>48,1</text:p>
          </table:table-cell>
          <table:table-cell office:value-type="float" office:value="2481.9" calcext:value-type="float">
            <text:p>2481,9</text:p>
          </table:table-cell>
          <table:table-cell office:value-type="float" office:value="544.3" calcext:value-type="float">
            <text:p>544,3</text:p>
          </table:table-cell>
          <table:table-cell office:value-type="float" office:value="276.3" calcext:value-type="float">
            <text:p>276,3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2">
          <table:table-cell table:formula="of:=VLOOKUP([.B15];[$names.$A$2:$names.$D$102];2; 0)" office:value-type="string" office:string-value="Docs : VanillaJS" calcext:value-type="string">
            <text:p>Docs : VanillaJS</text:p>
          </table:table-cell>
          <table:table-cell office:value-type="string" calcext:value-type="string">
            <text:p>vanillajs-create-el-for-do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6.4" calcext:value-type="float">
            <text:p>256,4</text:p>
          </table:table-cell>
          <table:table-cell office:value-type="float" office:value="270.1" calcext:value-type="float">
            <text:p>270,1</text:p>
          </table:table-cell>
          <table:table-cell office:value-type="float" office:value="1533.7" calcext:value-type="float">
            <text:p>1533,7</text:p>
          </table:table-cell>
          <table:table-cell office:value-type="float" office:value="40.6" calcext:value-type="float">
            <text:p>40,6</text:p>
          </table:table-cell>
          <table:table-cell office:value-type="float" office:value="87" calcext:value-type="float">
            <text:p>87</text:p>
          </table:table-cell>
          <table:table-cell office:value-type="float" office:value="47.8" calcext:value-type="float">
            <text:p>47,8</text:p>
          </table:table-cell>
          <table:table-cell office:value-type="float" office:value="2462.6" calcext:value-type="float">
            <text:p>2462,6</text:p>
          </table:table-cell>
          <table:table-cell office:value-type="float" office:value="556.7" calcext:value-type="float">
            <text:p>556,7</text:p>
          </table:table-cell>
          <table:table-cell office:value-type="float" office:value="275.3" calcext:value-type="float">
            <text:p>275,3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2">
          <table:table-cell table:formula="of:=VLOOKUP([.B16];[$names.$A$2:$names.$D$102];2; 0)" office:value-type="string" office:string-value="Solid-state" calcext:value-type="string">
            <text:p>Solid-state</text:p>
          </table:table-cell>
          <table:table-cell office:value-type="string" calcext:value-type="string">
            <text:p>solid-state-v0.20.0</text:p>
          </table:table-cell>
          <table:table-cell office:value-type="string" calcext:value-type="string">
            <text:p/>
          </table:table-cell>
          <table:table-cell office:value-type="float" office:value="244.6" calcext:value-type="float">
            <text:p>244,6</text:p>
          </table:table-cell>
          <table:table-cell office:value-type="float" office:value="258.8" calcext:value-type="float">
            <text:p>258,8</text:p>
          </table:table-cell>
          <table:table-cell office:value-type="float" office:value="1486.4" calcext:value-type="float">
            <text:p>1486,4</text:p>
          </table:table-cell>
          <table:table-cell office:value-type="float" office:value="47.2" calcext:value-type="float">
            <text:p>47,2</text:p>
          </table:table-cell>
          <table:table-cell office:value-type="float" office:value="91.7" calcext:value-type="float">
            <text:p>91,7</text:p>
          </table:table-cell>
          <table:table-cell office:value-type="float" office:value="50.4" calcext:value-type="float">
            <text:p>50,4</text:p>
          </table:table-cell>
          <table:table-cell office:value-type="float" office:value="2349.5" calcext:value-type="float">
            <text:p>2349,5</text:p>
          </table:table-cell>
          <table:table-cell office:value-type="float" office:value="525.5" calcext:value-type="float">
            <text:p>525,5</text:p>
          </table:table-cell>
          <table:table-cell office:value-type="float" office:value="285.2" calcext:value-type="float">
            <text:p>285,2</text:p>
          </table:table-cell>
          <table:table-cell office:value-type="float" office:value="1.1" calcext:value-type="float">
            <text:p>1,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7];[$names.$A$2:$names.$D$102];2; 0)" office:value-type="string" office:string-value="modern-helpers/template" calcext:value-type="string">
            <text:p>modern-helpers/template</text:p>
          </table:table-cell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7.8" calcext:value-type="float">
            <text:p>267,8</text:p>
          </table:table-cell>
          <table:table-cell office:value-type="float" office:value="274" calcext:value-type="float">
            <text:p>274</text:p>
          </table:table-cell>
          <table:table-cell office:value-type="float" office:value="1483.3" calcext:value-type="float">
            <text:p>1483,3</text:p>
          </table:table-cell>
          <table:table-cell office:value-type="float" office:value="39.8" calcext:value-type="float">
            <text:p>39,8</text:p>
          </table:table-cell>
          <table:table-cell office:value-type="float" office:value="88.3" calcext:value-type="float">
            <text:p>88,3</text:p>
          </table:table-cell>
          <table:table-cell office:value-type="float" office:value="48.5" calcext:value-type="float">
            <text:p>48,5</text:p>
          </table:table-cell>
          <table:table-cell office:value-type="float" office:value="2652.2" calcext:value-type="float">
            <text:p>2652,2</text:p>
          </table:table-cell>
          <table:table-cell office:value-type="float" office:value="546.1" calcext:value-type="float">
            <text:p>546,1</text:p>
          </table:table-cell>
          <table:table-cell office:value-type="float" office:value="271.7" calcext:value-type="float">
            <text:p>271,7</text:p>
          </table:table-cell>
          <table:table-cell office:value-type="float" office:value="1.1" calcext:value-type="float">
            <text:p>1,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8];[$names.$A$2:$names.$D$102];2; 0)" office:value-type="string" office:string-value="VanillaJS (querySelector sans cache)" calcext:value-type="string">
            <text:p>VanillaJS (querySelector sans cache)</text:p>
          </table:table-cell>
          <table:table-cell office:value-type="string" calcext:value-type="string">
            <text:p>vanillajs-no-mem-query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4.7" calcext:value-type="float">
            <text:p>254,7</text:p>
          </table:table-cell>
          <table:table-cell office:value-type="float" office:value="269" calcext:value-type="float">
            <text:p>269</text:p>
          </table:table-cell>
          <table:table-cell office:value-type="float" office:value="1841.1" calcext:value-type="float">
            <text:p>1841,1</text:p>
          </table:table-cell>
          <table:table-cell office:value-type="float" office:value="39.5" calcext:value-type="float">
            <text:p>39,5</text:p>
          </table:table-cell>
          <table:table-cell office:value-type="float" office:value="87.9" calcext:value-type="float">
            <text:p>87,9</text:p>
          </table:table-cell>
          <table:table-cell office:value-type="float" office:value="47.4" calcext:value-type="float">
            <text:p>47,4</text:p>
          </table:table-cell>
          <table:table-cell office:value-type="float" office:value="2455.6" calcext:value-type="float">
            <text:p>2455,6</text:p>
          </table:table-cell>
          <table:table-cell office:value-type="float" office:value="536.7" calcext:value-type="float">
            <text:p>536,7</text:p>
          </table:table-cell>
          <table:table-cell office:value-type="float" office:value="274.9" calcext:value-type="float">
            <text:p>274,9</text:p>
          </table:table-cell>
          <table:table-cell office:value-type="float" office:value="1.11" calcext:value-type="float">
            <text:p>1,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19];[$names.$A$2:$names.$D$102];2; 0)" office:value-type="string" office:string-value="VanillaJS (éléments personnalisés)" calcext:value-type="string">
            <text:p>VanillaJS (éléments personnalisés)</text:p>
          </table:table-cell>
          <table:table-cell office:value-type="string" calcext:value-type="string">
            <text:p>vanillajs-wc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2.1" calcext:value-type="float">
            <text:p>272,1</text:p>
          </table:table-cell>
          <table:table-cell office:value-type="float" office:value="280.1" calcext:value-type="float">
            <text:p>280,1</text:p>
          </table:table-cell>
          <table:table-cell office:value-type="float" office:value="1512.2" calcext:value-type="float">
            <text:p>1512,2</text:p>
          </table:table-cell>
          <table:table-cell office:value-type="float" office:value="39.5" calcext:value-type="float">
            <text:p>39,5</text:p>
          </table:table-cell>
          <table:table-cell office:value-type="float" office:value="87.3" calcext:value-type="float">
            <text:p>87,3</text:p>
          </table:table-cell>
          <table:table-cell office:value-type="float" office:value="47.5" calcext:value-type="float">
            <text:p>47,5</text:p>
          </table:table-cell>
          <table:table-cell office:value-type="float" office:value="2557.5" calcext:value-type="float">
            <text:p>2557,5</text:p>
          </table:table-cell>
          <table:table-cell office:value-type="float" office:value="567.4" calcext:value-type="float">
            <text:p>567,4</text:p>
          </table:table-cell>
          <table:table-cell office:value-type="float" office:value="274.6" calcext:value-type="float">
            <text:p>274,6</text:p>
          </table:table-cell>
          <table:table-cell office:value-type="float" office:value="1.11" calcext:value-type="float">
            <text:p>1,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0];[$names.$A$2:$names.$D$102];2; 0)" office:value-type="string" office:string-value="modern-helpers/el (sans cache)" calcext:value-type="string">
            <text:p>modern-helpers/el (sans cache)</text:p>
          </table:table-cell>
          <table:table-cell office:value-type="string" calcext:value-type="string">
            <text:p>modern-helpers-no-mem-v0.1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57.2" calcext:value-type="float">
            <text:p>257,2</text:p>
          </table:table-cell>
          <table:table-cell office:value-type="float" office:value="290.5" calcext:value-type="float">
            <text:p>290,5</text:p>
          </table:table-cell>
          <table:table-cell office:value-type="float" office:value="1522.8" calcext:value-type="float">
            <text:p>1522,8</text:p>
          </table:table-cell>
          <table:table-cell office:value-type="float" office:value="41.5" calcext:value-type="float">
            <text:p>41,5</text:p>
          </table:table-cell>
          <table:table-cell office:value-type="float" office:value="86.8" calcext:value-type="float">
            <text:p>86,8</text:p>
          </table:table-cell>
          <table:table-cell office:value-type="float" office:value="47.5" calcext:value-type="float">
            <text:p>47,5</text:p>
          </table:table-cell>
          <table:table-cell office:value-type="float" office:value="2435.5" calcext:value-type="float">
            <text:p>2435,5</text:p>
          </table:table-cell>
          <table:table-cell office:value-type="float" office:value="586.2" calcext:value-type="float">
            <text:p>586,2</text:p>
          </table:table-cell>
          <table:table-cell office:value-type="float" office:value="272.6" calcext:value-type="float">
            <text:p>272,6</text:p>
          </table:table-cell>
          <table:table-cell office:value-type="float" office:value="1.11" calcext:value-type="float">
            <text:p>1,11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1];[$names.$A$2:$names.$D$102];2; 0)" office:value-type="string" office:string-value="VanillaJS (éléments personnalisés &amp; bonnes pratiques)" calcext:value-type="string">
            <text:p>VanillaJS (éléments personnalisés &amp; bonnes pratiques)</text:p>
          </table:table-cell>
          <table:table-cell office:value-type="string" calcext:value-type="string">
            <text:p>vanillajs-wc-prog</text:p>
          </table:table-cell>
          <table:table-cell office:value-type="string" calcext:value-type="string">
            <text:p/>
          </table:table-cell>
          <table:table-cell office:value-type="float" office:value="274.7" calcext:value-type="float">
            <text:p>274,7</text:p>
          </table:table-cell>
          <table:table-cell office:value-type="float" office:value="284.4" calcext:value-type="float">
            <text:p>284,4</text:p>
          </table:table-cell>
          <table:table-cell office:value-type="float" office:value="1513.9" calcext:value-type="float">
            <text:p>1513,9</text:p>
          </table:table-cell>
          <table:table-cell office:value-type="float" office:value="39.5" calcext:value-type="float">
            <text:p>39,5</text:p>
          </table:table-cell>
          <table:table-cell office:value-type="float" office:value="88.8" calcext:value-type="float">
            <text:p>88,8</text:p>
          </table:table-cell>
          <table:table-cell office:value-type="float" office:value="48.7" calcext:value-type="float">
            <text:p>48,7</text:p>
          </table:table-cell>
          <table:table-cell office:value-type="float" office:value="2658.3" calcext:value-type="float">
            <text:p>2658,3</text:p>
          </table:table-cell>
          <table:table-cell office:value-type="float" office:value="574.1" calcext:value-type="float">
            <text:p>574,1</text:p>
          </table:table-cell>
          <table:table-cell office:value-type="float" office:value="279.8" calcext:value-type="float">
            <text:p>279,8</text:p>
          </table:table-cell>
          <table:table-cell office:value-type="float" office:value="1.12" calcext:value-type="float">
            <text:p>1,12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2];[$names.$A$2:$names.$D$102];2; 0)" office:value-type="string" office:string-value="stdweb" calcext:value-type="string">
            <text:p>stdweb</text:p>
          </table:table-cell>
          <table:table-cell office:value-type="string" calcext:value-type="string">
            <text:p>stdweb-v0.4.17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5" calcext:value-type="float">
            <text:p>277,5</text:p>
          </table:table-cell>
          <table:table-cell office:value-type="float" office:value="278.2" calcext:value-type="float">
            <text:p>278,2</text:p>
          </table:table-cell>
          <table:table-cell office:value-type="float" office:value="1506.2" calcext:value-type="float">
            <text:p>1506,2</text:p>
          </table:table-cell>
          <table:table-cell office:value-type="float" office:value="42.7" calcext:value-type="float">
            <text:p>42,7</text:p>
          </table:table-cell>
          <table:table-cell office:value-type="float" office:value="87.3" calcext:value-type="float">
            <text:p>87,3</text:p>
          </table:table-cell>
          <table:table-cell office:value-type="float" office:value="47.5" calcext:value-type="float">
            <text:p>47,5</text:p>
          </table:table-cell>
          <table:table-cell office:value-type="float" office:value="2547.9" calcext:value-type="float">
            <text:p>2547,9</text:p>
          </table:table-cell>
          <table:table-cell office:value-type="float" office:value="581.2" calcext:value-type="float">
            <text:p>581,2</text:p>
          </table:table-cell>
          <table:table-cell office:value-type="float" office:value="290.1" calcext:value-type="float">
            <text:p>290,1</text:p>
          </table:table-cell>
          <table:table-cell office:value-type="float" office:value="1.13" calcext:value-type="float">
            <text:p>1,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3];[$names.$A$2:$names.$D$102];2; 0)" office:value-type="string" office:string-value="VanillaJS (Template Strings avec cache)" calcext:value-type="string">
            <text:p>VanillaJS (Template Strings avec cache)</text:p>
          </table:table-cell>
          <table:table-cell office:value-type="string" calcext:value-type="string">
            <text:p>vanillajs-innerhtm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6.1" calcext:value-type="float">
            <text:p>276,1</text:p>
          </table:table-cell>
          <table:table-cell office:value-type="float" office:value="298.8" calcext:value-type="float">
            <text:p>298,8</text:p>
          </table:table-cell>
          <table:table-cell office:value-type="float" office:value="1514.6" calcext:value-type="float">
            <text:p>1514,6</text:p>
          </table:table-cell>
          <table:table-cell office:value-type="float" office:value="40.5" calcext:value-type="float">
            <text:p>40,5</text:p>
          </table:table-cell>
          <table:table-cell office:value-type="float" office:value="86.8" calcext:value-type="float">
            <text:p>86,8</text:p>
          </table:table-cell>
          <table:table-cell office:value-type="float" office:value="47.2" calcext:value-type="float">
            <text:p>47,2</text:p>
          </table:table-cell>
          <table:table-cell office:value-type="float" office:value="2757.8" calcext:value-type="float">
            <text:p>2757,8</text:p>
          </table:table-cell>
          <table:table-cell office:value-type="float" office:value="593.1" calcext:value-type="float">
            <text:p>593,1</text:p>
          </table:table-cell>
          <table:table-cell office:value-type="float" office:value="276" calcext:value-type="float">
            <text:p>276</text:p>
          </table:table-cell>
          <table:table-cell office:value-type="float" office:value="1.13" calcext:value-type="float">
            <text:p>1,13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4];[$names.$A$2:$names.$D$102];2; 0)" office:value-type="string" office:string-value="VanillaJS (Template Strings sans cache )" calcext:value-type="string">
            <text:p>VanillaJS (Template Strings sans cache )</text:p>
          </table:table-cell>
          <table:table-cell office:value-type="string" calcext:value-type="string">
            <text:p>vanillajs-innerhtml-no-mem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77.6" calcext:value-type="float">
            <text:p>277,6</text:p>
          </table:table-cell>
          <table:table-cell office:value-type="float" office:value="300.8" calcext:value-type="float">
            <text:p>300,8</text:p>
          </table:table-cell>
          <table:table-cell office:value-type="float" office:value="1541.9" calcext:value-type="float">
            <text:p>1541,9</text:p>
          </table:table-cell>
          <table:table-cell office:value-type="float" office:value="41.2" calcext:value-type="float">
            <text:p>41,2</text:p>
          </table:table-cell>
          <table:table-cell office:value-type="float" office:value="87.3" calcext:value-type="float">
            <text:p>87,3</text:p>
          </table:table-cell>
          <table:table-cell office:value-type="float" office:value="47.7" calcext:value-type="float">
            <text:p>47,7</text:p>
          </table:table-cell>
          <table:table-cell office:value-type="float" office:value="2771" calcext:value-type="float">
            <text:p>2771</text:p>
          </table:table-cell>
          <table:table-cell office:value-type="float" office:value="593.5" calcext:value-type="float">
            <text:p>593,5</text:p>
          </table:table-cell>
          <table:table-cell office:value-type="float" office:value="274.7" calcext:value-type="float">
            <text:p>274,7</text:p>
          </table:table-cell>
          <table:table-cell office:value-type="float" office:value="1.14" calcext:value-type="float">
            <text:p>1,14</text:p>
          </table:table-cell>
          <table:table-cell table:number-columns-repeated="3"/>
          <table:table-cell table:style-name="ce9" table:number-columns-repeated="2"/>
          <table:table-cell table:number-columns-repeated="1006"/>
        </table:table-row>
        <table:table-row table:style-name="ro2">
          <table:table-cell table:formula="of:=VLOOKUP([.B25];[$names.$A$2:$names.$D$102];2; 0)" office:value-type="string" office:string-value="domdiff" calcext:value-type="string">
            <text:p>domdiff</text:p>
          </table:table-cell>
          <table:table-cell office:value-type="string" calcext:value-type="string">
            <text:p>domdiff-v2.2.2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46.5" calcext:value-type="float">
            <text:p>246,5</text:p>
          </table:table-cell>
          <table:table-cell office:value-type="float" office:value="266.4" calcext:value-type="float">
            <text:p>266,4</text:p>
          </table:table-cell>
          <table:table-cell office:value-type="float" office:value="1487.4" calcext:value-type="float">
            <text:p>1487,4</text:p>
          </table:table-cell>
          <table:table-cell office:value-type="float" office:value="54.8" calcext:value-type="float">
            <text:p>54,8</text:p>
          </table:table-cell>
          <table:table-cell office:value-type="float" office:value="92.3" calcext:value-type="float">
            <text:p>92,3</text:p>
          </table:table-cell>
          <table:table-cell office:value-type="float" office:value="48.4" calcext:value-type="float">
            <text:p>48,4</text:p>
          </table:table-cell>
          <table:table-cell office:value-type="float" office:value="2320.4" calcext:value-type="float">
            <text:p>2320,4</text:p>
          </table:table-cell>
          <table:table-cell office:value-type="float" office:value="629.7" calcext:value-type="float">
            <text:p>629,7</text:p>
          </table:table-cell>
          <table:table-cell office:value-type="float" office:value="319.2" calcext:value-type="float">
            <text:p>319,2</text:p>
          </table:table-cell>
          <table:table-cell office:value-type="float" office:value="1.15" calcext:value-type="float">
            <text:p>1,15</text:p>
          </table:table-cell>
          <table:table-cell table:number-columns-repeated="1011"/>
        </table:table-row>
        <table:table-row table:style-name="ro2">
          <table:table-cell table:formula="of:=VLOOKUP([.B26];[$names.$A$2:$names.$D$102];2; 0)" office:value-type="string" office:string-value="VanillaJS (pseudo-composant innerHTML)" calcext:value-type="string">
            <text:p>VanillaJS (pseudo-composant innerHTML)</text:p>
          </table:table-cell>
          <table:table-cell office:value-type="string" calcext:value-type="string">
            <text:p>vanillajs-innerhtml-cpnt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7.1" calcext:value-type="float">
            <text:p>287,1</text:p>
          </table:table-cell>
          <table:table-cell office:value-type="float" office:value="305.7" calcext:value-type="float">
            <text:p>305,7</text:p>
          </table:table-cell>
          <table:table-cell office:value-type="float" office:value="1509.1" calcext:value-type="float">
            <text:p>1509,1</text:p>
          </table:table-cell>
          <table:table-cell office:value-type="float" office:value="42.2" calcext:value-type="float">
            <text:p>42,2</text:p>
          </table:table-cell>
          <table:table-cell office:value-type="float" office:value="89" calcext:value-type="float">
            <text:p>89</text:p>
          </table:table-cell>
          <table:table-cell office:value-type="float" office:value="48.9" calcext:value-type="float">
            <text:p>48,9</text:p>
          </table:table-cell>
          <table:table-cell office:value-type="float" office:value="2819.9" calcext:value-type="float">
            <text:p>2819,9</text:p>
          </table:table-cell>
          <table:table-cell office:value-type="float" office:value="607" calcext:value-type="float">
            <text:p>607</text:p>
          </table:table-cell>
          <table:table-cell office:value-type="float" office:value="278.7" calcext:value-type="float">
            <text:p>278,7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2">
          <table:table-cell table:formula="of:=VLOOKUP([.B27];[$names.$A$2:$names.$D$102];2; 0)" office:value-type="string" office:string-value="ivi" calcext:value-type="string">
            <text:p>ivi</text:p>
          </table:table-cell>
          <table:table-cell office:value-type="string" calcext:value-type="string">
            <text:p>ivi-v0.27.1</text:p>
          </table:table-cell>
          <table:table-cell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float" office:value="261.5" calcext:value-type="float">
            <text:p>261,5</text:p>
          </table:table-cell>
          <table:table-cell office:value-type="float" office:value="1541.8" calcext:value-type="float">
            <text:p>1541,8</text:p>
          </table:table-cell>
          <table:table-cell office:value-type="float" office:value="71.4" calcext:value-type="float">
            <text:p>71,4</text:p>
          </table:table-cell>
          <table:table-cell office:value-type="float" office:value="90.9" calcext:value-type="float">
            <text:p>90,9</text:p>
          </table:table-cell>
          <table:table-cell office:value-type="float" office:value="51.9" calcext:value-type="float">
            <text:p>51,9</text:p>
          </table:table-cell>
          <table:table-cell office:value-type="float" office:value="2372.6" calcext:value-type="float">
            <text:p>2372,6</text:p>
          </table:table-cell>
          <table:table-cell office:value-type="float" office:value="564" calcext:value-type="float">
            <text:p>564</text:p>
          </table:table-cell>
          <table:table-cell office:value-type="float" office:value="274.1" calcext:value-type="float">
            <text:p>274,1</text:p>
          </table:table-cell>
          <table:table-cell office:value-type="float" office:value="1.17" calcext:value-type="float">
            <text:p>1,17</text:p>
          </table:table-cell>
          <table:table-cell table:number-columns-repeated="1011"/>
        </table:table-row>
        <table:table-row table:style-name="ro2">
          <table:table-cell table:formula="of:=VLOOKUP([.B28];[$names.$A$2:$names.$D$102];2; 0)" office:value-type="string" office:string-value="san" calcext:value-type="string">
            <text:p>san</text:p>
          </table:table-cell>
          <table:table-cell office:value-type="string" calcext:value-type="string">
            <text:p>san-v3.10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0.5" calcext:value-type="float">
            <text:p>260,5</text:p>
          </table:table-cell>
          <table:table-cell office:value-type="float" office:value="266.6" calcext:value-type="float">
            <text:p>266,6</text:p>
          </table:table-cell>
          <table:table-cell office:value-type="float" office:value="1546.6" calcext:value-type="float">
            <text:p>1546,6</text:p>
          </table:table-cell>
          <table:table-cell office:value-type="float" office:value="72.4" calcext:value-type="float">
            <text:p>72,4</text:p>
          </table:table-cell>
          <table:table-cell office:value-type="float" office:value="87.7" calcext:value-type="float">
            <text:p>87,7</text:p>
          </table:table-cell>
          <table:table-cell office:value-type="float" office:value="49" calcext:value-type="float">
            <text:p>49</text:p>
          </table:table-cell>
          <table:table-cell office:value-type="float" office:value="2348.7" calcext:value-type="float">
            <text:p>2348,7</text:p>
          </table:table-cell>
          <table:table-cell office:value-type="float" office:value="536.9" calcext:value-type="float">
            <text:p>536,9</text:p>
          </table:table-cell>
          <table:table-cell office:value-type="float" office:value="317.2" calcext:value-type="float">
            <text:p>317,2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2">
          <table:table-cell table:formula="of:=VLOOKUP([.B29];[$names.$A$2:$names.$D$102];2; 0)" office:value-type="string" office:string-value="Docs : VanillaJS (Custom Elements)" calcext:value-type="string">
            <text:p>Docs : VanillaJS (Custom Elements)</text:p>
          </table:table-cell>
          <table:table-cell office:value-type="string" calcext:value-type="string">
            <text:p>vanillajs-custom-el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8.4" calcext:value-type="float">
            <text:p>298,4</text:p>
          </table:table-cell>
          <table:table-cell office:value-type="float" office:value="317.5" calcext:value-type="float">
            <text:p>317,5</text:p>
          </table:table-cell>
          <table:table-cell office:value-type="float" office:value="1508.4" calcext:value-type="float">
            <text:p>1508,4</text:p>
          </table:table-cell>
          <table:table-cell office:value-type="float" office:value="42.3" calcext:value-type="float">
            <text:p>42,3</text:p>
          </table:table-cell>
          <table:table-cell office:value-type="float" office:value="90.4" calcext:value-type="float">
            <text:p>90,4</text:p>
          </table:table-cell>
          <table:table-cell office:value-type="float" office:value="48" calcext:value-type="float">
            <text:p>48</text:p>
          </table:table-cell>
          <table:table-cell office:value-type="float" office:value="2960.9" calcext:value-type="float">
            <text:p>2960,9</text:p>
          </table:table-cell>
          <table:table-cell office:value-type="float" office:value="629.3" calcext:value-type="float">
            <text:p>629,3</text:p>
          </table:table-cell>
          <table:table-cell office:value-type="float" office:value="276.2" calcext:value-type="float">
            <text:p>276,2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2">
          <table:table-cell table:formula="of:=VLOOKUP([.B30];[$names.$A$2:$names.$D$102];2; 0)" office:value-type="string" office:string-value="attodom" calcext:value-type="string">
            <text:p>attodom</text:p>
          </table:table-cell>
          <table:table-cell office:value-type="string" calcext:value-type="string">
            <text:p>attodom-v0.12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60.1" calcext:value-type="float">
            <text:p>260,1</text:p>
          </table:table-cell>
          <table:table-cell office:value-type="float" office:value="275.5" calcext:value-type="float">
            <text:p>275,5</text:p>
          </table:table-cell>
          <table:table-cell office:value-type="float" office:value="1513.5" calcext:value-type="float">
            <text:p>1513,5</text:p>
          </table:table-cell>
          <table:table-cell office:value-type="float" office:value="78.8" calcext:value-type="float">
            <text:p>78,8</text:p>
          </table:table-cell>
          <table:table-cell office:value-type="float" office:value="89.5" calcext:value-type="float">
            <text:p>89,5</text:p>
          </table:table-cell>
          <table:table-cell office:value-type="float" office:value="48.1" calcext:value-type="float">
            <text:p>48,1</text:p>
          </table:table-cell>
          <table:table-cell office:value-type="float" office:value="2488.2" calcext:value-type="float">
            <text:p>2488,2</text:p>
          </table:table-cell>
          <table:table-cell office:value-type="float" office:value="542.7" calcext:value-type="float">
            <text:p>542,7</text:p>
          </table:table-cell>
          <table:table-cell office:value-type="float" office:value="274.6" calcext:value-type="float">
            <text:p>274,6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2">
          <table:table-cell table:formula="of:=VLOOKUP([.B31];[$names.$A$2:$names.$D$102];2; 0)" office:value-type="string" office:string-value="VanillaJS (éléments personnalisé DX)" calcext:value-type="string">
            <text:p>VanillaJS (éléments personnalisé DX)</text:p>
          </table:table-cell>
          <table:table-cell office:value-type="string" calcext:value-type="string">
            <text:p>vanillajs-wc-dx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93.8" calcext:value-type="float">
            <text:p>293,8</text:p>
          </table:table-cell>
          <table:table-cell office:value-type="float" office:value="315" calcext:value-type="float">
            <text:p>315</text:p>
          </table:table-cell>
          <table:table-cell office:value-type="float" office:value="1519.9" calcext:value-type="float">
            <text:p>1519,9</text:p>
          </table:table-cell>
          <table:table-cell office:value-type="float" office:value="42.9" calcext:value-type="float">
            <text:p>42,9</text:p>
          </table:table-cell>
          <table:table-cell office:value-type="float" office:value="88.6" calcext:value-type="float">
            <text:p>88,6</text:p>
          </table:table-cell>
          <table:table-cell office:value-type="float" office:value="49.3" calcext:value-type="float">
            <text:p>49,3</text:p>
          </table:table-cell>
          <table:table-cell office:value-type="float" office:value="2883.8" calcext:value-type="float">
            <text:p>2883,8</text:p>
          </table:table-cell>
          <table:table-cell office:value-type="float" office:value="623.6" calcext:value-type="float">
            <text:p>623,6</text:p>
          </table:table-cell>
          <table:table-cell office:value-type="float" office:value="291.8" calcext:value-type="float">
            <text:p>291,8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2">
          <table:table-cell table:formula="of:=VLOOKUP([.B32];[$names.$A$2:$names.$D$102];2; 0)" office:value-type="string" office:string-value="dominator" calcext:value-type="string">
            <text:p>dominator</text:p>
          </table:table-cell>
          <table:table-cell office:value-type="string" calcext:value-type="string">
            <text:p>dominator-v0.5.0</text:p>
          </table:table-cell>
          <table:table-cell office:value-type="string" calcext:value-type="string">
            <text:p/>
          </table:table-cell>
          <table:table-cell office:value-type="float" office:value="304" calcext:value-type="float">
            <text:p>304</text:p>
          </table:table-cell>
          <table:table-cell office:value-type="float" office:value="303.3" calcext:value-type="float">
            <text:p>303,3</text:p>
          </table:table-cell>
          <table:table-cell office:value-type="float" office:value="1518.8" calcext:value-type="float">
            <text:p>1518,8</text:p>
          </table:table-cell>
          <table:table-cell office:value-type="float" office:value="37" calcext:value-type="float">
            <text:p>37</text:p>
          </table:table-cell>
          <table:table-cell office:value-type="float" office:value="87.4" calcext:value-type="float">
            <text:p>87,4</text:p>
          </table:table-cell>
          <table:table-cell office:value-type="float" office:value="47.4" calcext:value-type="float">
            <text:p>47,4</text:p>
          </table:table-cell>
          <table:table-cell office:value-type="float" office:value="3077" calcext:value-type="float">
            <text:p>3077</text:p>
          </table:table-cell>
          <table:table-cell office:value-type="float" office:value="620.5" calcext:value-type="float">
            <text:p>620,5</text:p>
          </table:table-cell>
          <table:table-cell office:value-type="float" office:value="339.2" calcext:value-type="float">
            <text:p>339,2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2">
          <table:table-cell table:formula="of:=VLOOKUP([.B33];[$names.$A$2:$names.$D$102];2; 0)" office:value-type="string" office:string-value="Inferno" calcext:value-type="string">
            <text:p>Inferno</text:p>
          </table:table-cell>
          <table:table-cell office:value-type="string" calcext:value-type="string">
            <text:p>inferno-v7.2.1</text:p>
          </table:table-cell>
          <table:table-cell office:value-type="string" calcext:value-type="string">
            <text:p/>
          </table:table-cell>
          <table:table-cell office:value-type="float" office:value="257.3" calcext:value-type="float">
            <text:p>257,3</text:p>
          </table:table-cell>
          <table:table-cell office:value-type="float" office:value="260.1" calcext:value-type="float">
            <text:p>260,1</text:p>
          </table:table-cell>
          <table:table-cell office:value-type="float" office:value="1497.5" calcext:value-type="float">
            <text:p>1497,5</text:p>
          </table:table-cell>
          <table:table-cell office:value-type="float" office:value="99.1" calcext:value-type="float">
            <text:p>99,1</text:p>
          </table:table-cell>
          <table:table-cell office:value-type="float" office:value="87.3" calcext:value-type="float">
            <text:p>87,3</text:p>
          </table:table-cell>
          <table:table-cell office:value-type="float" office:value="46.8" calcext:value-type="float">
            <text:p>46,8</text:p>
          </table:table-cell>
          <table:table-cell office:value-type="float" office:value="2371.5" calcext:value-type="float">
            <text:p>2371,5</text:p>
          </table:table-cell>
          <table:table-cell office:value-type="float" office:value="523.7" calcext:value-type="float">
            <text:p>523,7</text:p>
          </table:table-cell>
          <table:table-cell office:value-type="float" office:value="311.3" calcext:value-type="float">
            <text:p>311,3</text:p>
          </table:table-cell>
          <table:table-cell office:value-type="float" office:value="1.2" calcext:value-type="float">
            <text:p>1,2</text:p>
          </table:table-cell>
          <table:table-cell table:number-columns-repeated="1011"/>
        </table:table-row>
        <table:table-row table:style-name="ro2">
          <table:table-cell table:formula="of:=VLOOKUP([.B34];[$names.$A$2:$names.$D$102];2; 0)" office:value-type="string" office:string-value="petit-dom" calcext:value-type="string">
            <text:p>petit-dom</text:p>
          </table:table-cell>
          <table:table-cell office:value-type="string" calcext:value-type="string">
            <text:p>petit-dom-v0.2.0</text:p>
          </table:table-cell>
          <table:table-cell office:value-type="string" calcext:value-type="string">
            <text:p/>
          </table:table-cell>
          <table:table-cell office:value-type="float" office:value="282.9" calcext:value-type="float">
            <text:p>282,9</text:p>
          </table:table-cell>
          <table:table-cell office:value-type="float" office:value="289.4" calcext:value-type="float">
            <text:p>289,4</text:p>
          </table:table-cell>
          <table:table-cell office:value-type="float" office:value="1499.6" calcext:value-type="float">
            <text:p>1499,6</text:p>
          </table:table-cell>
          <table:table-cell office:value-type="float" office:value="79.4" calcext:value-type="float">
            <text:p>79,4</text:p>
          </table:table-cell>
          <table:table-cell office:value-type="float" office:value="87.9" calcext:value-type="float">
            <text:p>87,9</text:p>
          </table:table-cell>
          <table:table-cell office:value-type="float" office:value="48.8" calcext:value-type="float">
            <text:p>48,8</text:p>
          </table:table-cell>
          <table:table-cell office:value-type="float" office:value="2532.2" calcext:value-type="float">
            <text:p>2532,2</text:p>
          </table:table-cell>
          <table:table-cell office:value-type="float" office:value="562.7" calcext:value-type="float">
            <text:p>562,7</text:p>
          </table:table-cell>
          <table:table-cell office:value-type="float" office:value="280.7" calcext:value-type="float">
            <text:p>280,7</text:p>
          </table:table-cell>
          <table:table-cell office:value-type="float" office:value="1.21" calcext:value-type="float">
            <text:p>1,21</text:p>
          </table:table-cell>
          <table:table-cell table:number-columns-repeated="1011"/>
        </table:table-row>
        <table:table-row table:style-name="ro2">
          <table:table-cell table:formula="of:=VLOOKUP([.B35];[$names.$A$2:$names.$D$102];2; 0)" office:value-type="string" office:string-value="domvm" calcext:value-type="string">
            <text:p>domvm</text:p>
          </table:table-cell>
          <table:table-cell office:value-type="string" calcext:value-type="string">
            <text:p>domvm-v3.4.12</text:p>
          </table:table-cell>
          <table:table-cell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.2" calcext:value-type="float">
            <text:p>272,2</text:p>
          </table:table-cell>
          <table:table-cell office:value-type="float" office:value="1519.3" calcext:value-type="float">
            <text:p>1519,3</text:p>
          </table:table-cell>
          <table:table-cell office:value-type="float" office:value="96.7" calcext:value-type="float">
            <text:p>96,7</text:p>
          </table:table-cell>
          <table:table-cell office:value-type="float" office:value="97" calcext:value-type="float">
            <text:p>97</text:p>
          </table:table-cell>
          <table:table-cell office:value-type="float" office:value="47.5" calcext:value-type="float">
            <text:p>47,5</text:p>
          </table:table-cell>
          <table:table-cell office:value-type="float" office:value="2392.4" calcext:value-type="float">
            <text:p>2392,4</text:p>
          </table:table-cell>
          <table:table-cell office:value-type="float" office:value="546.1" calcext:value-type="float">
            <text:p>546,1</text:p>
          </table:table-cell>
          <table:table-cell office:value-type="float" office:value="285.7" calcext:value-type="float">
            <text:p>285,7</text:p>
          </table:table-cell>
          <table:table-cell office:value-type="float" office:value="1.22" calcext:value-type="float">
            <text:p>1,22</text:p>
          </table:table-cell>
          <table:table-cell table:number-columns-repeated="1011"/>
        </table:table-row>
        <table:table-row table:style-name="ro2">
          <table:table-cell table:formula="of:=VLOOKUP([.B36];[$names.$A$2:$names.$D$102];2; 0)" office:value-type="string" office:string-value="RE:DOM" calcext:value-type="string">
            <text:p>RE:DOM</text:p>
          </table:table-cell>
          <table:table-cell office:value-type="string" calcext:value-type="string">
            <text:p>redom-v3.27.0</text:p>
          </table:table-cell>
          <table:table-cell office:value-type="string" calcext:value-type="string">
            <text:p><text:a xlink:href="http://localhost:8080/webdriver-ts-results/table.html#772" xlink:type="simple">772</text:a> </text:p>
          </table:table-cell>
          <table:table-cell office:value-type="float" office:value="282.4" calcext:value-type="float">
            <text:p>282,4</text:p>
          </table:table-cell>
          <table:table-cell office:value-type="float" office:value="288.9" calcext:value-type="float">
            <text:p>288,9</text:p>
          </table:table-cell>
          <table:table-cell office:value-type="float" office:value="1519.6" calcext:value-type="float">
            <text:p>1519,6</text:p>
          </table:table-cell>
          <table:table-cell office:value-type="float" office:value="75.8" calcext:value-type="float">
            <text:p>75,8</text:p>
          </table:table-cell>
          <table:table-cell office:value-type="float" office:value="88.2" calcext:value-type="float">
            <text:p>88,2</text:p>
          </table:table-cell>
          <table:table-cell office:value-type="float" office:value="48" calcext:value-type="float">
            <text:p>48</text:p>
          </table:table-cell>
          <table:table-cell office:value-type="float" office:value="2553.6" calcext:value-type="float">
            <text:p>2553,6</text:p>
          </table:table-cell>
          <table:table-cell office:value-type="float" office:value="575.7" calcext:value-type="float">
            <text:p>575,7</text:p>
          </table:table-cell>
          <table:table-cell office:value-type="float" office:value="333.1" calcext:value-type="float">
            <text:p>333,1</text:p>
          </table:table-cell>
          <table:table-cell office:value-type="float" office:value="1.23" calcext:value-type="float">
            <text:p>1,23</text:p>
          </table:table-cell>
          <table:table-cell table:number-columns-repeated="1011"/>
        </table:table-row>
        <table:table-row table:style-name="ro2">
          <table:table-cell table:formula="of:=VLOOKUP([.B37];[$names.$A$2:$names.$D$102];2; 0)" office:value-type="string" office:string-value="Hyperapp" calcext:value-type="string">
            <text:p>Hyperapp</text:p>
          </table:table-cell>
          <table:table-cell office:value-type="string" calcext:value-type="string">
            <text:p>hyperapp-v2.0.8</text:p>
          </table:table-cell>
          <table:table-cell office:value-type="string" calcext:value-type="string">
            <text:p/>
          </table:table-cell>
          <table:table-cell office:value-type="float" office:value="281.2" calcext:value-type="float">
            <text:p>281,2</text:p>
          </table:table-cell>
          <table:table-cell office:value-type="float" office:value="289.3" calcext:value-type="float">
            <text:p>289,3</text:p>
          </table:table-cell>
          <table:table-cell office:value-type="float" office:value="1489.9" calcext:value-type="float">
            <text:p>1489,9</text:p>
          </table:table-cell>
          <table:table-cell office:value-type="float" office:value="96.2" calcext:value-type="float">
            <text:p>96,2</text:p>
          </table:table-cell>
          <table:table-cell office:value-type="float" office:value="88.8" calcext:value-type="float">
            <text:p>88,8</text:p>
          </table:table-cell>
          <table:table-cell office:value-type="float" office:value="55.4" calcext:value-type="float">
            <text:p>55,4</text:p>
          </table:table-cell>
          <table:table-cell office:value-type="float" office:value="2651.5" calcext:value-type="float">
            <text:p>2651,5</text:p>
          </table:table-cell>
          <table:table-cell office:value-type="float" office:value="588.4" calcext:value-type="float">
            <text:p>588,4</text:p>
          </table:table-cell>
          <table:table-cell office:value-type="float" office:value="287.4" calcext:value-type="float">
            <text:p>287,4</text:p>
          </table:table-cell>
          <table:table-cell office:value-type="float" office:value="1.27" calcext:value-type="float">
            <text:p>1,27</text:p>
          </table:table-cell>
          <table:table-cell table:number-columns-repeated="1011"/>
        </table:table-row>
        <table:table-row table:style-name="ro2">
          <table:table-cell table:formula="of:=VLOOKUP([.B38];[$names.$A$2:$names.$D$102];2; 0)" office:value-type="string" office:string-value="HyperHTML" calcext:value-type="string">
            <text:p>HyperHTML</text:p>
          </table:table-cell>
          <table:table-cell office:value-type="string" calcext:value-type="string">
            <text:p>hyperhtml-v2.32.1</text:p>
          </table:table-cell>
          <table:table-cell office:value-type="string" calcext:value-type="string">
            <text:p/>
          </table:table-cell>
          <table:table-cell office:value-type="float" office:value="270.5" calcext:value-type="float">
            <text:p>270,5</text:p>
          </table:table-cell>
          <table:table-cell office:value-type="float" office:value="279.1" calcext:value-type="float">
            <text:p>279,1</text:p>
          </table:table-cell>
          <table:table-cell office:value-type="float" office:value="1536.3" calcext:value-type="float">
            <text:p>1536,3</text:p>
          </table:table-cell>
          <table:table-cell office:value-type="float" office:value="103.4" calcext:value-type="float">
            <text:p>103,4</text:p>
          </table:table-cell>
          <table:table-cell office:value-type="float" office:value="98.2" calcext:value-type="float">
            <text:p>98,2</text:p>
          </table:table-cell>
          <table:table-cell office:value-type="float" office:value="50.2" calcext:value-type="float">
            <text:p>50,2</text:p>
          </table:table-cell>
          <table:table-cell office:value-type="float" office:value="2556.9" calcext:value-type="float">
            <text:p>2556,9</text:p>
          </table:table-cell>
          <table:table-cell office:value-type="float" office:value="561.7" calcext:value-type="float">
            <text:p>561,7</text:p>
          </table:table-cell>
          <table:table-cell office:value-type="float" office:value="325.8" calcext:value-type="float">
            <text:p>325,8</text:p>
          </table:table-cell>
          <table:table-cell office:value-type="float" office:value="1.28" calcext:value-type="float">
            <text:p>1,28</text:p>
          </table:table-cell>
          <table:table-cell table:number-columns-repeated="1011"/>
        </table:table-row>
        <table:table-row table:style-name="ro2">
          <table:table-cell table:formula="of:=VLOOKUP([.B39];[$names.$A$2:$names.$D$102];2; 0)" office:value-type="string" office:string-value="Svelte" calcext:value-type="string">
            <text:p>Svelte</text:p>
          </table:table-cell>
          <table:table-cell office:value-type="string" calcext:value-type="string">
            <text:p>svelte-v3.29.4</text:p>
          </table:table-cell>
          <table:table-cell office:value-type="string" calcext:value-type="string">
            <text:p/>
          </table:table-cell>
          <table:table-cell office:value-type="float" office:value="286.1" calcext:value-type="float">
            <text:p>286,1</text:p>
          </table:table-cell>
          <table:table-cell office:value-type="float" office:value="308.8" calcext:value-type="float">
            <text:p>308,8</text:p>
          </table:table-cell>
          <table:table-cell office:value-type="float" office:value="1537" calcext:value-type="float">
            <text:p>1537</text:p>
          </table:table-cell>
          <table:table-cell office:value-type="float" office:value="76.5" calcext:value-type="float">
            <text:p>76,5</text:p>
          </table:table-cell>
          <table:table-cell office:value-type="float" office:value="90.9" calcext:value-type="float">
            <text:p>90,9</text:p>
          </table:table-cell>
          <table:table-cell office:value-type="float" office:value="49" calcext:value-type="float">
            <text:p>49</text:p>
          </table:table-cell>
          <table:table-cell office:value-type="float" office:value="2761.2" calcext:value-type="float">
            <text:p>2761,2</text:p>
          </table:table-cell>
          <table:table-cell office:value-type="float" office:value="605.4" calcext:value-type="float">
            <text:p>605,4</text:p>
          </table:table-cell>
          <table:table-cell office:value-type="float" office:value="385.4" calcext:value-type="float">
            <text:p>385,4</text:p>
          </table:table-cell>
          <table:table-cell office:value-type="float" office:value="1.29" calcext:value-type="float">
            <text:p>1,29</text:p>
          </table:table-cell>
          <table:table-cell table:number-columns-repeated="1011"/>
        </table:table-row>
        <table:table-row table:style-name="ro2">
          <table:table-cell table:formula="of:=VLOOKUP([.B40];[$names.$A$2:$names.$D$102];2; 0)" office:value-type="string" office:string-value="µHTML" calcext:value-type="string">
            <text:p>µHTML</text:p>
          </table:table-cell>
          <table:table-cell office:value-type="string" calcext:value-type="string">
            <text:p>uhtml-v1.8.1</text:p>
          </table:table-cell>
          <table:table-cell office:value-type="string" calcext:value-type="string">
            <text:p/>
          </table:table-cell>
          <table:table-cell office:value-type="float" office:value="275.9" calcext:value-type="float">
            <text:p>275,9</text:p>
          </table:table-cell>
          <table:table-cell office:value-type="float" office:value="283.3" calcext:value-type="float">
            <text:p>283,3</text:p>
          </table:table-cell>
          <table:table-cell office:value-type="float" office:value="1546.6" calcext:value-type="float">
            <text:p>1546,6</text:p>
          </table:table-cell>
          <table:table-cell office:value-type="float" office:value="97.6" calcext:value-type="float">
            <text:p>97,6</text:p>
          </table:table-cell>
          <table:table-cell office:value-type="float" office:value="93.7" calcext:value-type="float">
            <text:p>93,7</text:p>
          </table:table-cell>
          <table:table-cell office:value-type="float" office:value="51.8" calcext:value-type="float">
            <text:p>51,8</text:p>
          </table:table-cell>
          <table:table-cell office:value-type="float" office:value="2671.5" calcext:value-type="float">
            <text:p>2671,5</text:p>
          </table:table-cell>
          <table:table-cell office:value-type="float" office:value="606.4" calcext:value-type="float">
            <text:p>606,4</text:p>
          </table:table-cell>
          <table:table-cell office:value-type="float" office:value="342.2" calcext:value-type="float">
            <text:p>342,2</text:p>
          </table:table-cell>
          <table:table-cell office:value-type="float" office:value="1.3" calcext:value-type="float">
            <text:p>1,3</text:p>
          </table:table-cell>
          <table:table-cell table:number-columns-repeated="1011"/>
        </table:table-row>
        <table:table-row table:style-name="ro2">
          <table:table-cell table:formula="of:=VLOOKUP([.B41];[$names.$A$2:$names.$D$102];2; 0)" office:value-type="string" office:string-value="lit-html" calcext:value-type="string">
            <text:p>lit-html</text:p>
          </table:table-cell>
          <table:table-cell office:value-type="string" calcext:value-type="string">
            <text:p>lit-html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65.7" calcext:value-type="float">
            <text:p>265,7</text:p>
          </table:table-cell>
          <table:table-cell office:value-type="float" office:value="268.7" calcext:value-type="float">
            <text:p>268,7</text:p>
          </table:table-cell>
          <table:table-cell office:value-type="float" office:value="1525.3" calcext:value-type="float">
            <text:p>1525,3</text:p>
          </table:table-cell>
          <table:table-cell office:value-type="float" office:value="166.6" calcext:value-type="float">
            <text:p>166,6</text:p>
          </table:table-cell>
          <table:table-cell office:value-type="float" office:value="89.4" calcext:value-type="float">
            <text:p>89,4</text:p>
          </table:table-cell>
          <table:table-cell office:value-type="float" office:value="47.6" calcext:value-type="float">
            <text:p>47,6</text:p>
          </table:table-cell>
          <table:table-cell office:value-type="float" office:value="2535.3" calcext:value-type="float">
            <text:p>2535,3</text:p>
          </table:table-cell>
          <table:table-cell office:value-type="float" office:value="558.4" calcext:value-type="float">
            <text:p>558,4</text:p>
          </table:table-cell>
          <table:table-cell office:value-type="float" office:value="349.4" calcext:value-type="float">
            <text:p>349,4</text:p>
          </table:table-cell>
          <table:table-cell office:value-type="float" office:value="1.32" calcext:value-type="float">
            <text:p>1,32</text:p>
          </table:table-cell>
          <table:table-cell table:number-columns-repeated="1011"/>
        </table:table-row>
        <table:table-row table:style-name="ro2">
          <table:table-cell table:formula="of:=VLOOKUP([.B42];[$names.$A$2:$names.$D$102];2; 0)" office:value-type="string" office:string-value="Docs : lit-html" calcext:value-type="string">
            <text:p>Docs : lit-html</text:p>
          </table:table-cell>
          <table:table-cell office:value-type="string" calcext:value-type="string">
            <text:p>lit-html-for-doc-v1.1.0</text:p>
          </table:table-cell>
          <table:table-cell office:value-type="string" calcext:value-type="string">
            <text:p><text:a xlink:href="http://localhost:8080/webdriver-ts-results/table.html#800" xlink:type="simple">800</text:a> </text:p>
          </table:table-cell>
          <table:table-cell office:value-type="float" office:value="271.7" calcext:value-type="float">
            <text:p>271,7</text:p>
          </table:table-cell>
          <table:table-cell office:value-type="float" office:value="269.5" calcext:value-type="float">
            <text:p>269,5</text:p>
          </table:table-cell>
          <table:table-cell office:value-type="float" office:value="1537.2" calcext:value-type="float">
            <text:p>1537,2</text:p>
          </table:table-cell>
          <table:table-cell office:value-type="float" office:value="169.1" calcext:value-type="float">
            <text:p>169,1</text:p>
          </table:table-cell>
          <table:table-cell office:value-type="float" office:value="90" calcext:value-type="float">
            <text:p>90</text:p>
          </table:table-cell>
          <table:table-cell office:value-type="float" office:value="47.6" calcext:value-type="float">
            <text:p>47,6</text:p>
          </table:table-cell>
          <table:table-cell office:value-type="float" office:value="2530.2" calcext:value-type="float">
            <text:p>2530,2</text:p>
          </table:table-cell>
          <table:table-cell office:value-type="float" office:value="581.7" calcext:value-type="float">
            <text:p>581,7</text:p>
          </table:table-cell>
          <table:table-cell office:value-type="float" office:value="346.7" calcext:value-type="float">
            <text:p>346,7</text:p>
          </table:table-cell>
          <table:table-cell office:value-type="float" office:value="1.34" calcext:value-type="float">
            <text:p>1,34</text:p>
          </table:table-cell>
          <table:table-cell table:number-columns-repeated="1011"/>
        </table:table-row>
        <table:table-row table:style-name="ro2">
          <table:table-cell table:formula="of:=VLOOKUP([.B43];[$names.$A$2:$names.$D$102];2; 0)" office:value-type="string" office:string-value="LighterHTML" calcext:value-type="string">
            <text:p>LighterHTML</text:p>
          </table:table-cell>
          <table:table-cell office:value-type="string" calcext:value-type="string">
            <text:p>lighterhtml-v2.5.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8.4" calcext:value-type="float">
            <text:p>288,4</text:p>
          </table:table-cell>
          <table:table-cell office:value-type="float" office:value="1556.9" calcext:value-type="float">
            <text:p>1556,9</text:p>
          </table:table-cell>
          <table:table-cell office:value-type="float" office:value="133.6" calcext:value-type="float">
            <text:p>133,6</text:p>
          </table:table-cell>
          <table:table-cell office:value-type="float" office:value="98.9" calcext:value-type="float">
            <text:p>98,9</text:p>
          </table:table-cell>
          <table:table-cell office:value-type="float" office:value="51.2" calcext:value-type="float">
            <text:p>51,2</text:p>
          </table:table-cell>
          <table:table-cell office:value-type="float" office:value="2659.9" calcext:value-type="float">
            <text:p>2659,9</text:p>
          </table:table-cell>
          <table:table-cell office:value-type="float" office:value="584.5" calcext:value-type="float">
            <text:p>584,5</text:p>
          </table:table-cell>
          <table:table-cell office:value-type="float" office:value="342" calcext:value-type="float">
            <text:p>342</text:p>
          </table:table-cell>
          <table:table-cell office:value-type="float" office:value="1.35" calcext:value-type="float">
            <text:p>1,35</text:p>
          </table:table-cell>
          <table:table-cell table:number-columns-repeated="1011"/>
        </table:table-row>
        <table:table-row table:style-name="ro2">
          <table:table-cell table:formula="of:=VLOOKUP([.B44];[$names.$A$2:$names.$D$102];2; 0)" office:value-type="string" office:string-value="lit-element" calcext:value-type="string">
            <text:p>lit-element</text:p>
          </table:table-cell>
          <table:table-cell office:value-type="string" calcext:value-type="string">
            <text:p>lit-element-v2.4.0</text:p>
          </table:table-cell>
          <table:table-cell/>
          <table:table-cell office:value-type="float" office:value="281.2" calcext:value-type="float">
            <text:p>281,2</text:p>
          </table:table-cell>
          <table:table-cell office:value-type="float" office:value="278.8" calcext:value-type="float">
            <text:p>278,8</text:p>
          </table:table-cell>
          <table:table-cell office:value-type="float" office:value="1575" calcext:value-type="float">
            <text:p>1575</text:p>
          </table:table-cell>
          <table:table-cell office:value-type="float" office:value="188.1" calcext:value-type="float">
            <text:p>188,1</text:p>
          </table:table-cell>
          <table:table-cell office:value-type="float" office:value="95.1" calcext:value-type="float">
            <text:p>95,1</text:p>
          </table:table-cell>
          <table:table-cell office:value-type="float" office:value="49.1" calcext:value-type="float">
            <text:p>49,1</text:p>
          </table:table-cell>
          <table:table-cell office:value-type="float" office:value="2610.1" calcext:value-type="float">
            <text:p>2610,1</text:p>
          </table:table-cell>
          <table:table-cell office:value-type="float" office:value="590.7" calcext:value-type="float">
            <text:p>590,7</text:p>
          </table:table-cell>
          <table:table-cell office:value-type="float" office:value="347.6" calcext:value-type="float">
            <text:p>347,6</text:p>
          </table:table-cell>
          <table:table-cell office:value-type="float" office:value="1.39" calcext:value-type="float">
            <text:p>1,39</text:p>
          </table:table-cell>
          <table:table-cell table:number-columns-repeated="1011"/>
        </table:table-row>
        <table:table-row table:style-name="ro2">
          <table:table-cell table:formula="of:=VLOOKUP([.B45];[$names.$A$2:$names.$D$102];2; 0)" office:value-type="string" office:string-value="Preact" calcext:value-type="string">
            <text:p>Preact</text:p>
          </table:table-cell>
          <table:table-cell office:value-type="string" calcext:value-type="string">
            <text:p>preact-v10.5.5</text:p>
          </table:table-cell>
          <table:table-cell/>
          <table:table-cell office:value-type="float" office:value="307.4" calcext:value-type="float">
            <text:p>307,4</text:p>
          </table:table-cell>
          <table:table-cell office:value-type="float" office:value="320.8" calcext:value-type="float">
            <text:p>320,8</text:p>
          </table:table-cell>
          <table:table-cell office:value-type="float" office:value="1513.8" calcext:value-type="float">
            <text:p>1513,8</text:p>
          </table:table-cell>
          <table:table-cell office:value-type="float" office:value="130.3" calcext:value-type="float">
            <text:p>130,3</text:p>
          </table:table-cell>
          <table:table-cell office:value-type="float" office:value="93.6" calcext:value-type="float">
            <text:p>93,6</text:p>
          </table:table-cell>
          <table:table-cell office:value-type="float" office:value="48.7" calcext:value-type="float">
            <text:p>48,7</text:p>
          </table:table-cell>
          <table:table-cell office:value-type="float" office:value="3028.8" calcext:value-type="float">
            <text:p>3028,8</text:p>
          </table:table-cell>
          <table:table-cell office:value-type="float" office:value="791" calcext:value-type="float">
            <text:p>791</text:p>
          </table:table-cell>
          <table:table-cell office:value-type="float" office:value="351.5" calcext:value-type="float">
            <text:p>351,5</text:p>
          </table:table-cell>
          <table:table-cell office:value-type="float" office:value="1.43" calcext:value-type="float">
            <text:p>1,43</text:p>
          </table:table-cell>
          <table:table-cell table:number-columns-repeated="1011"/>
        </table:table-row>
        <table:table-row table:style-name="ro2">
          <table:table-cell table:formula="of:=VLOOKUP([.B46];[$names.$A$2:$names.$D$102];2; 0)" office:value-type="string" office:string-value="Isotope" calcext:value-type="string">
            <text:p>Isotope</text:p>
          </table:table-cell>
          <table:table-cell office:value-type="string" calcext:value-type="string">
            <text:p>isotope-v0.2.0</text:p>
          </table:table-cell>
          <table:table-cell/>
          <table:table-cell office:value-type="float" office:value="335.1" calcext:value-type="float">
            <text:p>335,1</text:p>
          </table:table-cell>
          <table:table-cell office:value-type="float" office:value="359.7" calcext:value-type="float">
            <text:p>359,7</text:p>
          </table:table-cell>
          <table:table-cell office:value-type="float" office:value="1531.7" calcext:value-type="float">
            <text:p>1531,7</text:p>
          </table:table-cell>
          <table:table-cell office:value-type="float" office:value="160.1" calcext:value-type="float">
            <text:p>160,1</text:p>
          </table:table-cell>
          <table:table-cell office:value-type="float" office:value="98.2" calcext:value-type="float">
            <text:p>98,2</text:p>
          </table:table-cell>
          <table:table-cell office:value-type="float" office:value="49.6" calcext:value-type="float">
            <text:p>49,6</text:p>
          </table:table-cell>
          <table:table-cell office:value-type="float" office:value="4314.8" calcext:value-type="float">
            <text:p>4314,8</text:p>
          </table:table-cell>
          <table:table-cell office:value-type="float" office:value="772.2" calcext:value-type="float">
            <text:p>772,2</text:p>
          </table:table-cell>
          <table:table-cell office:value-type="float" office:value="268.8" calcext:value-type="float">
            <text:p>268,8</text:p>
          </table:table-cell>
          <table:table-cell office:value-type="float" office:value="1.52" calcext:value-type="float">
            <text:p>1,52</text:p>
          </table:table-cell>
          <table:table-cell table:number-columns-repeated="1011"/>
        </table:table-row>
        <table:table-row table:style-name="ro2">
          <table:table-cell table:formula="of:=VLOOKUP([.B47];[$names.$A$2:$names.$D$102];2; 0)" office:value-type="string" office:string-value="Vue 3" calcext:value-type="string">
            <text:p>Vue 3</text:p>
          </table:table-cell>
          <table:table-cell office:value-type="string" calcext:value-type="string">
            <text:p>vue-v3.0.2</text:p>
          </table:table-cell>
          <table:table-cell/>
          <table:table-cell office:value-type="float" office:value="297.3" calcext:value-type="float">
            <text:p>297,3</text:p>
          </table:table-cell>
          <table:table-cell office:value-type="float" office:value="279.8" calcext:value-type="float">
            <text:p>279,8</text:p>
          </table:table-cell>
          <table:table-cell office:value-type="float" office:value="1566.8" calcext:value-type="float">
            <text:p>1566,8</text:p>
          </table:table-cell>
          <table:table-cell office:value-type="float" office:value="346.2" calcext:value-type="float">
            <text:p>346,2</text:p>
          </table:table-cell>
          <table:table-cell office:value-type="float" office:value="102.7" calcext:value-type="float">
            <text:p>102,7</text:p>
          </table:table-cell>
          <table:table-cell office:value-type="float" office:value="50.8" calcext:value-type="float">
            <text:p>50,8</text:p>
          </table:table-cell>
          <table:table-cell office:value-type="float" office:value="2572.6" calcext:value-type="float">
            <text:p>2572,6</text:p>
          </table:table-cell>
          <table:table-cell office:value-type="float" office:value="616.6" calcext:value-type="float">
            <text:p>616,6</text:p>
          </table:table-cell>
          <table:table-cell office:value-type="float" office:value="354" calcext:value-type="float">
            <text:p>354</text:p>
          </table:table-cell>
          <table:table-cell office:value-type="float" office:value="1.52" calcext:value-type="float">
            <text:p>1,52</text:p>
          </table:table-cell>
          <table:table-cell table:number-columns-repeated="1011"/>
        </table:table-row>
        <table:table-row table:style-name="ro2">
          <table:table-cell table:formula="of:=VLOOKUP([.B48];[$names.$A$2:$names.$D$102];2; 0)" office:value-type="string" office:string-value="React &amp; Redux" calcext:value-type="string">
            <text:p>React &amp; Redux</text:p>
          </table:table-cell>
          <table:table-cell office:value-type="string" calcext:value-type="string">
            <text:p>react-redux-hooks-v17.0.1 + 7.2.1</text:p>
          </table:table-cell>
          <table:table-cell/>
          <table:table-cell office:value-type="float" office:value="354.3" calcext:value-type="float">
            <text:p>354,3</text:p>
          </table:table-cell>
          <table:table-cell office:value-type="float" office:value="307.5" calcext:value-type="float">
            <text:p>307,5</text:p>
          </table:table-cell>
          <table:table-cell office:value-type="float" office:value="1630.8" calcext:value-type="float">
            <text:p>1630,8</text:p>
          </table:table-cell>
          <table:table-cell office:value-type="float" office:value="111.8" calcext:value-type="float">
            <text:p>111,8</text:p>
          </table:table-cell>
          <table:table-cell office:value-type="float" office:value="1025.9" calcext:value-type="float">
            <text:p>1025,9</text:p>
          </table:table-cell>
          <table:table-cell office:value-type="float" office:value="50.7" calcext:value-type="float">
            <text:p>50,7</text:p>
          </table:table-cell>
          <table:table-cell office:value-type="float" office:value="3225.1" calcext:value-type="float">
            <text:p>3225,1</text:p>
          </table:table-cell>
          <table:table-cell office:value-type="float" office:value="696" calcext:value-type="float">
            <text:p>696</text:p>
          </table:table-cell>
          <table:table-cell office:value-type="float" office:value="402.4" calcext:value-type="float">
            <text:p>402,4</text:p>
          </table:table-cell>
          <table:table-cell office:value-type="float" office:value="1.89" calcext:value-type="float">
            <text:p>1,89</text:p>
          </table:table-cell>
          <table:table-cell table:number-columns-repeated="1011"/>
        </table:table-row>
        <table:table-row table:style-name="ro2">
          <table:table-cell table:formula="of:=VLOOKUP([.B49];[$names.$A$2:$names.$D$102];2; 0)" office:value-type="string" office:string-value="React &amp; RxJS" calcext:value-type="string">
            <text:p>React &amp; RxJS</text:p>
          </table:table-cell>
          <table:table-cell office:value-type="string" calcext:value-type="string">
            <text:p>react-rxjs-v17.0.1 + 0.6.0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97" calcext:value-type="float">
            <text:p>297</text:p>
          </table:table-cell>
          <table:table-cell office:value-type="float" office:value="1601.5" calcext:value-type="float">
            <text:p>1601,5</text:p>
          </table:table-cell>
          <table:table-cell office:value-type="float" office:value="152.4" calcext:value-type="float">
            <text:p>152,4</text:p>
          </table:table-cell>
          <table:table-cell office:value-type="float" office:value="1021.7" calcext:value-type="float">
            <text:p>1021,7</text:p>
          </table:table-cell>
          <table:table-cell office:value-type="float" office:value="48.7" calcext:value-type="float">
            <text:p>48,7</text:p>
          </table:table-cell>
          <table:table-cell office:value-type="float" office:value="3180.9" calcext:value-type="float">
            <text:p>3180,9</text:p>
          </table:table-cell>
          <table:table-cell office:value-type="float" office:value="697" calcext:value-type="float">
            <text:p>697</text:p>
          </table:table-cell>
          <table:table-cell office:value-type="float" office:value="379.3" calcext:value-type="float">
            <text:p>379,3</text:p>
          </table:table-cell>
          <table:table-cell office:value-type="float" office:value="1.91" calcext:value-type="float">
            <text:p>1,91</text:p>
          </table:table-cell>
          <table:table-cell table:number-columns-repeated="1011"/>
        </table:table-row>
        <table:table-row table:style-name="ro2">
          <table:table-cell table:formula="of:=VLOOKUP([.B50];[$names.$A$2:$names.$D$102];2; 0)" office:value-type="string" office:string-value="React" calcext:value-type="string">
            <text:p>React</text:p>
          </table:table-cell>
          <table:table-cell office:value-type="string" calcext:value-type="string">
            <text:p>react-hooks-v17.0.1</text:p>
          </table:table-cell>
          <table:table-cell/>
          <table:table-cell office:value-type="float" office:value="337.1" calcext:value-type="float">
            <text:p>337,1</text:p>
          </table:table-cell>
          <table:table-cell office:value-type="float" office:value="304.3" calcext:value-type="float">
            <text:p>304,3</text:p>
          </table:table-cell>
          <table:table-cell office:value-type="float" office:value="1594.9" calcext:value-type="float">
            <text:p>1594,9</text:p>
          </table:table-cell>
          <table:table-cell office:value-type="float" office:value="200" calcext:value-type="float">
            <text:p>200</text:p>
          </table:table-cell>
          <table:table-cell office:value-type="float" office:value="1024.1" calcext:value-type="float">
            <text:p>1024,1</text:p>
          </table:table-cell>
          <table:table-cell office:value-type="float" office:value="49.2" calcext:value-type="float">
            <text:p>49,2</text:p>
          </table:table-cell>
          <table:table-cell office:value-type="float" office:value="3326.9" calcext:value-type="float">
            <text:p>3326,9</text:p>
          </table:table-cell>
          <table:table-cell office:value-type="float" office:value="676" calcext:value-type="float">
            <text:p>676</text:p>
          </table:table-cell>
          <table:table-cell office:value-type="float" office:value="375.4" calcext:value-type="float">
            <text:p>375,4</text:p>
          </table:table-cell>
          <table:table-cell office:value-type="float" office:value="1.97" calcext:value-type="float">
            <text:p>1,97</text:p>
          </table:table-cell>
          <table:table-cell table:number-columns-repeated="1011"/>
        </table:table-row>
        <table:table-row table:style-name="ro2">
          <table:table-cell table:formula="of:=VLOOKUP([.B51];[$names.$A$2:$names.$D$102];2; 0)" office:value-type="string" office:string-value="Angular 8" calcext:value-type="string">
            <text:p>Angular 8</text:p>
          </table:table-cell>
          <table:table-cell office:value-type="string" calcext:value-type="string">
            <text:p>angular-v8.2.14</text:p>
          </table:table-cell>
          <table:table-cell/>
          <table:table-cell office:value-type="float" office:value="332.2" calcext:value-type="float">
            <text:p>332,2</text:p>
          </table:table-cell>
          <table:table-cell office:value-type="float" office:value="314.7" calcext:value-type="float">
            <text:p>314,7</text:p>
          </table:table-cell>
          <table:table-cell office:value-type="float" office:value="1504.3" calcext:value-type="float">
            <text:p>1504,3</text:p>
          </table:table-cell>
          <table:table-cell office:value-type="float" office:value="160.5" calcext:value-type="float">
            <text:p>160,5</text:p>
          </table:table-cell>
          <table:table-cell office:value-type="float" office:value="1033.6" calcext:value-type="float">
            <text:p>1033,6</text:p>
          </table:table-cell>
          <table:table-cell office:value-type="float" office:value="53.6" calcext:value-type="float">
            <text:p>53,6</text:p>
          </table:table-cell>
          <table:table-cell office:value-type="float" office:value="2913.4" calcext:value-type="float">
            <text:p>2913,4</text:p>
          </table:table-cell>
          <table:table-cell office:value-type="float" office:value="675.4" calcext:value-type="float">
            <text:p>675,4</text:p>
          </table:table-cell>
          <table:table-cell office:value-type="float" office:value="615.8" calcext:value-type="float">
            <text:p>615,8</text:p>
          </table:table-cell>
          <table:table-cell office:value-type="float" office:value="2.02" calcext:value-type="float">
            <text:p>2,02</text:p>
          </table:table-cell>
          <table:table-cell table:number-columns-repeated="1011"/>
        </table:table-row>
        <table:table-row table:style-name="ro2">
          <table:table-cell table:formula="of:=VLOOKUP([.B52];[$names.$A$2:$names.$D$102];2; 0)" office:value-type="string" office:string-value="React &amp; react-easy-state" calcext:value-type="string">
            <text:p>React &amp; react-easy-state</text:p>
          </table:table-cell>
          <table:table-cell office:value-type="string" calcext:value-type="string">
            <text:p>react-easy-state-v17.0.1 + 6.3.0</text:p>
          </table:table-cell>
          <table:table-cell/>
          <table:table-cell office:value-type="float" office:value="418.9" calcext:value-type="float">
            <text:p>418,9</text:p>
          </table:table-cell>
          <table:table-cell office:value-type="float" office:value="356.7" calcext:value-type="float">
            <text:p>356,7</text:p>
          </table:table-cell>
          <table:table-cell office:value-type="float" office:value="1644.3" calcext:value-type="float">
            <text:p>1644,3</text:p>
          </table:table-cell>
          <table:table-cell office:value-type="float" office:value="95" calcext:value-type="float">
            <text:p>95</text:p>
          </table:table-cell>
          <table:table-cell office:value-type="float" office:value="1053" calcext:value-type="float">
            <text:p>1053</text:p>
          </table:table-cell>
          <table:table-cell office:value-type="float" office:value="60.2" calcext:value-type="float">
            <text:p>60,2</text:p>
          </table:table-cell>
          <table:table-cell office:value-type="float" office:value="3620.6" calcext:value-type="float">
            <text:p>3620,6</text:p>
          </table:table-cell>
          <table:table-cell office:value-type="float" office:value="839" calcext:value-type="float">
            <text:p>839</text:p>
          </table:table-cell>
          <table:table-cell office:value-type="float" office:value="458.4" calcext:value-type="float">
            <text:p>458,4</text:p>
          </table:table-cell>
          <table:table-cell office:value-type="float" office:value="2.06" calcext:value-type="float">
            <text:p>2,06</text:p>
          </table:table-cell>
          <table:table-cell table:number-columns-repeated="1011"/>
        </table:table-row>
        <table:table-row table:style-name="ro2">
          <table:table-cell table:formula="of:=VLOOKUP([.B53];[$names.$A$2:$names.$D$102];2; 0)" office:value-type="string" office:string-value="Angular 11" calcext:value-type="string">
            <text:p>Angular 11</text:p>
          </table:table-cell>
          <table:table-cell office:value-type="string" calcext:value-type="string">
            <text:p>angular-ng-v11.0.2</text:p>
          </table:table-cell>
          <table:table-cell/>
          <table:table-cell office:value-type="float" office:value="357.2" calcext:value-type="float">
            <text:p>357,2</text:p>
          </table:table-cell>
          <table:table-cell office:value-type="float" office:value="317.2" calcext:value-type="float">
            <text:p>317,2</text:p>
          </table:table-cell>
          <table:table-cell office:value-type="float" office:value="1529.5" calcext:value-type="float">
            <text:p>1529,5</text:p>
          </table:table-cell>
          <table:table-cell office:value-type="float" office:value="176.4" calcext:value-type="float">
            <text:p>176,4</text:p>
          </table:table-cell>
          <table:table-cell office:value-type="float" office:value="1043.4" calcext:value-type="float">
            <text:p>1043,4</text:p>
          </table:table-cell>
          <table:table-cell office:value-type="float" office:value="53.4" calcext:value-type="float">
            <text:p>53,4</text:p>
          </table:table-cell>
          <table:table-cell office:value-type="float" office:value="2934.7" calcext:value-type="float">
            <text:p>2934,7</text:p>
          </table:table-cell>
          <table:table-cell office:value-type="float" office:value="769.3" calcext:value-type="float">
            <text:p>769,3</text:p>
          </table:table-cell>
          <table:table-cell office:value-type="float" office:value="630.7" calcext:value-type="float">
            <text:p>630,7</text:p>
          </table:table-cell>
          <table:table-cell office:value-type="float" office:value="2.1" calcext:value-type="float">
            <text:p>2,1</text:p>
          </table:table-cell>
          <table:table-cell table:number-columns-repeated="1011"/>
        </table:table-row>
      </table:table>
      <table:table table:name="render" table:style-name="ta1">
        <table:table-column table:style-name="co6" table:default-cell-style-name="Default"/>
        <table:table-column table:style-name="co7" table:number-columns-repeated="3" table:default-cell-style-name="ce10"/>
        <table:table-column table:style-name="co6" table:default-cell-style-name="Default"/>
        <table:table-column table:style-name="co7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render (µs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4"/>
        </table:table-row>
        <table:table-row table:style-name="ro2">
          <table:table-cell table:formula="of:=VLOOKUP([.E2];[$names.$A$2:$names.$D$102];4)" office:value-type="string" office:string-value="VanillaJS (update)" calcext:value-type="string">
            <text:p>VanillaJS (update)</text:p>
          </table:table-cell>
          <table:table-cell table:formula="of:=SQRT(VLOOKUP([.E2];[$means.$B$2:$means.$J$101];3;0)*VLOOKUP([.E2];[$means.$B$2:$means.$J$101];9;0)/10)" office:value-type="float" office:value="217.267425077944" calcext:value-type="float">
            <text:p>217,27</text:p>
          </table:table-cell>
          <table:table-cell table:formula="of:=SQRT((VLOOKUP([.E2];[$means.$B$2:$means.$J$101];3;0)-VLOOKUP([.E2];[$deviations.$A$2:$deviations.$I$101];3;0))*(VLOOKUP([.E2];[$means.$B$2:$means.$J$101];9;0)-VLOOKUP([.E2];[$deviations.$A$2:$deviations.$I$101];9;0))/10)" office:value-type="float" office:value="215.734206837951" calcext:value-type="float">
            <text:p>215,73</text:p>
          </table:table-cell>
          <table:table-cell table:formula="of:=SQRT((VLOOKUP([.E2];[$means.$B$2:$means.$J$101];3;0)+VLOOKUP([.E2];[$deviations.$A$2:$deviations.$I$101];3;0))*(VLOOKUP([.E2];[$means.$B$2:$means.$J$101];9;0)+VLOOKUP([.E2];[$deviations.$A$2:$deviations.$I$101];9;0))/10)" office:value-type="float" office:value="218.797577683118" calcext:value-type="float">
            <text:p>218,80</text:p>
          </table:table-cell>
          <table:table-cell table:formula="of:=[$means.B5]" office:value-type="string" office:string-value="vanillajs-1" calcext:value-type="string">
            <text:p>vanillajs-1</text:p>
          </table:table-cell>
          <table:table-cell table:number-columns-repeated="3"/>
        </table:table-row>
        <table:table-row table:style-name="ro2">
          <table:table-cell table:formula="of:=VLOOKUP([.E3];[$names.$A$2:$names.$D$102];4)" office:value-type="string" office:string-value="VanillaJS" calcext:value-type="string">
            <text:p>VanillaJS</text:p>
          </table:table-cell>
          <table:table-cell table:formula="of:=SQRT(VLOOKUP([.E3];[$means.$B$2:$means.$J$101];3;0)*VLOOKUP([.E3];[$means.$B$2:$means.$J$101];9;0)/10)" office:value-type="float" office:value="217.945454185216" calcext:value-type="float">
            <text:p>217,95</text:p>
          </table:table-cell>
          <table:table-cell table:formula="of:=SQRT((VLOOKUP([.E3];[$means.$B$2:$means.$J$101];3;0)-VLOOKUP([.E3];[$deviations.$A$2:$deviations.$I$101];3;0))*(VLOOKUP([.E3];[$means.$B$2:$means.$J$101];9;0)-VLOOKUP([.E3];[$deviations.$A$2:$deviations.$I$101];9;0))/10)" office:value-type="float" office:value="216.587912866808" calcext:value-type="float">
            <text:p>216,59</text:p>
          </table:table-cell>
          <table:table-cell table:formula="of:=SQRT((VLOOKUP([.E3];[$means.$B$2:$means.$J$101];3;0)+VLOOKUP([.E3];[$deviations.$A$2:$deviations.$I$101];3;0))*(VLOOKUP([.E3];[$means.$B$2:$means.$J$101];9;0)+VLOOKUP([.E3];[$deviations.$A$2:$deviations.$I$101];9;0))/10)" office:value-type="float" office:value="219.300109439097" calcext:value-type="float">
            <text:p>219,30</text:p>
          </table:table-cell>
          <table:table-cell table:formula="of:=[$means.B2]" office:value-type="string" office:string-value="vanillajs" calcext:value-type="string">
            <text:p>vanillajs</text:p>
          </table:table-cell>
          <table:table-cell table:number-columns-repeated="3"/>
        </table:table-row>
        <table:table-row table:style-name="ro2">
          <table:table-cell table:formula="of:=VLOOKUP([.E4];[$names.$A$2:$names.$D$102];4)" office:value-type="string" office:string-value="VanillaJS (DX)" calcext:value-type="string">
            <text:p>VanillaJS (DX)</text:p>
          </table:table-cell>
          <table:table-cell table:formula="of:=SQRT(VLOOKUP([.E4];[$means.$B$2:$means.$J$101];3;0)*VLOOKUP([.E4];[$means.$B$2:$means.$J$101];9;0)/10)" office:value-type="float" office:value="219.254737691116" calcext:value-type="float">
            <text:p>219,25</text:p>
          </table:table-cell>
          <table:table-cell table:formula="of:=SQRT((VLOOKUP([.E4];[$means.$B$2:$means.$J$101];3;0)-VLOOKUP([.E4];[$deviations.$A$2:$deviations.$I$101];3;0))*(VLOOKUP([.E4];[$means.$B$2:$means.$J$101];9;0)-VLOOKUP([.E4];[$deviations.$A$2:$deviations.$I$101];9;0))/10)" office:value-type="float" office:value="217.405772692447" calcext:value-type="float">
            <text:p>217,41</text:p>
          </table:table-cell>
          <table:table-cell table:formula="of:=SQRT((VLOOKUP([.E4];[$means.$B$2:$means.$J$101];3;0)+VLOOKUP([.E4];[$deviations.$A$2:$deviations.$I$101];3;0))*(VLOOKUP([.E4];[$means.$B$2:$means.$J$101];9;0)+VLOOKUP([.E4];[$deviations.$A$2:$deviations.$I$101];9;0))/10)" office:value-type="float" office:value="221.098281313989" calcext:value-type="float">
            <text:p>221,10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  <table:table-cell table:number-columns-repeated="3"/>
        </table:table-row>
        <table:table-row table:style-name="ro2">
          <table:table-cell table:formula="of:=VLOOKUP([.E5];[$names.$A$2:$names.$D$102];4)" office:value-type="string" office:string-value="Stage0" calcext:value-type="string">
            <text:p>Stage0</text:p>
          </table:table-cell>
          <table:table-cell table:formula="of:=SQRT(VLOOKUP([.E5];[$means.$B$2:$means.$J$101];3;0)*VLOOKUP([.E5];[$means.$B$2:$means.$J$101];9;0)/10)" office:value-type="float" office:value="219.320163231747" calcext:value-type="float">
            <text:p>219,32</text:p>
          </table:table-cell>
          <table:table-cell table:formula="of:=SQRT((VLOOKUP([.E5];[$means.$B$2:$means.$J$101];3;0)-VLOOKUP([.E5];[$deviations.$A$2:$deviations.$I$101];3;0))*(VLOOKUP([.E5];[$means.$B$2:$means.$J$101];9;0)-VLOOKUP([.E5];[$deviations.$A$2:$deviations.$I$101];9;0))/10)" office:value-type="float" office:value="217.646456437958" calcext:value-type="float">
            <text:p>217,65</text:p>
          </table:table-cell>
          <table:table-cell table:formula="of:=SQRT((VLOOKUP([.E5];[$means.$B$2:$means.$J$101];3;0)+VLOOKUP([.E5];[$deviations.$A$2:$deviations.$I$101];3;0))*(VLOOKUP([.E5];[$means.$B$2:$means.$J$101];9;0)+VLOOKUP([.E5];[$deviations.$A$2:$deviations.$I$101];9;0))/10)" office:value-type="float" office:value="220.990370830948" calcext:value-type="float">
            <text:p>220,99</text:p>
          </table:table-cell>
          <table:table-cell table:formula="of:=[$means.B7]" office:value-type="string" office:string-value="stage0-v0.0.2" calcext:value-type="string">
            <text:p>stage0-v0.0.2</text:p>
          </table:table-cell>
          <table:table-cell table:number-columns-repeated="3"/>
        </table:table-row>
        <table:table-row table:style-name="ro2">
          <table:table-cell table:formula="of:=VLOOKUP([.E6];[$names.$A$2:$names.$D$102];4)" office:value-type="string" office:string-value="createElement + cloneNode" calcext:value-type="string">
            <text:p>createElement + cloneNode</text:p>
          </table:table-cell>
          <table:table-cell table:formula="of:=SQRT(VLOOKUP([.E6];[$means.$B$2:$means.$J$101];3;0)*VLOOKUP([.E6];[$means.$B$2:$means.$J$101];9;0)/10)" office:value-type="float" office:value="220.83428175897" calcext:value-type="float">
            <text:p>220,83</text:p>
          </table:table-cell>
          <table:table-cell table:formula="of:=SQRT((VLOOKUP([.E6];[$means.$B$2:$means.$J$101];3;0)-VLOOKUP([.E6];[$deviations.$A$2:$deviations.$I$101];3;0))*(VLOOKUP([.E6];[$means.$B$2:$means.$J$101];9;0)-VLOOKUP([.E6];[$deviations.$A$2:$deviations.$I$101];9;0))/10)" office:value-type="float" office:value="218.669325695215" calcext:value-type="float">
            <text:p>218,67</text:p>
          </table:table-cell>
          <table:table-cell table:formula="of:=SQRT((VLOOKUP([.E6];[$means.$B$2:$means.$J$101];3;0)+VLOOKUP([.E6];[$deviations.$A$2:$deviations.$I$101];3;0))*(VLOOKUP([.E6];[$means.$B$2:$means.$J$101];9;0)+VLOOKUP([.E6];[$deviations.$A$2:$deviations.$I$101];9;0))/10)" office:value-type="float" office:value="222.988784471327" calcext:value-type="float">
            <text:p>222,99</text:p>
          </table:table-cell>
          <table:table-cell table:formula="of:=[$means.B3]" office:value-type="string" office:string-value="vanillajs-prog" calcext:value-type="string">
            <text:p>vanillajs-prog</text:p>
          </table:table-cell>
          <table:table-cell table:number-columns-repeated="3"/>
        </table:table-row>
        <table:table-row table:style-name="ro2">
          <table:table-cell table:formula="of:=VLOOKUP([.E7];[$names.$A$2:$names.$D$102];4)" office:value-type="string" office:string-value="domc" calcext:value-type="string">
            <text:p>domc</text:p>
          </table:table-cell>
          <table:table-cell table:formula="of:=SQRT(VLOOKUP([.E7];[$means.$B$2:$means.$J$101];3;0)*VLOOKUP([.E7];[$means.$B$2:$means.$J$101];9;0)/10)" office:value-type="float" office:value="225.566176542495" calcext:value-type="float">
            <text:p>225,57</text:p>
          </table:table-cell>
          <table:table-cell table:formula="of:=SQRT((VLOOKUP([.E7];[$means.$B$2:$means.$J$101];3;0)-VLOOKUP([.E7];[$deviations.$A$2:$deviations.$I$101];3;0))*(VLOOKUP([.E7];[$means.$B$2:$means.$J$101];9;0)-VLOOKUP([.E7];[$deviations.$A$2:$deviations.$I$101];9;0))/10)" office:value-type="float" office:value="224.12983737111" calcext:value-type="float">
            <text:p>224,13</text:p>
          </table:table-cell>
          <table:table-cell table:formula="of:=SQRT((VLOOKUP([.E7];[$means.$B$2:$means.$J$101];3;0)+VLOOKUP([.E7];[$deviations.$A$2:$deviations.$I$101];3;0))*(VLOOKUP([.E7];[$means.$B$2:$means.$J$101];9;0)+VLOOKUP([.E7];[$deviations.$A$2:$deviations.$I$101];9;0))/10)" office:value-type="float" office:value="227.000308369835" calcext:value-type="float">
            <text:p>227,00</text:p>
          </table:table-cell>
          <table:table-cell table:formula="of:=[$means.B13]" office:value-type="string" office:string-value="domc-v0.0.12" calcext:value-type="string">
            <text:p>domc-v0.0.12</text:p>
          </table:table-cell>
          <table:table-cell table:number-columns-repeated="3"/>
        </table:table-row>
        <table:table-row table:style-name="ro2">
          <table:table-cell table:formula="of:=VLOOKUP([.E8];[$names.$A$2:$names.$D$102];4)" office:value-type="string" office:string-value="Solid" calcext:value-type="string">
            <text:p>Solid</text:p>
          </table:table-cell>
          <table:table-cell table:formula="of:=SQRT(VLOOKUP([.E8];[$means.$B$2:$means.$J$101];3;0)*VLOOKUP([.E8];[$means.$B$2:$means.$J$101];9;0)/10)" office:value-type="float" office:value="232.306762708278" calcext:value-type="float">
            <text:p>232,31</text:p>
          </table:table-cell>
          <table:table-cell table:formula="of:=SQRT((VLOOKUP([.E8];[$means.$B$2:$means.$J$101];3;0)-VLOOKUP([.E8];[$deviations.$A$2:$deviations.$I$101];3;0))*(VLOOKUP([.E8];[$means.$B$2:$means.$J$101];9;0)-VLOOKUP([.E8];[$deviations.$A$2:$deviations.$I$101];9;0))/10)" office:value-type="float" office:value="229.76189414261" calcext:value-type="float">
            <text:p>229,76</text:p>
          </table:table-cell>
          <table:table-cell table:formula="of:=SQRT((VLOOKUP([.E8];[$means.$B$2:$means.$J$101];3;0)+VLOOKUP([.E8];[$deviations.$A$2:$deviations.$I$101];3;0))*(VLOOKUP([.E8];[$means.$B$2:$means.$J$101];9;0)+VLOOKUP([.E8];[$deviations.$A$2:$deviations.$I$101];9;0))/10)" office:value-type="float" office:value="234.850454545015" calcext:value-type="float">
            <text:p>234,85</text:p>
          </table:table-cell>
          <table:table-cell table:formula="of:=[$means.B8]" office:value-type="string" office:string-value="solid-v0.20.0" calcext:value-type="string">
            <text:p>solid-v0.20.0</text:p>
          </table:table-cell>
          <table:table-cell table:number-columns-repeated="3"/>
        </table:table-row>
        <table:table-row table:style-name="ro2">
          <table:table-cell table:formula="of:=VLOOKUP([.E9];[$names.$A$2:$names.$D$102];4)" office:value-type="string" office:string-value="Sinuous" calcext:value-type="string">
            <text:p>Sinuous</text:p>
          </table:table-cell>
          <table:table-cell table:formula="of:=SQRT(VLOOKUP([.E9];[$means.$B$2:$means.$J$101];3;0)*VLOOKUP([.E9];[$means.$B$2:$means.$J$101];9;0)/10)" office:value-type="float" office:value="233.362516270287" calcext:value-type="float">
            <text:p>233,36</text:p>
          </table:table-cell>
          <table:table-cell table:formula="of:=SQRT((VLOOKUP([.E9];[$means.$B$2:$means.$J$101];3;0)-VLOOKUP([.E9];[$deviations.$A$2:$deviations.$I$101];3;0))*(VLOOKUP([.E9];[$means.$B$2:$means.$J$101];9;0)-VLOOKUP([.E9];[$deviations.$A$2:$deviations.$I$101];9;0))/10)" office:value-type="float" office:value="232.341098387694" calcext:value-type="float">
            <text:p>232,34</text:p>
          </table:table-cell>
          <table:table-cell table:formula="of:=SQRT((VLOOKUP([.E9];[$means.$B$2:$means.$J$101];3;0)+VLOOKUP([.E9];[$deviations.$A$2:$deviations.$I$101];3;0))*(VLOOKUP([.E9];[$means.$B$2:$means.$J$101];9;0)+VLOOKUP([.E9];[$deviations.$A$2:$deviations.$I$101];9;0))/10)" office:value-type="float" office:value="234.38383476682" calcext:value-type="float">
            <text:p>234,38</text:p>
          </table:table-cell>
          <table:table-cell table:formula="of:=[$means.B6]" office:value-type="string" office:string-value="sinuous-v0.15.1" calcext:value-type="string">
            <text:p>sinuous-v0.15.1</text:p>
          </table:table-cell>
          <table:table-cell table:number-columns-repeated="3"/>
        </table:table-row>
        <table:table-row table:style-name="ro2">
          <table:table-cell table:formula="of:=VLOOKUP([.E10];[$names.$A$2:$names.$D$102];4)" office:value-type="string" office:string-value="domdiff" calcext:value-type="string">
            <text:p>domdiff</text:p>
          </table:table-cell>
          <table:table-cell table:formula="of:=SQRT(VLOOKUP([.E10];[$means.$B$2:$means.$J$101];3;0)*VLOOKUP([.E10];[$means.$B$2:$means.$J$101];9;0)/10)" office:value-type="float" office:value="239.160740925429" calcext:value-type="float">
            <text:p>239,16</text:p>
          </table:table-cell>
          <table:table-cell table:formula="of:=SQRT((VLOOKUP([.E10];[$means.$B$2:$means.$J$101];3;0)-VLOOKUP([.E10];[$deviations.$A$2:$deviations.$I$101];3;0))*(VLOOKUP([.E10];[$means.$B$2:$means.$J$101];9;0)-VLOOKUP([.E10];[$deviations.$A$2:$deviations.$I$101];9;0))/10)" office:value-type="float" office:value="235.972483565351" calcext:value-type="float">
            <text:p>235,97</text:p>
          </table:table-cell>
          <table:table-cell table:formula="of:=SQRT((VLOOKUP([.E10];[$means.$B$2:$means.$J$101];3;0)+VLOOKUP([.E10];[$deviations.$A$2:$deviations.$I$101];3;0))*(VLOOKUP([.E10];[$means.$B$2:$means.$J$101];9;0)+VLOOKUP([.E10];[$deviations.$A$2:$deviations.$I$101];9;0))/10)" office:value-type="float" office:value="242.348069932484" calcext:value-type="float">
            <text:p>242,35</text:p>
          </table:table-cell>
          <table:table-cell table:formula="of:=[$means.B25]" office:value-type="string" office:string-value="domdiff-v2.2.2" calcext:value-type="string">
            <text:p>domdiff-v2.2.2</text:p>
          </table:table-cell>
          <table:table-cell table:number-columns-repeated="3"/>
        </table:table-row>
        <table:table-row table:style-name="ro2">
          <table:table-cell table:formula="of:=VLOOKUP([.E11];[$names.$A$2:$names.$D$102];4)" office:value-type="string" office:string-value="Solid State" calcext:value-type="string">
            <text:p>Solid State</text:p>
          </table:table-cell>
          <table:table-cell table:formula="of:=SQRT(VLOOKUP([.E11];[$means.$B$2:$means.$J$101];3;0)*VLOOKUP([.E11];[$means.$B$2:$means.$J$101];9;0)/10)" office:value-type="float" office:value="239.726448269689" calcext:value-type="float">
            <text:p>239,73</text:p>
          </table:table-cell>
          <table:table-cell table:formula="of:=SQRT((VLOOKUP([.E11];[$means.$B$2:$means.$J$101];3;0)-VLOOKUP([.E11];[$deviations.$A$2:$deviations.$I$101];3;0))*(VLOOKUP([.E11];[$means.$B$2:$means.$J$101];9;0)-VLOOKUP([.E11];[$deviations.$A$2:$deviations.$I$101];9;0))/10)" office:value-type="float" office:value="237.702545211447" calcext:value-type="float">
            <text:p>237,70</text:p>
          </table:table-cell>
          <table:table-cell table:formula="of:=SQRT((VLOOKUP([.E11];[$means.$B$2:$means.$J$101];3;0)+VLOOKUP([.E11];[$deviations.$A$2:$deviations.$I$101];3;0))*(VLOOKUP([.E11];[$means.$B$2:$means.$J$101];9;0)+VLOOKUP([.E11];[$deviations.$A$2:$deviations.$I$101];9;0))/10)" office:value-type="float" office:value="241.750346432016" calcext:value-type="float">
            <text:p>241,7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  <table:table-cell table:number-columns-repeated="3"/>
        </table:table-row>
        <table:table-row table:style-name="ro2">
          <table:table-cell table:formula="of:=VLOOKUP([.E12];[$names.$A$2:$names.$D$102];4)" office:value-type="string" office:string-value="Inferno" calcext:value-type="string">
            <text:p>Inferno</text:p>
          </table:table-cell>
          <table:table-cell table:formula="of:=SQRT(VLOOKUP([.E12];[$means.$B$2:$means.$J$101];3;0)*VLOOKUP([.E12];[$means.$B$2:$means.$J$101];9;0)/10)" office:value-type="float" office:value="247.019624726458" calcext:value-type="float">
            <text:p>247,02</text:p>
          </table:table-cell>
          <table:table-cell table:formula="of:=SQRT((VLOOKUP([.E12];[$means.$B$2:$means.$J$101];3;0)-VLOOKUP([.E12];[$deviations.$A$2:$deviations.$I$101];3;0))*(VLOOKUP([.E12];[$means.$B$2:$means.$J$101];9;0)-VLOOKUP([.E12];[$deviations.$A$2:$deviations.$I$101];9;0))/10)" office:value-type="float" office:value="244.947994480461" calcext:value-type="float">
            <text:p>244,95</text:p>
          </table:table-cell>
          <table:table-cell table:formula="of:=SQRT((VLOOKUP([.E12];[$means.$B$2:$means.$J$101];3;0)+VLOOKUP([.E12];[$deviations.$A$2:$deviations.$I$101];3;0))*(VLOOKUP([.E12];[$means.$B$2:$means.$J$101];9;0)+VLOOKUP([.E12];[$deviations.$A$2:$deviations.$I$101];9;0))/10)" office:value-type="float" office:value="249.091248340844" calcext:value-type="float">
            <text:p>249,09</text:p>
          </table:table-cell>
          <table:table-cell table:formula="of:=[$means.B33]" office:value-type="string" office:string-value="inferno-v7.2.1" calcext:value-type="string">
            <text:p>inferno-v7.2.1</text:p>
          </table:table-cell>
          <table:table-cell table:number-columns-repeated="3"/>
        </table:table-row>
        <table:table-row table:style-name="ro2">
          <table:table-cell table:formula="of:=VLOOKUP([.E13];[$names.$A$2:$names.$D$102];4)" office:value-type="string" office:string-value="san" calcext:value-type="string">
            <text:p>san</text:p>
          </table:table-cell>
          <table:table-cell table:formula="of:=SQRT(VLOOKUP([.E13];[$means.$B$2:$means.$J$101];3;0)*VLOOKUP([.E13];[$means.$B$2:$means.$J$101];9;0)/10)" office:value-type="float" office:value="247.353259529766" calcext:value-type="float">
            <text:p>247,35</text:p>
          </table:table-cell>
          <table:table-cell table:formula="of:=SQRT((VLOOKUP([.E13];[$means.$B$2:$means.$J$101];3;0)-VLOOKUP([.E13];[$deviations.$A$2:$deviations.$I$101];3;0))*(VLOOKUP([.E13];[$means.$B$2:$means.$J$101];9;0)-VLOOKUP([.E13];[$deviations.$A$2:$deviations.$I$101];9;0))/10)" office:value-type="float" office:value="245.801206262296" calcext:value-type="float">
            <text:p>245,80</text:p>
          </table:table-cell>
          <table:table-cell table:formula="of:=SQRT((VLOOKUP([.E13];[$means.$B$2:$means.$J$101];3;0)+VLOOKUP([.E13];[$deviations.$A$2:$deviations.$I$101];3;0))*(VLOOKUP([.E13];[$means.$B$2:$means.$J$101];9;0)+VLOOKUP([.E13];[$deviations.$A$2:$deviations.$I$101];9;0))/10)" office:value-type="float" office:value="248.90190236316" calcext:value-type="float">
            <text:p>248,90</text:p>
          </table:table-cell>
          <table:table-cell table:formula="of:=[$means.B28]" office:value-type="string" office:string-value="san-v3.10.0" calcext:value-type="string">
            <text:p>san-v3.10.0</text:p>
          </table:table-cell>
          <table:table-cell table:number-columns-repeated="3"/>
        </table:table-row>
        <table:table-row table:style-name="ro2">
          <table:table-cell table:formula="of:=VLOOKUP([.E14];[$names.$A$2:$names.$D$102];4)" office:value-type="string" office:string-value="ivi" calcext:value-type="string">
            <text:p>ivi</text:p>
          </table:table-cell>
          <table:table-cell table:formula="of:=SQRT(VLOOKUP([.E14];[$means.$B$2:$means.$J$101];3;0)*VLOOKUP([.E14];[$means.$B$2:$means.$J$101];9;0)/10)" office:value-type="float" office:value="248.369885453128" calcext:value-type="float">
            <text:p>248,37</text:p>
          </table:table-cell>
          <table:table-cell table:formula="of:=SQRT((VLOOKUP([.E14];[$means.$B$2:$means.$J$101];3;0)-VLOOKUP([.E14];[$deviations.$A$2:$deviations.$I$101];3;0))*(VLOOKUP([.E14];[$means.$B$2:$means.$J$101];9;0)-VLOOKUP([.E14];[$deviations.$A$2:$deviations.$I$101];9;0))/10)" office:value-type="float" office:value="246.211445712826" calcext:value-type="float">
            <text:p>246,21</text:p>
          </table:table-cell>
          <table:table-cell table:formula="of:=SQRT((VLOOKUP([.E14];[$means.$B$2:$means.$J$101];3;0)+VLOOKUP([.E14];[$deviations.$A$2:$deviations.$I$101];3;0))*(VLOOKUP([.E14];[$means.$B$2:$means.$J$101];9;0)+VLOOKUP([.E14];[$deviations.$A$2:$deviations.$I$101];9;0))/10)" office:value-type="float" office:value="250.520657830846" calcext:value-type="float">
            <text:p>250,52</text:p>
          </table:table-cell>
          <table:table-cell table:formula="of:=[$means.B27]" office:value-type="string" office:string-value="ivi-v0.27.1" calcext:value-type="string">
            <text:p>ivi-v0.27.1</text:p>
          </table:table-cell>
          <table:table-cell table:number-columns-repeated="3"/>
        </table:table-row>
        <table:table-row table:style-name="ro2">
          <table:table-cell table:formula="of:=VLOOKUP([.E15];[$names.$A$2:$names.$D$102];4)" office:value-type="string" office:string-value="createElement" calcext:value-type="string">
            <text:p>createElement</text:p>
          </table:table-cell>
          <table:table-cell table:formula="of:=SQRT(VLOOKUP([.E15];[$means.$B$2:$means.$J$101];3;0)*VLOOKUP([.E15];[$means.$B$2:$means.$J$101];9;0)/10)" office:value-type="float" office:value="249.965297591486" calcext:value-type="float">
            <text:p>249,97</text:p>
          </table:table-cell>
          <table:table-cell table:formula="of:=SQRT((VLOOKUP([.E15];[$means.$B$2:$means.$J$101];3;0)-VLOOKUP([.E15];[$deviations.$A$2:$deviations.$I$101];3;0))*(VLOOKUP([.E15];[$means.$B$2:$means.$J$101];9;0)-VLOOKUP([.E15];[$deviations.$A$2:$deviations.$I$101];9;0))/10)" office:value-type="float" office:value="248.113375294441" calcext:value-type="float">
            <text:p>248,11</text:p>
          </table:table-cell>
          <table:table-cell table:formula="of:=SQRT((VLOOKUP([.E15];[$means.$B$2:$means.$J$101];3;0)+VLOOKUP([.E15];[$deviations.$A$2:$deviations.$I$101];3;0))*(VLOOKUP([.E15];[$means.$B$2:$means.$J$101];9;0)+VLOOKUP([.E15];[$deviations.$A$2:$deviations.$I$101];9;0))/10)" office:value-type="float" office:value="251.816570145811" calcext:value-type="float">
            <text:p>251,82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  <table:table-cell table:number-columns-repeated="3"/>
        </table:table-row>
        <table:table-row table:style-name="ro2">
          <table:table-cell table:formula="of:=VLOOKUP([.E16];[$names.$A$2:$names.$D$102];4)" office:value-type="string" office:string-value="sans cache (query)" calcext:value-type="string">
            <text:p>sans cache (query)</text:p>
          </table:table-cell>
          <table:table-cell table:formula="of:=SQRT(VLOOKUP([.E16];[$means.$B$2:$means.$J$101];3;0)*VLOOKUP([.E16];[$means.$B$2:$means.$J$101];9;0)/10)" office:value-type="float" office:value="250.088248424431" calcext:value-type="float">
            <text:p>250,09</text:p>
          </table:table-cell>
          <table:table-cell table:formula="of:=SQRT((VLOOKUP([.E16];[$means.$B$2:$means.$J$101];3;0)-VLOOKUP([.E16];[$deviations.$A$2:$deviations.$I$101];3;0))*(VLOOKUP([.E16];[$means.$B$2:$means.$J$101];9;0)-VLOOKUP([.E16];[$deviations.$A$2:$deviations.$I$101];9;0))/10)" office:value-type="float" office:value="248.237325960461" calcext:value-type="float">
            <text:p>248,24</text:p>
          </table:table-cell>
          <table:table-cell table:formula="of:=SQRT((VLOOKUP([.E16];[$means.$B$2:$means.$J$101];3;0)+VLOOKUP([.E16];[$deviations.$A$2:$deviations.$I$101];3;0))*(VLOOKUP([.E16];[$means.$B$2:$means.$J$101];9;0)+VLOOKUP([.E16];[$deviations.$A$2:$deviations.$I$101];9;0))/10)" office:value-type="float" office:value="251.938992615276" calcext:value-type="float">
            <text:p>251,9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  <table:table-cell table:number-columns-repeated="3"/>
        </table:table-row>
        <table:table-row table:style-name="ro2">
          <table:table-cell table:formula="of:=VLOOKUP([.E17];[$names.$A$2:$names.$D$102];4)" office:value-type="string" office:string-value="Helper" calcext:value-type="string">
            <text:p>Helper</text:p>
          </table:table-cell>
          <table:table-cell table:formula="of:=SQRT(VLOOKUP([.E17];[$means.$B$2:$means.$J$101];3;0)*VLOOKUP([.E17];[$means.$B$2:$means.$J$101];9;0)/10)" office:value-type="float" office:value="250.281960995993" calcext:value-type="float">
            <text:p>250,28</text:p>
          </table:table-cell>
          <table:table-cell table:formula="of:=SQRT((VLOOKUP([.E17];[$means.$B$2:$means.$J$101];3;0)-VLOOKUP([.E17];[$deviations.$A$2:$deviations.$I$101];3;0))*(VLOOKUP([.E17];[$means.$B$2:$means.$J$101];9;0)-VLOOKUP([.E17];[$deviations.$A$2:$deviations.$I$101];9;0))/10)" office:value-type="float" office:value="248.796937280184" calcext:value-type="float">
            <text:p>248,80</text:p>
          </table:table-cell>
          <table:table-cell table:formula="of:=SQRT((VLOOKUP([.E17];[$means.$B$2:$means.$J$101];3;0)+VLOOKUP([.E17];[$deviations.$A$2:$deviations.$I$101];3;0))*(VLOOKUP([.E17];[$means.$B$2:$means.$J$101];9;0)+VLOOKUP([.E17];[$deviations.$A$2:$deviations.$I$101];9;0))/10)" office:value-type="float" office:value="251.764711586036" calcext:value-type="float">
            <text:p>251,76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  <table:table-cell table:number-columns-repeated="3"/>
        </table:table-row>
        <table:table-row table:style-name="ro2">
          <table:table-cell table:formula="of:=VLOOKUP([.E18];[$names.$A$2:$names.$D$102];4)" office:value-type="string" office:string-value="Helper (DX)" calcext:value-type="string">
            <text:p>Helper (DX)</text:p>
          </table:table-cell>
          <table:table-cell table:formula="of:=SQRT(VLOOKUP([.E18];[$means.$B$2:$means.$J$101];3;0)*VLOOKUP([.E18];[$means.$B$2:$means.$J$101];9;0)/10)" office:value-type="float" office:value="251.030836751185" calcext:value-type="float">
            <text:p>251,03</text:p>
          </table:table-cell>
          <table:table-cell table:formula="of:=SQRT((VLOOKUP([.E18];[$means.$B$2:$means.$J$101];3;0)-VLOOKUP([.E18];[$deviations.$A$2:$deviations.$I$101];3;0))*(VLOOKUP([.E18];[$means.$B$2:$means.$J$101];9;0)-VLOOKUP([.E18];[$deviations.$A$2:$deviations.$I$101];9;0))/10)" office:value-type="float" office:value="249.026841926729" calcext:value-type="float">
            <text:p>249,03</text:p>
          </table:table-cell>
          <table:table-cell table:formula="of:=SQRT((VLOOKUP([.E18];[$means.$B$2:$means.$J$101];3;0)+VLOOKUP([.E18];[$deviations.$A$2:$deviations.$I$101];3;0))*(VLOOKUP([.E18];[$means.$B$2:$means.$J$101];9;0)+VLOOKUP([.E18];[$deviations.$A$2:$deviations.$I$101];9;0))/10)" office:value-type="float" office:value="253.026706100364" calcext:value-type="float">
            <text:p>253,03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  <table:table-cell table:number-columns-repeated="3"/>
        </table:table-row>
        <table:table-row table:style-name="ro2">
          <table:table-cell table:formula="of:=VLOOKUP([.E19];[$names.$A$2:$names.$D$102];4)" office:value-type="string" office:string-value="VanillaJS (docs)" calcext:value-type="string">
            <text:p>VanillaJS (docs)</text:p>
          </table:table-cell>
          <table:table-cell table:formula="of:=SQRT(VLOOKUP([.E19];[$means.$B$2:$means.$J$101];3;0)*VLOOKUP([.E19];[$means.$B$2:$means.$J$101];9;0)/10)" office:value-type="float" office:value="251.278857049295" calcext:value-type="float">
            <text:p>251,28</text:p>
          </table:table-cell>
          <table:table-cell table:formula="of:=SQRT((VLOOKUP([.E19];[$means.$B$2:$means.$J$101];3;0)-VLOOKUP([.E19];[$deviations.$A$2:$deviations.$I$101];3;0))*(VLOOKUP([.E19];[$means.$B$2:$means.$J$101];9;0)-VLOOKUP([.E19];[$deviations.$A$2:$deviations.$I$101];9;0))/10)" office:value-type="float" office:value="249.437507203708" calcext:value-type="float">
            <text:p>249,44</text:p>
          </table:table-cell>
          <table:table-cell table:formula="of:=SQRT((VLOOKUP([.E19];[$means.$B$2:$means.$J$101];3;0)+VLOOKUP([.E19];[$deviations.$A$2:$deviations.$I$101];3;0))*(VLOOKUP([.E19];[$means.$B$2:$means.$J$101];9;0)+VLOOKUP([.E19];[$deviations.$A$2:$deviations.$I$101];9;0))/10)" office:value-type="float" office:value="253.118213489271" calcext:value-type="float">
            <text:p>253,12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  <table:table-cell table:number-columns-repeated="3"/>
        </table:table-row>
        <table:table-row table:style-name="ro2">
          <table:table-cell table:formula="of:=VLOOKUP([.E20];[$names.$A$2:$names.$D$102];4)" office:value-type="string" office:string-value="createElement (query)" calcext:value-type="string">
            <text:p>createElement (query)</text:p>
          </table:table-cell>
          <table:table-cell table:formula="of:=SQRT(VLOOKUP([.E20];[$means.$B$2:$means.$J$101];3;0)*VLOOKUP([.E20];[$means.$B$2:$means.$J$101];9;0)/10)" office:value-type="float" office:value="251.393556003331" calcext:value-type="float">
            <text:p>251,39</text:p>
          </table:table-cell>
          <table:table-cell table:formula="of:=SQRT((VLOOKUP([.E20];[$means.$B$2:$means.$J$101];3;0)-VLOOKUP([.E20];[$deviations.$A$2:$deviations.$I$101];3;0))*(VLOOKUP([.E20];[$means.$B$2:$means.$J$101];9;0)-VLOOKUP([.E20];[$deviations.$A$2:$deviations.$I$101];9;0))/10)" office:value-type="float" office:value="249.135485228419" calcext:value-type="float">
            <text:p>249,14</text:p>
          </table:table-cell>
          <table:table-cell table:formula="of:=SQRT((VLOOKUP([.E20];[$means.$B$2:$means.$J$101];3;0)+VLOOKUP([.E20];[$deviations.$A$2:$deviations.$I$101];3;0))*(VLOOKUP([.E20];[$means.$B$2:$means.$J$101];9;0)+VLOOKUP([.E20];[$deviations.$A$2:$deviations.$I$101];9;0))/10)" office:value-type="float" office:value="253.649738813191" calcext:value-type="float">
            <text:p>253,65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  <table:table-cell table:number-columns-repeated="3"/>
        </table:table-row>
        <table:table-row table:style-name="ro2">
          <table:table-cell table:formula="of:=VLOOKUP([.E21];[$names.$A$2:$names.$D$102];4)" office:value-type="string" office:string-value="Helper (base)" calcext:value-type="string">
            <text:p>Helper (base)</text:p>
          </table:table-cell>
          <table:table-cell table:formula="of:=SQRT(VLOOKUP([.E21];[$means.$B$2:$means.$J$101];3;0)*VLOOKUP([.E21];[$means.$B$2:$means.$J$101];9;0)/10)" office:value-type="float" office:value="251.436671947431" calcext:value-type="float">
            <text:p>251,44</text:p>
          </table:table-cell>
          <table:table-cell table:formula="of:=SQRT((VLOOKUP([.E21];[$means.$B$2:$means.$J$101];3;0)-VLOOKUP([.E21];[$deviations.$A$2:$deviations.$I$101];3;0))*(VLOOKUP([.E21];[$means.$B$2:$means.$J$101];9;0)-VLOOKUP([.E21];[$deviations.$A$2:$deviations.$I$101];9;0))/10)" office:value-type="float" office:value="250.051054786817" calcext:value-type="float">
            <text:p>250,05</text:p>
          </table:table-cell>
          <table:table-cell table:formula="of:=SQRT((VLOOKUP([.E21];[$means.$B$2:$means.$J$101];3;0)+VLOOKUP([.E21];[$deviations.$A$2:$deviations.$I$101];3;0))*(VLOOKUP([.E21];[$means.$B$2:$means.$J$101];9;0)+VLOOKUP([.E21];[$deviations.$A$2:$deviations.$I$101];9;0))/10)" office:value-type="float" office:value="252.820592515721" calcext:value-type="float">
            <text:p>252,82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  <table:table-cell table:number-columns-repeated="3"/>
        </table:table-row>
        <table:table-row table:style-name="ro2">
          <table:table-cell table:formula="of:=VLOOKUP([.E22];[$names.$A$2:$names.$D$102];4)" office:value-type="string" office:string-value="sans cache" calcext:value-type="string">
            <text:p>sans cache</text:p>
          </table:table-cell>
          <table:table-cell table:formula="of:=SQRT(VLOOKUP([.E22];[$means.$B$2:$means.$J$101];3;0)*VLOOKUP([.E22];[$means.$B$2:$means.$J$101];9;0)/10)" office:value-type="float" office:value="252.064753585264" calcext:value-type="float">
            <text:p>252,06</text:p>
          </table:table-cell>
          <table:table-cell table:formula="of:=SQRT((VLOOKUP([.E22];[$means.$B$2:$means.$J$101];3;0)-VLOOKUP([.E22];[$deviations.$A$2:$deviations.$I$101];3;0))*(VLOOKUP([.E22];[$means.$B$2:$means.$J$101];9;0)-VLOOKUP([.E22];[$deviations.$A$2:$deviations.$I$101];9;0))/10)" office:value-type="float" office:value="250.043652188973" calcext:value-type="float">
            <text:p>250,04</text:p>
          </table:table-cell>
          <table:table-cell table:formula="of:=SQRT((VLOOKUP([.E22];[$means.$B$2:$means.$J$101];3;0)+VLOOKUP([.E22];[$deviations.$A$2:$deviations.$I$101];3;0))*(VLOOKUP([.E22];[$means.$B$2:$means.$J$101];9;0)+VLOOKUP([.E22];[$deviations.$A$2:$deviations.$I$101];9;0))/10)" office:value-type="float" office:value="254.085619427783" calcext:value-type="float">
            <text:p>254,09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  <table:table-cell table:number-columns-repeated="3"/>
        </table:table-row>
        <table:table-row table:style-name="ro2">
          <table:table-cell table:formula="of:=VLOOKUP([.E23];[$names.$A$2:$names.$D$102];4)" office:value-type="string" office:string-value="attodom" calcext:value-type="string">
            <text:p>attodom</text:p>
          </table:table-cell>
          <table:table-cell table:formula="of:=SQRT(VLOOKUP([.E23];[$means.$B$2:$means.$J$101];3;0)*VLOOKUP([.E23];[$means.$B$2:$means.$J$101];9;0)/10)" office:value-type="float" office:value="254.397488195147" calcext:value-type="float">
            <text:p>254,40</text:p>
          </table:table-cell>
          <table:table-cell table:formula="of:=SQRT((VLOOKUP([.E23];[$means.$B$2:$means.$J$101];3;0)-VLOOKUP([.E23];[$deviations.$A$2:$deviations.$I$101];3;0))*(VLOOKUP([.E23];[$means.$B$2:$means.$J$101];9;0)-VLOOKUP([.E23];[$deviations.$A$2:$deviations.$I$101];9;0))/10)" office:value-type="float" office:value="253.252648554758" calcext:value-type="float">
            <text:p>253,25</text:p>
          </table:table-cell>
          <table:table-cell table:formula="of:=SQRT((VLOOKUP([.E23];[$means.$B$2:$means.$J$101];3;0)+VLOOKUP([.E23];[$deviations.$A$2:$deviations.$I$101];3;0))*(VLOOKUP([.E23];[$means.$B$2:$means.$J$101];9;0)+VLOOKUP([.E23];[$deviations.$A$2:$deviations.$I$101];9;0))/10)" office:value-type="float" office:value="255.542129599015" calcext:value-type="float">
            <text:p>255,54</text:p>
          </table:table-cell>
          <table:table-cell table:formula="of:=[$means.B30]" office:value-type="string" office:string-value="attodom-v0.12.0" calcext:value-type="string">
            <text:p>attodom-v0.12.0</text:p>
          </table:table-cell>
          <table:table-cell table:number-columns-repeated="3"/>
        </table:table-row>
        <table:table-row table:style-name="ro2">
          <table:table-cell table:formula="of:=VLOOKUP([.E24];[$names.$A$2:$names.$D$102];4)" office:value-type="string" office:string-value="domvm" calcext:value-type="string">
            <text:p>domvm</text:p>
          </table:table-cell>
          <table:table-cell table:formula="of:=SQRT(VLOOKUP([.E24];[$means.$B$2:$means.$J$101];3;0)*VLOOKUP([.E24];[$means.$B$2:$means.$J$101];9;0)/10)" office:value-type="float" office:value="254.625293323346" calcext:value-type="float">
            <text:p>254,63</text:p>
          </table:table-cell>
          <table:table-cell table:formula="of:=SQRT((VLOOKUP([.E24];[$means.$B$2:$means.$J$101];3;0)-VLOOKUP([.E24];[$deviations.$A$2:$deviations.$I$101];3;0))*(VLOOKUP([.E24];[$means.$B$2:$means.$J$101];9;0)-VLOOKUP([.E24];[$deviations.$A$2:$deviations.$I$101];9;0))/10)" office:value-type="float" office:value="252.978030666696" calcext:value-type="float">
            <text:p>252,98</text:p>
          </table:table-cell>
          <table:table-cell table:formula="of:=SQRT((VLOOKUP([.E24];[$means.$B$2:$means.$J$101];3;0)+VLOOKUP([.E24];[$deviations.$A$2:$deviations.$I$101];3;0))*(VLOOKUP([.E24];[$means.$B$2:$means.$J$101];9;0)+VLOOKUP([.E24];[$deviations.$A$2:$deviations.$I$101];9;0))/10)" office:value-type="float" office:value="256.268741753652" calcext:value-type="float">
            <text:p>256,27</text:p>
          </table:table-cell>
          <table:table-cell table:formula="of:=[$means.B35]" office:value-type="string" office:string-value="domvm-v3.4.12" calcext:value-type="string">
            <text:p>domvm-v3.4.12</text:p>
          </table:table-cell>
          <table:table-cell table:number-columns-repeated="3"/>
        </table:table-row>
        <table:table-row table:style-name="ro2">
          <table:table-cell table:formula="of:=VLOOKUP([.E25];[$names.$A$2:$names.$D$102];4)" office:value-type="string" office:string-value="lit-html" calcext:value-type="string">
            <text:p>lit-html</text:p>
          </table:table-cell>
          <table:table-cell table:formula="of:=SQRT(VLOOKUP([.E25];[$means.$B$2:$means.$J$101];3;0)*VLOOKUP([.E25];[$means.$B$2:$means.$J$101];9;0)/10)" office:value-type="float" office:value="259.543678405004" calcext:value-type="float">
            <text:p>259,54</text:p>
          </table:table-cell>
          <table:table-cell table:formula="of:=SQRT((VLOOKUP([.E25];[$means.$B$2:$means.$J$101];3;0)-VLOOKUP([.E25];[$deviations.$A$2:$deviations.$I$101];3;0))*(VLOOKUP([.E25];[$means.$B$2:$means.$J$101];9;0)-VLOOKUP([.E25];[$deviations.$A$2:$deviations.$I$101];9;0))/10)" office:value-type="float" office:value="256.609395774979" calcext:value-type="float">
            <text:p>256,61</text:p>
          </table:table-cell>
          <table:table-cell table:formula="of:=SQRT((VLOOKUP([.E25];[$means.$B$2:$means.$J$101];3;0)+VLOOKUP([.E25];[$deviations.$A$2:$deviations.$I$101];3;0))*(VLOOKUP([.E25];[$means.$B$2:$means.$J$101];9;0)+VLOOKUP([.E25];[$deviations.$A$2:$deviations.$I$101];9;0))/10)" office:value-type="float" office:value="262.477960979584" calcext:value-type="float">
            <text:p>262,48</text:p>
          </table:table-cell>
          <table:table-cell table:formula="of:=[$means.B41]" office:value-type="string" office:string-value="lit-html-v1.1.0" calcext:value-type="string">
            <text:p>lit-html-v1.1.0</text:p>
          </table:table-cell>
          <table:table-cell table:number-columns-repeated="3"/>
        </table:table-row>
        <table:table-row table:style-name="ro2">
          <table:table-cell table:formula="of:=VLOOKUP([.E26];[$names.$A$2:$names.$D$102];4)" office:value-type="string" office:string-value="lit-html (docs)" calcext:value-type="string">
            <text:p>lit-html (docs)</text:p>
          </table:table-cell>
          <table:table-cell table:formula="of:=SQRT(VLOOKUP([.E26];[$means.$B$2:$means.$J$101];3;0)*VLOOKUP([.E26];[$means.$B$2:$means.$J$101];9;0)/10)" office:value-type="float" office:value="262.193695576381" calcext:value-type="float">
            <text:p>262,19</text:p>
          </table:table-cell>
          <table:table-cell table:formula="of:=SQRT((VLOOKUP([.E26];[$means.$B$2:$means.$J$101];3;0)-VLOOKUP([.E26];[$deviations.$A$2:$deviations.$I$101];3;0))*(VLOOKUP([.E26];[$means.$B$2:$means.$J$101];9;0)-VLOOKUP([.E26];[$deviations.$A$2:$deviations.$I$101];9;0))/10)" office:value-type="float" office:value="260.215526054846" calcext:value-type="float">
            <text:p>260,22</text:p>
          </table:table-cell>
          <table:table-cell table:formula="of:=SQRT((VLOOKUP([.E26];[$means.$B$2:$means.$J$101];3;0)+VLOOKUP([.E26];[$deviations.$A$2:$deviations.$I$101];3;0))*(VLOOKUP([.E26];[$means.$B$2:$means.$J$101];9;0)+VLOOKUP([.E26];[$deviations.$A$2:$deviations.$I$101];9;0))/10)" office:value-type="float" office:value="264.170793238011" calcext:value-type="float">
            <text:p>264,17</text:p>
          </table:table-cell>
          <table:table-cell table:formula="of:=[$means.B42]" office:value-type="string" office:string-value="lit-html-for-doc-v1.1.0" calcext:value-type="string">
            <text:p>lit-html-for-doc-v1.1.0</text:p>
          </table:table-cell>
          <table:table-cell table:number-columns-repeated="3"/>
        </table:table-row>
        <table:table-row table:style-name="ro2">
          <table:table-cell table:formula="of:=VLOOKUP([.E27];[$names.$A$2:$names.$D$102];4)" office:value-type="string" office:string-value="HyperHTML" calcext:value-type="string">
            <text:p>HyperHTML</text:p>
          </table:table-cell>
          <table:table-cell table:formula="of:=SQRT(VLOOKUP([.E27];[$means.$B$2:$means.$J$101];3;0)*VLOOKUP([.E27];[$means.$B$2:$means.$J$101];9;0)/10)" office:value-type="float" office:value="262.990769800006" calcext:value-type="float">
            <text:p>262,99</text:p>
          </table:table-cell>
          <table:table-cell table:formula="of:=SQRT((VLOOKUP([.E27];[$means.$B$2:$means.$J$101];3;0)-VLOOKUP([.E27];[$deviations.$A$2:$deviations.$I$101];3;0))*(VLOOKUP([.E27];[$means.$B$2:$means.$J$101];9;0)-VLOOKUP([.E27];[$deviations.$A$2:$deviations.$I$101];9;0))/10)" office:value-type="float" office:value="260.364496427604" calcext:value-type="float">
            <text:p>260,36</text:p>
          </table:table-cell>
          <table:table-cell table:formula="of:=SQRT((VLOOKUP([.E27];[$means.$B$2:$means.$J$101];3;0)+VLOOKUP([.E27];[$deviations.$A$2:$deviations.$I$101];3;0))*(VLOOKUP([.E27];[$means.$B$2:$means.$J$101];9;0)+VLOOKUP([.E27];[$deviations.$A$2:$deviations.$I$101];9;0))/10)" office:value-type="float" office:value="265.617008115068" calcext:value-type="float">
            <text:p>265,62</text:p>
          </table:table-cell>
          <table:table-cell table:formula="of:=[$means.B38]" office:value-type="string" office:string-value="hyperhtml-v2.32.1" calcext:value-type="string">
            <text:p>hyperhtml-v2.32.1</text:p>
          </table:table-cell>
          <table:table-cell table:number-columns-repeated="3"/>
        </table:table-row>
        <table:table-row table:style-name="ro2">
          <table:table-cell table:formula="of:=VLOOKUP([.E28];[$names.$A$2:$names.$D$102];4)" office:value-type="string" office:string-value="élément personnalisé" calcext:value-type="string">
            <text:p>élément personnalisé</text:p>
          </table:table-cell>
          <table:table-cell table:formula="of:=SQRT(VLOOKUP([.E28];[$means.$B$2:$means.$J$101];3;0)*VLOOKUP([.E28];[$means.$B$2:$means.$J$101];9;0)/10)" office:value-type="float" office:value="263.798360495284" calcext:value-type="float">
            <text:p>263,80</text:p>
          </table:table-cell>
          <table:table-cell table:formula="of:=SQRT((VLOOKUP([.E28];[$means.$B$2:$means.$J$101];3;0)-VLOOKUP([.E28];[$deviations.$A$2:$deviations.$I$101];3;0))*(VLOOKUP([.E28];[$means.$B$2:$means.$J$101];9;0)-VLOOKUP([.E28];[$deviations.$A$2:$deviations.$I$101];9;0))/10)" office:value-type="float" office:value="262.548119399092" calcext:value-type="float">
            <text:p>262,55</text:p>
          </table:table-cell>
          <table:table-cell table:formula="of:=SQRT((VLOOKUP([.E28];[$means.$B$2:$means.$J$101];3;0)+VLOOKUP([.E28];[$deviations.$A$2:$deviations.$I$101];3;0))*(VLOOKUP([.E28];[$means.$B$2:$means.$J$101];9;0)+VLOOKUP([.E28];[$deviations.$A$2:$deviations.$I$101];9;0))/10)" office:value-type="float" office:value="265.048257870147" calcext:value-type="float">
            <text:p>265,05</text:p>
          </table:table-cell>
          <table:table-cell table:formula="of:=[$means.B19]" office:value-type="string" office:string-value="vanillajs-wc" calcext:value-type="string">
            <text:p>vanillajs-wc</text:p>
          </table:table-cell>
          <table:table-cell table:number-columns-repeated="3"/>
        </table:table-row>
        <table:table-row table:style-name="ro2">
          <table:table-cell table:formula="of:=VLOOKUP([.E29];[$names.$A$2:$names.$D$102];4)" office:value-type="string" office:string-value="stdweb" calcext:value-type="string">
            <text:p>stdweb</text:p>
          </table:table-cell>
          <table:table-cell table:formula="of:=SQRT(VLOOKUP([.E29];[$means.$B$2:$means.$J$101];3;0)*VLOOKUP([.E29];[$means.$B$2:$means.$J$101];9;0)/10)" office:value-type="float" office:value="265.902660761415" calcext:value-type="float">
            <text:p>265,90</text:p>
          </table:table-cell>
          <table:table-cell table:formula="of:=SQRT((VLOOKUP([.E29];[$means.$B$2:$means.$J$101];3;0)-VLOOKUP([.E29];[$deviations.$A$2:$deviations.$I$101];3;0))*(VLOOKUP([.E29];[$means.$B$2:$means.$J$101];9;0)-VLOOKUP([.E29];[$deviations.$A$2:$deviations.$I$101];9;0))/10)" office:value-type="float" office:value="263.3778920107" calcext:value-type="float">
            <text:p>263,38</text:p>
          </table:table-cell>
          <table:table-cell table:formula="of:=SQRT((VLOOKUP([.E29];[$means.$B$2:$means.$J$101];3;0)+VLOOKUP([.E29];[$deviations.$A$2:$deviations.$I$101];3;0))*(VLOOKUP([.E29];[$means.$B$2:$means.$J$101];9;0)+VLOOKUP([.E29];[$deviations.$A$2:$deviations.$I$101];9;0))/10)" office:value-type="float" office:value="268.424201591436" calcext:value-type="float">
            <text:p>268,42</text:p>
          </table:table-cell>
          <table:table-cell table:formula="of:=[$means.B22]" office:value-type="string" office:string-value="stdweb-v0.4.17" calcext:value-type="string">
            <text:p>stdweb-v0.4.17</text:p>
          </table:table-cell>
          <table:table-cell table:number-columns-repeated="3"/>
        </table:table-row>
        <table:table-row table:style-name="ro2">
          <table:table-cell table:formula="of:=VLOOKUP([.E30];[$names.$A$2:$names.$D$102];4)" office:value-type="string" office:string-value="Template" calcext:value-type="string">
            <text:p>Template</text:p>
          </table:table-cell>
          <table:table-cell table:formula="of:=SQRT(VLOOKUP([.E30];[$means.$B$2:$means.$J$101];3;0)*VLOOKUP([.E30];[$means.$B$2:$means.$J$101];9;0)/10)" office:value-type="float" office:value="266.506877960026" calcext:value-type="float">
            <text:p>266,51</text:p>
          </table:table-cell>
          <table:table-cell table:formula="of:=SQRT((VLOOKUP([.E30];[$means.$B$2:$means.$J$101];3;0)-VLOOKUP([.E30];[$deviations.$A$2:$deviations.$I$101];3;0))*(VLOOKUP([.E30];[$means.$B$2:$means.$J$101];9;0)-VLOOKUP([.E30];[$deviations.$A$2:$deviations.$I$101];9;0))/10)" office:value-type="float" office:value="263.718846501345" calcext:value-type="float">
            <text:p>263,72</text:p>
          </table:table-cell>
          <table:table-cell table:formula="of:=SQRT((VLOOKUP([.E30];[$means.$B$2:$means.$J$101];3;0)+VLOOKUP([.E30];[$deviations.$A$2:$deviations.$I$101];3;0))*(VLOOKUP([.E30];[$means.$B$2:$means.$J$101];9;0)+VLOOKUP([.E30];[$deviations.$A$2:$deviations.$I$101];9;0))/10)" office:value-type="float" office:value="269.293984336821" calcext:value-type="float">
            <text:p>269,29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  <table:table-cell table:number-columns-repeated="3"/>
        </table:table-row>
        <table:table-row table:style-name="ro2">
          <table:table-cell table:formula="of:=VLOOKUP([.E31];[$names.$A$2:$names.$D$102];4)" office:value-type="string" office:string-value="petit-dom" calcext:value-type="string">
            <text:p>petit-dom</text:p>
          </table:table-cell>
          <table:table-cell table:formula="of:=SQRT(VLOOKUP([.E31];[$means.$B$2:$means.$J$101];3;0)*VLOOKUP([.E31];[$means.$B$2:$means.$J$101];9;0)/10)" office:value-type="float" office:value="267.648908086695" calcext:value-type="float">
            <text:p>267,65</text:p>
          </table:table-cell>
          <table:table-cell table:formula="of:=SQRT((VLOOKUP([.E31];[$means.$B$2:$means.$J$101];3;0)-VLOOKUP([.E31];[$deviations.$A$2:$deviations.$I$101];3;0))*(VLOOKUP([.E31];[$means.$B$2:$means.$J$101];9;0)-VLOOKUP([.E31];[$deviations.$A$2:$deviations.$I$101];9;0))/10)" office:value-type="float" office:value="265.180776075491" calcext:value-type="float">
            <text:p>265,18</text:p>
          </table:table-cell>
          <table:table-cell table:formula="of:=SQRT((VLOOKUP([.E31];[$means.$B$2:$means.$J$101];3;0)+VLOOKUP([.E31];[$deviations.$A$2:$deviations.$I$101];3;0))*(VLOOKUP([.E31];[$means.$B$2:$means.$J$101];9;0)+VLOOKUP([.E31];[$deviations.$A$2:$deviations.$I$101];9;0))/10)" office:value-type="float" office:value="270.103683795686" calcext:value-type="float">
            <text:p>270,10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  <table:table-cell table:number-columns-repeated="3"/>
        </table:table-row>
        <table:table-row table:style-name="ro2">
          <table:table-cell table:formula="of:=VLOOKUP([.E32];[$names.$A$2:$names.$D$102];4)" office:value-type="string" office:string-value="RE:DOM" calcext:value-type="string">
            <text:p>RE:DOM</text:p>
          </table:table-cell>
          <table:table-cell table:formula="of:=SQRT(VLOOKUP([.E32];[$means.$B$2:$means.$J$101];3;0)*VLOOKUP([.E32];[$means.$B$2:$means.$J$101];9;0)/10)" office:value-type="float" office:value="268.539874134178" calcext:value-type="float">
            <text:p>268,54</text:p>
          </table:table-cell>
          <table:table-cell table:formula="of:=SQRT((VLOOKUP([.E32];[$means.$B$2:$means.$J$101];3;0)-VLOOKUP([.E32];[$deviations.$A$2:$deviations.$I$101];3;0))*(VLOOKUP([.E32];[$means.$B$2:$means.$J$101];9;0)-VLOOKUP([.E32];[$deviations.$A$2:$deviations.$I$101];9;0))/10)" office:value-type="float" office:value="266.497065649887" calcext:value-type="float">
            <text:p>266,50</text:p>
          </table:table-cell>
          <table:table-cell table:formula="of:=SQRT((VLOOKUP([.E32];[$means.$B$2:$means.$J$101];3;0)+VLOOKUP([.E32];[$deviations.$A$2:$deviations.$I$101];3;0))*(VLOOKUP([.E32];[$means.$B$2:$means.$J$101];9;0)+VLOOKUP([.E32];[$deviations.$A$2:$deviations.$I$101];9;0))/10)" office:value-type="float" office:value="270.580232093921" calcext:value-type="float">
            <text:p>270,58</text:p>
          </table:table-cell>
          <table:table-cell table:formula="of:=[$means.B36]" office:value-type="string" office:string-value="redom-v3.27.0" calcext:value-type="string">
            <text:p>redom-v3.27.0</text:p>
          </table:table-cell>
          <table:table-cell table:number-columns-repeated="3"/>
        </table:table-row>
        <table:table-row table:style-name="ro2">
          <table:table-cell table:formula="of:=VLOOKUP([.E33];[$names.$A$2:$names.$D$102];4)" office:value-type="string" office:string-value="éléments personnalisés (bonnes pratiques)" calcext:value-type="string">
            <text:p>éléments personnalisés (bonnes pratiques)</text:p>
          </table:table-cell>
          <table:table-cell table:formula="of:=SQRT(VLOOKUP([.E33];[$means.$B$2:$means.$J$101];3;0)*VLOOKUP([.E33];[$means.$B$2:$means.$J$101];9;0)/10)" office:value-type="float" office:value="270.228608774127" calcext:value-type="float">
            <text:p>270,23</text:p>
          </table:table-cell>
          <table:table-cell table:formula="of:=SQRT((VLOOKUP([.E33];[$means.$B$2:$means.$J$101];3;0)-VLOOKUP([.E33];[$deviations.$A$2:$deviations.$I$101];3;0))*(VLOOKUP([.E33];[$means.$B$2:$means.$J$101];9;0)-VLOOKUP([.E33];[$deviations.$A$2:$deviations.$I$101];9;0))/10)" office:value-type="float" office:value="267.545375590758" calcext:value-type="float">
            <text:p>267,55</text:p>
          </table:table-cell>
          <table:table-cell table:formula="of:=SQRT((VLOOKUP([.E33];[$means.$B$2:$means.$J$101];3;0)+VLOOKUP([.E33];[$deviations.$A$2:$deviations.$I$101];3;0))*(VLOOKUP([.E33];[$means.$B$2:$means.$J$101];9;0)+VLOOKUP([.E33];[$deviations.$A$2:$deviations.$I$101];9;0))/10)" office:value-type="float" office:value="272.909699351269" calcext:value-type="float">
            <text:p>272,91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  <table:table-cell table:number-columns-repeated="3"/>
        </table:table-row>
        <table:table-row table:style-name="ro2">
          <table:table-cell table:formula="of:=VLOOKUP([.E34];[$names.$A$2:$names.$D$102];4)" office:value-type="string" office:string-value="lit-element" calcext:value-type="string">
            <text:p>lit-element</text:p>
          </table:table-cell>
          <table:table-cell table:formula="of:=SQRT(VLOOKUP([.E34];[$means.$B$2:$means.$J$101];3;0)*VLOOKUP([.E34];[$means.$B$2:$means.$J$101];9;0)/10)" office:value-type="float" office:value="270.916983594606" calcext:value-type="float">
            <text:p>270,92</text:p>
          </table:table-cell>
          <table:table-cell table:formula="of:=SQRT((VLOOKUP([.E34];[$means.$B$2:$means.$J$101];3;0)-VLOOKUP([.E34];[$deviations.$A$2:$deviations.$I$101];3;0))*(VLOOKUP([.E34];[$means.$B$2:$means.$J$101];9;0)-VLOOKUP([.E34];[$deviations.$A$2:$deviations.$I$101];9;0))/10)" office:value-type="float" office:value="268.93339324078" calcext:value-type="float">
            <text:p>268,93</text:p>
          </table:table-cell>
          <table:table-cell table:formula="of:=SQRT((VLOOKUP([.E34];[$means.$B$2:$means.$J$101];3;0)+VLOOKUP([.E34];[$deviations.$A$2:$deviations.$I$101];3;0))*(VLOOKUP([.E34];[$means.$B$2:$means.$J$101];9;0)+VLOOKUP([.E34];[$deviations.$A$2:$deviations.$I$101];9;0))/10)" office:value-type="float" office:value="272.900505679268" calcext:value-type="float">
            <text:p>272,90</text:p>
          </table:table-cell>
          <table:table-cell table:formula="of:=[$means.B44]" office:value-type="string" office:string-value="lit-element-v2.4.0" calcext:value-type="string">
            <text:p>lit-element-v2.4.0</text:p>
          </table:table-cell>
          <table:table-cell table:number-columns-repeated="3"/>
        </table:table-row>
        <table:table-row table:style-name="ro2">
          <table:table-cell table:formula="of:=VLOOKUP([.E35];[$names.$A$2:$names.$D$102];4)" office:value-type="string" office:string-value="LighterHTML" calcext:value-type="string">
            <text:p>LighterHTML</text:p>
          </table:table-cell>
          <table:table-cell table:formula="of:=SQRT(VLOOKUP([.E35];[$means.$B$2:$means.$J$101];3;0)*VLOOKUP([.E35];[$means.$B$2:$means.$J$101];9;0)/10)" office:value-type="float" office:value="271.439182875281" calcext:value-type="float">
            <text:p>271,44</text:p>
          </table:table-cell>
          <table:table-cell table:formula="of:=SQRT((VLOOKUP([.E35];[$means.$B$2:$means.$J$101];3;0)-VLOOKUP([.E35];[$deviations.$A$2:$deviations.$I$101];3;0))*(VLOOKUP([.E35];[$means.$B$2:$means.$J$101];9;0)-VLOOKUP([.E35];[$deviations.$A$2:$deviations.$I$101];9;0))/10)" office:value-type="float" office:value="269.450995544644" calcext:value-type="float">
            <text:p>269,45</text:p>
          </table:table-cell>
          <table:table-cell table:formula="of:=SQRT((VLOOKUP([.E35];[$means.$B$2:$means.$J$101];3;0)+VLOOKUP([.E35];[$deviations.$A$2:$deviations.$I$101];3;0))*(VLOOKUP([.E35];[$means.$B$2:$means.$J$101];9;0)+VLOOKUP([.E35];[$deviations.$A$2:$deviations.$I$101];9;0))/10)" office:value-type="float" office:value="273.427352325988" calcext:value-type="float">
            <text:p>273,43</text:p>
          </table:table-cell>
          <table:table-cell table:formula="of:=[$means.B43]" office:value-type="string" office:string-value="lighterhtml-v2.5.0" calcext:value-type="string">
            <text:p>lighterhtml-v2.5.0</text:p>
          </table:table-cell>
          <table:table-cell table:number-columns-repeated="3"/>
        </table:table-row>
        <table:table-row table:style-name="ro2">
          <table:table-cell table:formula="of:=VLOOKUP([.E36];[$names.$A$2:$names.$D$102];4)" office:value-type="string" office:string-value="uhtml" calcext:value-type="string">
            <text:p>uhtml</text:p>
          </table:table-cell>
          <table:table-cell table:formula="of:=SQRT(VLOOKUP([.E36];[$means.$B$2:$means.$J$101];3;0)*VLOOKUP([.E36];[$means.$B$2:$means.$J$101];9;0)/10)" office:value-type="float" office:value="271.489751187775" calcext:value-type="float">
            <text:p>271,49</text:p>
          </table:table-cell>
          <table:table-cell table:formula="of:=SQRT((VLOOKUP([.E36];[$means.$B$2:$means.$J$101];3;0)-VLOOKUP([.E36];[$deviations.$A$2:$deviations.$I$101];3;0))*(VLOOKUP([.E36];[$means.$B$2:$means.$J$101];9;0)-VLOOKUP([.E36];[$deviations.$A$2:$deviations.$I$101];9;0))/10)" office:value-type="float" office:value="269.778308987213" calcext:value-type="float">
            <text:p>269,78</text:p>
          </table:table-cell>
          <table:table-cell table:formula="of:=SQRT((VLOOKUP([.E36];[$means.$B$2:$means.$J$101];3;0)+VLOOKUP([.E36];[$deviations.$A$2:$deviations.$I$101];3;0))*(VLOOKUP([.E36];[$means.$B$2:$means.$J$101];9;0)+VLOOKUP([.E36];[$deviations.$A$2:$deviations.$I$101];9;0))/10)" office:value-type="float" office:value="273.200069546111" calcext:value-type="float">
            <text:p>273,20</text:p>
          </table:table-cell>
          <table:table-cell table:formula="of:=[$means.B40]" office:value-type="string" office:string-value="uhtml-v1.8.1" calcext:value-type="string">
            <text:p>uhtml-v1.8.1</text:p>
          </table:table-cell>
          <table:table-cell table:number-columns-repeated="3"/>
        </table:table-row>
        <table:table-row table:style-name="ro2">
          <table:table-cell table:formula="of:=VLOOKUP([.E37];[$names.$A$2:$names.$D$102];4)" office:value-type="string" office:string-value="Hyperapp" calcext:value-type="string">
            <text:p>Hyperapp</text:p>
          </table:table-cell>
          <table:table-cell table:formula="of:=SQRT(VLOOKUP([.E37];[$means.$B$2:$means.$J$101];3;0)*VLOOKUP([.E37];[$means.$B$2:$means.$J$101];9;0)/10)" office:value-type="float" office:value="273.057100255606" calcext:value-type="float">
            <text:p>273,06</text:p>
          </table:table-cell>
          <table:table-cell table:formula="of:=SQRT((VLOOKUP([.E37];[$means.$B$2:$means.$J$101];3;0)-VLOOKUP([.E37];[$deviations.$A$2:$deviations.$I$101];3;0))*(VLOOKUP([.E37];[$means.$B$2:$means.$J$101];9;0)-VLOOKUP([.E37];[$deviations.$A$2:$deviations.$I$101];9;0))/10)" office:value-type="float" office:value="268.785574389698" calcext:value-type="float">
            <text:p>268,79</text:p>
          </table:table-cell>
          <table:table-cell table:formula="of:=SQRT((VLOOKUP([.E37];[$means.$B$2:$means.$J$101];3;0)+VLOOKUP([.E37];[$deviations.$A$2:$deviations.$I$101];3;0))*(VLOOKUP([.E37];[$means.$B$2:$means.$J$101];9;0)+VLOOKUP([.E37];[$deviations.$A$2:$deviations.$I$101];9;0))/10)" office:value-type="float" office:value="277.318717363253" calcext:value-type="float">
            <text:p>277,32</text:p>
          </table:table-cell>
          <table:table-cell table:formula="of:=[$means.B37]" office:value-type="string" office:string-value="hyperapp-v2.0.8" calcext:value-type="string">
            <text:p>hyperapp-v2.0.8</text:p>
          </table:table-cell>
          <table:table-cell table:number-columns-repeated="3"/>
        </table:table-row>
        <table:table-row table:style-name="ro2">
          <table:table-cell table:formula="of:=VLOOKUP([.E38];[$names.$A$2:$names.$D$102];4)" office:value-type="string" office:string-value="innerHTML (avec cache)" calcext:value-type="string">
            <text:p>innerHTML (avec cache)</text:p>
          </table:table-cell>
          <table:table-cell table:formula="of:=SQRT(VLOOKUP([.E38];[$means.$B$2:$means.$J$101];3;0)*VLOOKUP([.E38];[$means.$B$2:$means.$J$101];9;0)/10)" office:value-type="float" office:value="275.9399536131" calcext:value-type="float">
            <text:p>275,94</text:p>
          </table:table-cell>
          <table:table-cell table:formula="of:=SQRT((VLOOKUP([.E38];[$means.$B$2:$means.$J$101];3;0)-VLOOKUP([.E38];[$deviations.$A$2:$deviations.$I$101];3;0))*(VLOOKUP([.E38];[$means.$B$2:$means.$J$101];9;0)-VLOOKUP([.E38];[$deviations.$A$2:$deviations.$I$101];9;0))/10)" office:value-type="float" office:value="273.534654111687" calcext:value-type="float">
            <text:p>273,53</text:p>
          </table:table-cell>
          <table:table-cell table:formula="of:=SQRT((VLOOKUP([.E38];[$means.$B$2:$means.$J$101];3;0)+VLOOKUP([.E38];[$deviations.$A$2:$deviations.$I$101];3;0))*(VLOOKUP([.E38];[$means.$B$2:$means.$J$101];9;0)+VLOOKUP([.E38];[$deviations.$A$2:$deviations.$I$101];9;0))/10)" office:value-type="float" office:value="278.343976044031" calcext:value-type="float">
            <text:p>278,34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  <table:table-cell table:number-columns-repeated="3"/>
        </table:table-row>
        <table:table-row table:style-name="ro2">
          <table:table-cell table:formula="of:=VLOOKUP([.E39];[$names.$A$2:$names.$D$102];4)" office:value-type="string" office:string-value="Vue.js 3" calcext:value-type="string">
            <text:p>Vue.js 3</text:p>
          </table:table-cell>
          <table:table-cell table:formula="of:=SQRT(VLOOKUP([.E39];[$means.$B$2:$means.$J$101];3;0)*VLOOKUP([.E39];[$means.$B$2:$means.$J$101];9;0)/10)" office:value-type="float" office:value="276.556319761455" calcext:value-type="float">
            <text:p>276,56</text:p>
          </table:table-cell>
          <table:table-cell table:formula="of:=SQRT((VLOOKUP([.E39];[$means.$B$2:$means.$J$101];3;0)-VLOOKUP([.E39];[$deviations.$A$2:$deviations.$I$101];3;0))*(VLOOKUP([.E39];[$means.$B$2:$means.$J$101];9;0)-VLOOKUP([.E39];[$deviations.$A$2:$deviations.$I$101];9;0))/10)" office:value-type="float" office:value="274.572127136022" calcext:value-type="float">
            <text:p>274,57</text:p>
          </table:table-cell>
          <table:table-cell table:formula="of:=SQRT((VLOOKUP([.E39];[$means.$B$2:$means.$J$101];3;0)+VLOOKUP([.E39];[$deviations.$A$2:$deviations.$I$101];3;0))*(VLOOKUP([.E39];[$means.$B$2:$means.$J$101];9;0)+VLOOKUP([.E39];[$deviations.$A$2:$deviations.$I$101];9;0))/10)" office:value-type="float" office:value="278.533744813802" calcext:value-type="float">
            <text:p>278,53</text:p>
          </table:table-cell>
          <table:table-cell table:formula="of:=[$means.B47]" office:value-type="string" office:string-value="vue-v3.0.2" calcext:value-type="string">
            <text:p>vue-v3.0.2</text:p>
          </table:table-cell>
          <table:table-cell table:number-columns-repeated="3"/>
        </table:table-row>
        <table:table-row table:style-name="ro2">
          <table:table-cell table:formula="of:=VLOOKUP([.E40];[$names.$A$2:$names.$D$102];4)" office:value-type="string" office:string-value="innerHTML" calcext:value-type="string">
            <text:p>innerHTML</text:p>
          </table:table-cell>
          <table:table-cell table:formula="of:=SQRT(VLOOKUP([.E40];[$means.$B$2:$means.$J$101];3;0)*VLOOKUP([.E40];[$means.$B$2:$means.$J$101];9;0)/10)" office:value-type="float" office:value="277.34988732646" calcext:value-type="float">
            <text:p>277,35</text:p>
          </table:table-cell>
          <table:table-cell table:formula="of:=SQRT((VLOOKUP([.E40];[$means.$B$2:$means.$J$101];3;0)-VLOOKUP([.E40];[$deviations.$A$2:$deviations.$I$101];3;0))*(VLOOKUP([.E40];[$means.$B$2:$means.$J$101];9;0)-VLOOKUP([.E40];[$deviations.$A$2:$deviations.$I$101];9;0))/10)" office:value-type="float" office:value="275.619973877076" calcext:value-type="float">
            <text:p>275,62</text:p>
          </table:table-cell>
          <table:table-cell table:formula="of:=SQRT((VLOOKUP([.E40];[$means.$B$2:$means.$J$101];3;0)+VLOOKUP([.E40];[$deviations.$A$2:$deviations.$I$101];3;0))*(VLOOKUP([.E40];[$means.$B$2:$means.$J$101];9;0)+VLOOKUP([.E40];[$deviations.$A$2:$deviations.$I$101];9;0))/10)" office:value-type="float" office:value="279.079311307736" calcext:value-type="float">
            <text:p>279,0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  <table:table-cell table:number-columns-repeated="3"/>
        </table:table-row>
        <table:table-row table:style-name="ro2">
          <table:table-cell table:formula="of:=VLOOKUP([.E41];[$names.$A$2:$names.$D$102];4)" office:value-type="string" office:string-value="Svelte" calcext:value-type="string">
            <text:p>Svelte</text:p>
          </table:table-cell>
          <table:table-cell table:formula="of:=SQRT(VLOOKUP([.E41];[$means.$B$2:$means.$J$101];3;0)*VLOOKUP([.E41];[$means.$B$2:$means.$J$101];9;0)/10)" office:value-type="float" office:value="281.065707620122" calcext:value-type="float">
            <text:p>281,07</text:p>
          </table:table-cell>
          <table:table-cell table:formula="of:=SQRT((VLOOKUP([.E41];[$means.$B$2:$means.$J$101];3;0)-VLOOKUP([.E41];[$deviations.$A$2:$deviations.$I$101];3;0))*(VLOOKUP([.E41];[$means.$B$2:$means.$J$101];9;0)-VLOOKUP([.E41];[$deviations.$A$2:$deviations.$I$101];9;0))/10)" office:value-type="float" office:value="278.992286631728" calcext:value-type="float">
            <text:p>278,99</text:p>
          </table:table-cell>
          <table:table-cell table:formula="of:=SQRT((VLOOKUP([.E41];[$means.$B$2:$means.$J$101];3;0)+VLOOKUP([.E41];[$deviations.$A$2:$deviations.$I$101];3;0))*(VLOOKUP([.E41];[$means.$B$2:$means.$J$101];9;0)+VLOOKUP([.E41];[$deviations.$A$2:$deviations.$I$101];9;0))/10)" office:value-type="float" office:value="283.138976476217" calcext:value-type="float">
            <text:p>283,14</text:p>
          </table:table-cell>
          <table:table-cell table:formula="of:=[$means.B39]" office:value-type="string" office:string-value="svelte-v3.29.4" calcext:value-type="string">
            <text:p>svelte-v3.29.4</text:p>
          </table:table-cell>
          <table:table-cell table:number-columns-repeated="3"/>
        </table:table-row>
        <table:table-row table:style-name="ro2">
          <table:table-cell table:formula="of:=VLOOKUP([.E42];[$names.$A$2:$names.$D$102];4)" office:value-type="string" office:string-value="pseudo-composant innerHTML" calcext:value-type="string">
            <text:p>pseudo-composant innerHTML</text:p>
          </table:table-cell>
          <table:table-cell table:formula="of:=SQRT(VLOOKUP([.E42];[$means.$B$2:$means.$J$101];3;0)*VLOOKUP([.E42];[$means.$B$2:$means.$J$101];9;0)/10)" office:value-type="float" office:value="284.533528780002" calcext:value-type="float">
            <text:p>284,53</text:p>
          </table:table-cell>
          <table:table-cell table:formula="of:=SQRT((VLOOKUP([.E42];[$means.$B$2:$means.$J$101];3;0)-VLOOKUP([.E42];[$deviations.$A$2:$deviations.$I$101];3;0))*(VLOOKUP([.E42];[$means.$B$2:$means.$J$101];9;0)-VLOOKUP([.E42];[$deviations.$A$2:$deviations.$I$101];9;0))/10)" office:value-type="float" office:value="283.140730026607" calcext:value-type="float">
            <text:p>283,14</text:p>
          </table:table-cell>
          <table:table-cell table:formula="of:=SQRT((VLOOKUP([.E42];[$means.$B$2:$means.$J$101];3;0)+VLOOKUP([.E42];[$deviations.$A$2:$deviations.$I$101];3;0))*(VLOOKUP([.E42];[$means.$B$2:$means.$J$101];9;0)+VLOOKUP([.E42];[$deviations.$A$2:$deviations.$I$101];9;0))/10)" office:value-type="float" office:value="285.922900446956" calcext:value-type="float">
            <text:p>285,92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  <table:table-cell table:number-columns-repeated="3"/>
        </table:table-row>
        <table:table-row table:style-name="ro2">
          <table:table-cell table:formula="of:=VLOOKUP([.E43];[$names.$A$2:$names.$D$102];4)" office:value-type="string" office:string-value="éléments personnalisés (DX)" calcext:value-type="string">
            <text:p>éléments personnalisés (DX)</text:p>
          </table:table-cell>
          <table:table-cell table:formula="of:=SQRT(VLOOKUP([.E43];[$means.$B$2:$means.$J$101];3;0)*VLOOKUP([.E43];[$means.$B$2:$means.$J$101];9;0)/10)" office:value-type="float" office:value="291.077384899617" calcext:value-type="float">
            <text:p>291,08</text:p>
          </table:table-cell>
          <table:table-cell table:formula="of:=SQRT((VLOOKUP([.E43];[$means.$B$2:$means.$J$101];3;0)-VLOOKUP([.E43];[$deviations.$A$2:$deviations.$I$101];3;0))*(VLOOKUP([.E43];[$means.$B$2:$means.$J$101];9;0)-VLOOKUP([.E43];[$deviations.$A$2:$deviations.$I$101];9;0))/10)" office:value-type="float" office:value="289.579122175615" calcext:value-type="float">
            <text:p>289,58</text:p>
          </table:table-cell>
          <table:table-cell table:formula="of:=SQRT((VLOOKUP([.E43];[$means.$B$2:$means.$J$101];3;0)+VLOOKUP([.E43];[$deviations.$A$2:$deviations.$I$101];3;0))*(VLOOKUP([.E43];[$means.$B$2:$means.$J$101];9;0)+VLOOKUP([.E43];[$deviations.$A$2:$deviations.$I$101];9;0))/10)" office:value-type="float" office:value="292.575528710109" calcext:value-type="float">
            <text:p>292,58</text:p>
          </table:table-cell>
          <table:table-cell table:formula="of:=[$means.B31]" office:value-type="string" office:string-value="vanillajs-wc-dx" calcext:value-type="string">
            <text:p>vanillajs-wc-dx</text:p>
          </table:table-cell>
          <table:table-cell table:number-columns-repeated="3"/>
        </table:table-row>
        <table:table-row table:style-name="ro2">
          <table:table-cell table:formula="of:=VLOOKUP([.E44];[$names.$A$2:$names.$D$102];4)" office:value-type="string" office:string-value="docs élément personnalisé " calcext:value-type="string">
            <text:p>docs élément personnalisé </text:p>
          </table:table-cell>
          <table:table-cell table:formula="of:=SQRT(VLOOKUP([.E44];[$means.$B$2:$means.$J$101];3;0)*VLOOKUP([.E44];[$means.$B$2:$means.$J$101];9;0)/10)" office:value-type="float" office:value="297.242756009293" calcext:value-type="float">
            <text:p>297,24</text:p>
          </table:table-cell>
          <table:table-cell table:formula="of:=SQRT((VLOOKUP([.E44];[$means.$B$2:$means.$J$101];3;0)-VLOOKUP([.E44];[$deviations.$A$2:$deviations.$I$101];3;0))*(VLOOKUP([.E44];[$means.$B$2:$means.$J$101];9;0)-VLOOKUP([.E44];[$deviations.$A$2:$deviations.$I$101];9;0))/10)" office:value-type="float" office:value="295.544478886005" calcext:value-type="float">
            <text:p>295,54</text:p>
          </table:table-cell>
          <table:table-cell table:formula="of:=SQRT((VLOOKUP([.E44];[$means.$B$2:$means.$J$101];3;0)+VLOOKUP([.E44];[$deviations.$A$2:$deviations.$I$101];3;0))*(VLOOKUP([.E44];[$means.$B$2:$means.$J$101];9;0)+VLOOKUP([.E44];[$deviations.$A$2:$deviations.$I$101];9;0))/10)" office:value-type="float" office:value="298.939848464536" calcext:value-type="float">
            <text:p>298,94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  <table:table-cell table:number-columns-repeated="3"/>
        </table:table-row>
        <table:table-row table:style-name="ro2">
          <table:table-cell table:formula="of:=VLOOKUP([.E45];[$names.$A$2:$names.$D$102];4)" office:value-type="string" office:string-value="Preact" calcext:value-type="string">
            <text:p>Preact</text:p>
          </table:table-cell>
          <table:table-cell table:formula="of:=SQRT(VLOOKUP([.E45];[$means.$B$2:$means.$J$101];3;0)*VLOOKUP([.E45];[$means.$B$2:$means.$J$101];9;0)/10)" office:value-type="float" office:value="305.131630612102" calcext:value-type="float">
            <text:p>305,13</text:p>
          </table:table-cell>
          <table:table-cell table:formula="of:=SQRT((VLOOKUP([.E45];[$means.$B$2:$means.$J$101];3;0)-VLOOKUP([.E45];[$deviations.$A$2:$deviations.$I$101];3;0))*(VLOOKUP([.E45];[$means.$B$2:$means.$J$101];9;0)-VLOOKUP([.E45];[$deviations.$A$2:$deviations.$I$101];9;0))/10)" office:value-type="float" office:value="300.0971842587" calcext:value-type="float">
            <text:p>300,10</text:p>
          </table:table-cell>
          <table:table-cell table:formula="of:=SQRT((VLOOKUP([.E45];[$means.$B$2:$means.$J$101];3;0)+VLOOKUP([.E45];[$deviations.$A$2:$deviations.$I$101];3;0))*(VLOOKUP([.E45];[$means.$B$2:$means.$J$101];9;0)+VLOOKUP([.E45];[$deviations.$A$2:$deviations.$I$101];9;0))/10)" office:value-type="float" office:value="310.163286028505" calcext:value-type="float">
            <text:p>310,16</text:p>
          </table:table-cell>
          <table:table-cell table:formula="of:=[$means.B45]" office:value-type="string" office:string-value="preact-v10.5.5" calcext:value-type="string">
            <text:p>preact-v10.5.5</text:p>
          </table:table-cell>
          <table:table-cell table:number-columns-repeated="3"/>
        </table:table-row>
        <table:table-row table:style-name="ro2">
          <table:table-cell table:formula="of:=VLOOKUP([.E46];[$names.$A$2:$names.$D$102];4)" office:value-type="string" office:string-value="dominator" calcext:value-type="string">
            <text:p>dominator</text:p>
          </table:table-cell>
          <table:table-cell table:formula="of:=SQRT(VLOOKUP([.E46];[$means.$B$2:$means.$J$101];3;0)*VLOOKUP([.E46];[$means.$B$2:$means.$J$101];9;0)/10)" office:value-type="float" office:value="305.844404885883" calcext:value-type="float">
            <text:p>305,84</text:p>
          </table:table-cell>
          <table:table-cell table:formula="of:=SQRT((VLOOKUP([.E46];[$means.$B$2:$means.$J$101];3;0)-VLOOKUP([.E46];[$deviations.$A$2:$deviations.$I$101];3;0))*(VLOOKUP([.E46];[$means.$B$2:$means.$J$101];9;0)-VLOOKUP([.E46];[$deviations.$A$2:$deviations.$I$101];9;0))/10)" office:value-type="float" office:value="303.024132702331" calcext:value-type="float">
            <text:p>303,02</text:p>
          </table:table-cell>
          <table:table-cell table:formula="of:=SQRT((VLOOKUP([.E46];[$means.$B$2:$means.$J$101];3;0)+VLOOKUP([.E46];[$deviations.$A$2:$deviations.$I$101];3;0))*(VLOOKUP([.E46];[$means.$B$2:$means.$J$101];9;0)+VLOOKUP([.E46];[$deviations.$A$2:$deviations.$I$101];9;0))/10)" office:value-type="float" office:value="308.660663188557" calcext:value-type="float">
            <text:p>308,66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  <table:table-cell table:number-columns-repeated="3"/>
        </table:table-row>
        <table:table-row table:style-name="ro2">
          <table:table-cell table:formula="of:=VLOOKUP([.E47];[$names.$A$2:$names.$D$102];4)" office:value-type="string" office:string-value="Angular 8" calcext:value-type="string">
            <text:p>Angular 8</text:p>
          </table:table-cell>
          <table:table-cell table:formula="of:=SQRT(VLOOKUP([.E47];[$means.$B$2:$means.$J$101];3;0)*VLOOKUP([.E47];[$means.$B$2:$means.$J$101];9;0)/10)" office:value-type="float" office:value="311.099900353568" calcext:value-type="float">
            <text:p>311,10</text:p>
          </table:table-cell>
          <table:table-cell table:formula="of:=SQRT((VLOOKUP([.E47];[$means.$B$2:$means.$J$101];3;0)-VLOOKUP([.E47];[$deviations.$A$2:$deviations.$I$101];3;0))*(VLOOKUP([.E47];[$means.$B$2:$means.$J$101];9;0)-VLOOKUP([.E47];[$deviations.$A$2:$deviations.$I$101];9;0))/10)" office:value-type="float" office:value="307.110753637837" calcext:value-type="float">
            <text:p>307,11</text:p>
          </table:table-cell>
          <table:table-cell table:formula="of:=SQRT((VLOOKUP([.E47];[$means.$B$2:$means.$J$101];3;0)+VLOOKUP([.E47];[$deviations.$A$2:$deviations.$I$101];3;0))*(VLOOKUP([.E47];[$means.$B$2:$means.$J$101];9;0)+VLOOKUP([.E47];[$deviations.$A$2:$deviations.$I$101];9;0))/10)" office:value-type="float" office:value="315.081422810041" calcext:value-type="float">
            <text:p>315,08</text:p>
          </table:table-cell>
          <table:table-cell table:formula="of:=[$means.B51]" office:value-type="string" office:string-value="angular-v8.2.14" calcext:value-type="string">
            <text:p>angular-v8.2.14</text:p>
          </table:table-cell>
          <table:table-cell table:number-columns-repeated="3"/>
        </table:table-row>
        <table:table-row table:style-name="ro2">
          <table:table-cell table:formula="of:=VLOOKUP([.E48];[$names.$A$2:$names.$D$102];4)" office:value-type="string" office:string-value="Angular 11" calcext:value-type="string">
            <text:p>Angular 11</text:p>
          </table:table-cell>
          <table:table-cell table:formula="of:=SQRT(VLOOKUP([.E48];[$means.$B$2:$means.$J$101];3;0)*VLOOKUP([.E48];[$means.$B$2:$means.$J$101];9;0)/10)" office:value-type="float" office:value="323.770727521807" calcext:value-type="float">
            <text:p>323,77</text:p>
          </table:table-cell>
          <table:table-cell table:formula="of:=SQRT((VLOOKUP([.E48];[$means.$B$2:$means.$J$101];3;0)-VLOOKUP([.E48];[$deviations.$A$2:$deviations.$I$101];3;0))*(VLOOKUP([.E48];[$means.$B$2:$means.$J$101];9;0)-VLOOKUP([.E48];[$deviations.$A$2:$deviations.$I$101];9;0))/10)" office:value-type="float" office:value="321.0694504309" calcext:value-type="float">
            <text:p>321,07</text:p>
          </table:table-cell>
          <table:table-cell table:formula="of:=SQRT((VLOOKUP([.E48];[$means.$B$2:$means.$J$101];3;0)+VLOOKUP([.E48];[$deviations.$A$2:$deviations.$I$101];3;0))*(VLOOKUP([.E48];[$means.$B$2:$means.$J$101];9;0)+VLOOKUP([.E48];[$deviations.$A$2:$deviations.$I$101];9;0))/10)" office:value-type="float" office:value="326.471968168785" calcext:value-type="float">
            <text:p>326,47</text:p>
          </table:table-cell>
          <table:table-cell table:formula="of:=[$means.B53]" office:value-type="string" office:string-value="angular-ng-v11.0.2" calcext:value-type="string">
            <text:p>angular-ng-v11.0.2</text:p>
          </table:table-cell>
          <table:table-cell table:number-columns-repeated="3"/>
        </table:table-row>
        <table:table-row table:style-name="ro2">
          <table:table-cell table:formula="of:=VLOOKUP([.E49];[$names.$A$2:$names.$D$102];4)" office:value-type="string" office:string-value="React w/ RxJS" calcext:value-type="string">
            <text:p>React w/ RxJS</text:p>
          </table:table-cell>
          <table:table-cell table:formula="of:=SQRT(VLOOKUP([.E49];[$means.$B$2:$means.$J$101];3;0)*VLOOKUP([.E49];[$means.$B$2:$means.$J$101];9;0)/10)" office:value-type="float" office:value="326.435521964139" calcext:value-type="float">
            <text:p>326,44</text:p>
          </table:table-cell>
          <table:table-cell table:formula="of:=SQRT((VLOOKUP([.E49];[$means.$B$2:$means.$J$101];3;0)-VLOOKUP([.E49];[$deviations.$A$2:$deviations.$I$101];3;0))*(VLOOKUP([.E49];[$means.$B$2:$means.$J$101];9;0)-VLOOKUP([.E49];[$deviations.$A$2:$deviations.$I$101];9;0))/10)" office:value-type="float" office:value="317.176304285172" calcext:value-type="float">
            <text:p>317,18</text:p>
          </table:table-cell>
          <table:table-cell table:formula="of:=SQRT((VLOOKUP([.E49];[$means.$B$2:$means.$J$101];3;0)+VLOOKUP([.E49];[$deviations.$A$2:$deviations.$I$101];3;0))*(VLOOKUP([.E49];[$means.$B$2:$means.$J$101];9;0)+VLOOKUP([.E49];[$deviations.$A$2:$deviations.$I$101];9;0))/10)" office:value-type="float" office:value="335.588319224612" calcext:value-type="float">
            <text:p>335,59</text:p>
          </table:table-cell>
          <table:table-cell table:formula="of:=[$means.B49]" office:value-type="string" office:string-value="react-rxjs-v17.0.1 + 0.6.0" calcext:value-type="string">
            <text:p>react-rxjs-v17.0.1 + 0.6.0</text:p>
          </table:table-cell>
          <table:table-cell table:number-columns-repeated="3"/>
        </table:table-row>
        <table:table-row table:style-name="ro2">
          <table:table-cell table:formula="of:=VLOOKUP([.E50];[$names.$A$2:$names.$D$102];4)" office:value-type="string" office:string-value="React" calcext:value-type="string">
            <text:p>React</text:p>
          </table:table-cell>
          <table:table-cell table:formula="of:=SQRT(VLOOKUP([.E50];[$means.$B$2:$means.$J$101];3;0)*VLOOKUP([.E50];[$means.$B$2:$means.$J$101];9;0)/10)" office:value-type="float" office:value="334.887740892377" calcext:value-type="float">
            <text:p>334,89</text:p>
          </table:table-cell>
          <table:table-cell table:formula="of:=SQRT((VLOOKUP([.E50];[$means.$B$2:$means.$J$101];3;0)-VLOOKUP([.E50];[$deviations.$A$2:$deviations.$I$101];3;0))*(VLOOKUP([.E50];[$means.$B$2:$means.$J$101];9;0)-VLOOKUP([.E50];[$deviations.$A$2:$deviations.$I$101];9;0))/10)" office:value-type="float" office:value="325.163266683062" calcext:value-type="float">
            <text:p>325,16</text:p>
          </table:table-cell>
          <table:table-cell table:formula="of:=SQRT((VLOOKUP([.E50];[$means.$B$2:$means.$J$101];3;0)+VLOOKUP([.E50];[$deviations.$A$2:$deviations.$I$101];3;0))*(VLOOKUP([.E50];[$means.$B$2:$means.$J$101];9;0)+VLOOKUP([.E50];[$deviations.$A$2:$deviations.$I$101];9;0))/10)" office:value-type="float" office:value="344.490423669512" calcext:value-type="float">
            <text:p>344,49</text:p>
          </table:table-cell>
          <table:table-cell table:formula="of:=[$means.B50]" office:value-type="string" office:string-value="react-hooks-v17.0.1" calcext:value-type="string">
            <text:p>react-hooks-v17.0.1</text:p>
          </table:table-cell>
          <table:table-cell table:number-columns-repeated="3"/>
        </table:table-row>
        <table:table-row table:style-name="ro2">
          <table:table-cell table:formula="of:=VLOOKUP([.E51];[$names.$A$2:$names.$D$102];4)" office:value-type="string" office:string-value="React w/ Redux (hooks)" calcext:value-type="string">
            <text:p>React w/ Redux (hooks)</text:p>
          </table:table-cell>
          <table:table-cell table:formula="of:=SQRT(VLOOKUP([.E51];[$means.$B$2:$means.$J$101];3;0)*VLOOKUP([.E51];[$means.$B$2:$means.$J$101];9;0)/10)" office:value-type="float" office:value="338.031497053159" calcext:value-type="float">
            <text:p>338,03</text:p>
          </table:table-cell>
          <table:table-cell table:formula="of:=SQRT((VLOOKUP([.E51];[$means.$B$2:$means.$J$101];3;0)-VLOOKUP([.E51];[$deviations.$A$2:$deviations.$I$101];3;0))*(VLOOKUP([.E51];[$means.$B$2:$means.$J$101];9;0)-VLOOKUP([.E51];[$deviations.$A$2:$deviations.$I$101];9;0))/10)" office:value-type="float" office:value="335.662601431854" calcext:value-type="float">
            <text:p>335,66</text:p>
          </table:table-cell>
          <table:table-cell table:formula="of:=SQRT((VLOOKUP([.E51];[$means.$B$2:$means.$J$101];3;0)+VLOOKUP([.E51];[$deviations.$A$2:$deviations.$I$101];3;0))*(VLOOKUP([.E51];[$means.$B$2:$means.$J$101];9;0)+VLOOKUP([.E51];[$deviations.$A$2:$deviations.$I$101];9;0))/10)" office:value-type="float" office:value="340.399923619263" calcext:value-type="float">
            <text:p>340,40</text:p>
          </table:table-cell>
          <table:table-cell table:formula="of:=[$means.B48]" office:value-type="string" office:string-value="react-redux-hooks-v17.0.1 + 7.2.1" calcext:value-type="string">
            <text:p>react-redux-hooks-v17.0.1 + 7.2.1</text:p>
          </table:table-cell>
          <table:table-cell table:number-columns-repeated="3"/>
        </table:table-row>
        <table:table-row table:style-name="ro2">
          <table:table-cell table:formula="of:=VLOOKUP([.E52];[$names.$A$2:$names.$D$102];4)" office:value-type="string" office:string-value="Isotope" calcext:value-type="string">
            <text:p>Isotope</text:p>
          </table:table-cell>
          <table:table-cell table:formula="of:=SQRT(VLOOKUP([.E52];[$means.$B$2:$means.$J$101];3;0)*VLOOKUP([.E52];[$means.$B$2:$means.$J$101];9;0)/10)" office:value-type="float" office:value="380.248534513941" calcext:value-type="float">
            <text:p>380,25</text:p>
          </table:table-cell>
          <table:table-cell table:formula="of:=SQRT((VLOOKUP([.E52];[$means.$B$2:$means.$J$101];3;0)-VLOOKUP([.E52];[$deviations.$A$2:$deviations.$I$101];3;0))*(VLOOKUP([.E52];[$means.$B$2:$means.$J$101];9;0)-VLOOKUP([.E52];[$deviations.$A$2:$deviations.$I$101];9;0))/10)" office:value-type="float" office:value="378.269541464813" calcext:value-type="float">
            <text:p>378,27</text:p>
          </table:table-cell>
          <table:table-cell table:formula="of:=SQRT((VLOOKUP([.E52];[$means.$B$2:$means.$J$101];3;0)+VLOOKUP([.E52];[$deviations.$A$2:$deviations.$I$101];3;0))*(VLOOKUP([.E52];[$means.$B$2:$means.$J$101];9;0)+VLOOKUP([.E52];[$deviations.$A$2:$deviations.$I$101];9;0))/10)" office:value-type="float" office:value="382.225587840479" calcext:value-type="float">
            <text:p>382,23</text:p>
          </table:table-cell>
          <table:table-cell table:formula="of:=[$means.B46]" office:value-type="string" office:string-value="isotope-v0.2.0" calcext:value-type="string">
            <text:p>isotope-v0.2.0</text:p>
          </table:table-cell>
          <table:table-cell table:number-columns-repeated="3"/>
        </table:table-row>
        <table:table-row table:style-name="ro2">
          <table:table-cell table:formula="of:=VLOOKUP([.E53];[$names.$A$2:$names.$D$102];4)" office:value-type="string" office:string-value="React w/ easy-state" calcext:value-type="string">
            <text:p>React w/ easy-state</text:p>
          </table:table-cell>
          <table:table-cell table:formula="of:=SQRT(VLOOKUP([.E53];[$means.$B$2:$means.$J$101];3;0)*VLOOKUP([.E53];[$means.$B$2:$means.$J$101];9;0)/10)" office:value-type="float" office:value="389.444391409094" calcext:value-type="float">
            <text:p>389,44</text:p>
          </table:table-cell>
          <table:table-cell table:formula="of:=SQRT((VLOOKUP([.E53];[$means.$B$2:$means.$J$101];3;0)-VLOOKUP([.E53];[$deviations.$A$2:$deviations.$I$101];3;0))*(VLOOKUP([.E53];[$means.$B$2:$means.$J$101];9;0)-VLOOKUP([.E53];[$deviations.$A$2:$deviations.$I$101];9;0))/10)" office:value-type="float" office:value="386.032433870523" calcext:value-type="float">
            <text:p>386,03</text:p>
          </table:table-cell>
          <table:table-cell table:formula="of:=SQRT((VLOOKUP([.E53];[$means.$B$2:$means.$J$101];3;0)+VLOOKUP([.E53];[$deviations.$A$2:$deviations.$I$101];3;0))*(VLOOKUP([.E53];[$means.$B$2:$means.$J$101];9;0)+VLOOKUP([.E53];[$deviations.$A$2:$deviations.$I$101];9;0))/10)" office:value-type="float" office:value="392.855164150861" calcext:value-type="float">
            <text:p>392,86</text:p>
          </table:table-cell>
          <table:table-cell table:formula="of:=[$means.B52]" office:value-type="string" office:string-value="react-easy-state-v17.0.1 + 6.3.0" calcext:value-type="string">
            <text:p>react-easy-state-v17.0.1 + 6.3.0</text:p>
          </table:table-cell>
          <table:table-cell table:number-columns-repeated="3"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pdat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6" table:default-cell-style-name="ce7"/>
        <table:table-row table:style-name="ro2">
          <table:table-cell/>
          <table:table-cell office:value-type="string" calcext:value-type="string">
            <text:p>upd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Default"/>
        </table:table-row>
        <table:table-row table:style-name="ro2">
          <table:table-cell table:formula="of:=VLOOKUP([.E2];[$names.$A$2:$names.$D$102];3)" office:value-type="string" office:string-value="VanillaJS" calcext:value-type="string">
            <text:p>VanillaJS</text:p>
          </table:table-cell>
          <table:table-cell table:formula="of:=VLOOKUP([.E2];[$means.$B$2:$means.$F$101];5;0)" office:value-type="float" office:value="1463" calcext:value-type="float">
            <text:p>1463</text:p>
          </table:table-cell>
          <table:table-cell table:formula="of:=[.B2]-VLOOKUP([.E2];[$deviations.$A$2:$deviations.$E$101];5;0)" office:value-type="float" office:value="1457.3" calcext:value-type="float">
            <text:p>1457,3</text:p>
          </table:table-cell>
          <table:table-cell table:formula="of:=[.B2]+VLOOKUP([.E2];[$deviations.$A$2:$deviations.$E$101];5;0)" office:value-type="float" office:value="1468.7" calcext:value-type="float">
            <text:p>1468,7</text:p>
          </table:table-cell>
          <table:table-cell table:formula="of:=[$means.B5]" office:value-type="string" office:string-value="vanillajs-1" calcext:value-type="string">
            <text:p>vanillajs-1</text:p>
          </table:table-cell>
        </table:table-row>
        <table:table-row table:style-name="ro2">
          <table:table-cell table:formula="of:=VLOOKUP([.E3];[$names.$A$2:$names.$D$102];3)" office:value-type="string" office:string-value="Sinuous" calcext:value-type="string">
            <text:p>Sinuous</text:p>
          </table:table-cell>
          <table:table-cell table:formula="of:=VLOOKUP([.E3];[$means.$B$2:$means.$F$101];5;0)" office:value-type="float" office:value="1470.3" calcext:value-type="float">
            <text:p>1470,3</text:p>
          </table:table-cell>
          <table:table-cell table:formula="of:=[.B3]-VLOOKUP([.E3];[$deviations.$A$2:$deviations.$E$101];5;0)" office:value-type="float" office:value="1466.1" calcext:value-type="float">
            <text:p>1466,1</text:p>
          </table:table-cell>
          <table:table-cell table:formula="of:=[.B3]+VLOOKUP([.E3];[$deviations.$A$2:$deviations.$E$101];5;0)" office:value-type="float" office:value="1474.5" calcext:value-type="float">
            <text:p>1474,5</text:p>
          </table:table-cell>
          <table:table-cell table:formula="of:=[$means.B6]" office:value-type="string" office:string-value="sinuous-v0.15.1" calcext:value-type="string">
            <text:p>sinuous-v0.15.1</text:p>
          </table:table-cell>
        </table:table-row>
        <table:table-row table:style-name="ro2">
          <table:table-cell table:formula="of:=VLOOKUP([.E4];[$names.$A$2:$names.$D$102];3)" office:value-type="string" office:string-value="domc" calcext:value-type="string">
            <text:p>domc</text:p>
          </table:table-cell>
          <table:table-cell table:formula="of:=VLOOKUP([.E4];[$means.$B$2:$means.$F$101];5;0)" office:value-type="float" office:value="1474" calcext:value-type="float">
            <text:p>1474</text:p>
          </table:table-cell>
          <table:table-cell table:formula="of:=[.B4]-VLOOKUP([.E4];[$deviations.$A$2:$deviations.$E$101];5;0)" office:value-type="float" office:value="1470.4" calcext:value-type="float">
            <text:p>1470,4</text:p>
          </table:table-cell>
          <table:table-cell table:formula="of:=[.B4]+VLOOKUP([.E4];[$deviations.$A$2:$deviations.$E$101];5;0)" office:value-type="float" office:value="1477.6" calcext:value-type="float">
            <text:p>1477,6</text:p>
          </table:table-cell>
          <table:table-cell table:formula="of:=[$means.B13]" office:value-type="string" office:string-value="domc-v0.0.12" calcext:value-type="string">
            <text:p>domc-v0.0.12</text:p>
          </table:table-cell>
        </table:table-row>
        <table:table-row table:style-name="ro2">
          <table:table-cell table:formula="of:=VLOOKUP([.E5];[$names.$A$2:$names.$D$102];3)" office:value-type="string" office:string-value="VanillaJS (rendering)" calcext:value-type="string">
            <text:p>VanillaJS (rendering)</text:p>
          </table:table-cell>
          <table:table-cell table:formula="of:=VLOOKUP([.E5];[$means.$B$2:$means.$F$101];5;0)" office:value-type="float" office:value="1475.5" calcext:value-type="float">
            <text:p>1475,5</text:p>
          </table:table-cell>
          <table:table-cell table:formula="of:=[.B5]-VLOOKUP([.E5];[$deviations.$A$2:$deviations.$E$101];5;0)" office:value-type="float" office:value="1470.1" calcext:value-type="float">
            <text:p>1470,1</text:p>
          </table:table-cell>
          <table:table-cell table:formula="of:=[.B5]+VLOOKUP([.E5];[$deviations.$A$2:$deviations.$E$101];5;0)" office:value-type="float" office:value="1480.9" calcext:value-type="float">
            <text:p>1480,9</text:p>
          </table:table-cell>
          <table:table-cell table:formula="of:=[$means.B2]" office:value-type="string" office:string-value="vanillajs" calcext:value-type="string">
            <text:p>vanillajs</text:p>
          </table:table-cell>
        </table:table-row>
        <table:table-row table:style-name="ro2">
          <table:table-cell table:formula="of:=VLOOKUP([.E6];[$names.$A$2:$names.$D$102];3)" office:value-type="string" office:string-value="Stage0" calcext:value-type="string">
            <text:p>Stage0</text:p>
          </table:table-cell>
          <table:table-cell table:formula="of:=VLOOKUP([.E6];[$means.$B$2:$means.$F$101];5;0)" office:value-type="float" office:value="1478.2" calcext:value-type="float">
            <text:p>1478,2</text:p>
          </table:table-cell>
          <table:table-cell table:formula="of:=[.B6]-VLOOKUP([.E6];[$deviations.$A$2:$deviations.$E$101];5;0)" office:value-type="float" office:value="1472.7" calcext:value-type="float">
            <text:p>1472,7</text:p>
          </table:table-cell>
          <table:table-cell table:formula="of:=[.B6]+VLOOKUP([.E6];[$deviations.$A$2:$deviations.$E$101];5;0)" office:value-type="float" office:value="1483.7" calcext:value-type="float">
            <text:p>1483,7</text:p>
          </table:table-cell>
          <table:table-cell table:formula="of:=[$means.B7]" office:value-type="string" office:string-value="stage0-v0.0.2" calcext:value-type="string">
            <text:p>stage0-v0.0.2</text:p>
          </table:table-cell>
        </table:table-row>
        <table:table-row table:style-name="ro2">
          <table:table-cell table:formula="of:=VLOOKUP([.E7];[$names.$A$2:$names.$D$102];3)" office:value-type="string" office:string-value="Solid" calcext:value-type="string">
            <text:p>Solid</text:p>
          </table:table-cell>
          <table:table-cell table:formula="of:=VLOOKUP([.E7];[$means.$B$2:$means.$F$101];5;0)" office:value-type="float" office:value="1478.8" calcext:value-type="float">
            <text:p>1478,8</text:p>
          </table:table-cell>
          <table:table-cell table:formula="of:=[.B7]-VLOOKUP([.E7];[$deviations.$A$2:$deviations.$E$101];5;0)" office:value-type="float" office:value="1467.9" calcext:value-type="float">
            <text:p>1467,9</text:p>
          </table:table-cell>
          <table:table-cell table:formula="of:=[.B7]+VLOOKUP([.E7];[$deviations.$A$2:$deviations.$E$101];5;0)" office:value-type="float" office:value="1489.7" calcext:value-type="float">
            <text:p>1489,7</text:p>
          </table:table-cell>
          <table:table-cell table:formula="of:=[$means.B8]" office:value-type="string" office:string-value="solid-v0.20.0" calcext:value-type="string">
            <text:p>solid-v0.20.0</text:p>
          </table:table-cell>
        </table:table-row>
        <table:table-row table:style-name="ro2">
          <table:table-cell table:formula="of:=VLOOKUP([.E8];[$names.$A$2:$names.$D$102];3)" office:value-type="string" office:string-value="VanillaJS (cloneNode)" calcext:value-type="string">
            <text:p>VanillaJS (cloneNode)</text:p>
          </table:table-cell>
          <table:table-cell table:formula="of:=VLOOKUP([.E8];[$means.$B$2:$means.$F$101];5;0)" office:value-type="float" office:value="1480.6" calcext:value-type="float">
            <text:p>1480,6</text:p>
          </table:table-cell>
          <table:table-cell table:formula="of:=[.B8]-VLOOKUP([.E8];[$deviations.$A$2:$deviations.$E$101];5;0)" office:value-type="float" office:value="1475" calcext:value-type="float">
            <text:p>1475</text:p>
          </table:table-cell>
          <table:table-cell table:formula="of:=[.B8]+VLOOKUP([.E8];[$deviations.$A$2:$deviations.$E$101];5;0)" office:value-type="float" office:value="1486.2" calcext:value-type="float">
            <text:p>1486,2</text:p>
          </table:table-cell>
          <table:table-cell table:formula="of:=[$means.B3]" office:value-type="string" office:string-value="vanillajs-prog" calcext:value-type="string">
            <text:p>vanillajs-prog</text:p>
          </table:table-cell>
        </table:table-row>
        <table:table-row table:style-name="ro2">
          <table:table-cell table:formula="of:=VLOOKUP([.E9];[$names.$A$2:$names.$D$102];3)" office:value-type="string" office:string-value="Template" calcext:value-type="string">
            <text:p>Template</text:p>
          </table:table-cell>
          <table:table-cell table:formula="of:=VLOOKUP([.E9];[$means.$B$2:$means.$F$101];5;0)" office:value-type="float" office:value="1483.3" calcext:value-type="float">
            <text:p>1483,3</text:p>
          </table:table-cell>
          <table:table-cell table:formula="of:=[.B9]-VLOOKUP([.E9];[$deviations.$A$2:$deviations.$E$101];5;0)" office:value-type="float" office:value="1475" calcext:value-type="float">
            <text:p>1475</text:p>
          </table:table-cell>
          <table:table-cell table:formula="of:=[.B9]+VLOOKUP([.E9];[$deviations.$A$2:$deviations.$E$101];5;0)" office:value-type="float" office:value="1491.6" calcext:value-type="float">
            <text:p>1491,6</text:p>
          </table:table-cell>
          <table:table-cell table:formula="of:=[$means.B17]" office:value-type="string" office:string-value="modern-helpers-template-v0.1.0" calcext:value-type="string">
            <text:p>modern-helpers-template-v0.1.0</text:p>
          </table:table-cell>
        </table:table-row>
        <table:table-row table:style-name="ro2">
          <table:table-cell table:formula="of:=VLOOKUP([.E10];[$names.$A$2:$names.$D$102];3)" office:value-type="string" office:string-value="Solid-state" calcext:value-type="string">
            <text:p>Solid-state</text:p>
          </table:table-cell>
          <table:table-cell table:formula="of:=VLOOKUP([.E10];[$means.$B$2:$means.$F$101];5;0)" office:value-type="float" office:value="1486.4" calcext:value-type="float">
            <text:p>1486,4</text:p>
          </table:table-cell>
          <table:table-cell table:formula="of:=[.B10]-VLOOKUP([.E10];[$deviations.$A$2:$deviations.$E$101];5;0)" office:value-type="float" office:value="1482.3" calcext:value-type="float">
            <text:p>1482,3</text:p>
          </table:table-cell>
          <table:table-cell table:formula="of:=[.B10]+VLOOKUP([.E10];[$deviations.$A$2:$deviations.$E$101];5;0)" office:value-type="float" office:value="1490.5" calcext:value-type="float">
            <text:p>1490,5</text:p>
          </table:table-cell>
          <table:table-cell table:formula="of:=[$means.B16]" office:value-type="string" office:string-value="solid-state-v0.20.0" calcext:value-type="string">
            <text:p>solid-state-v0.20.0</text:p>
          </table:table-cell>
        </table:table-row>
        <table:table-row table:style-name="ro2">
          <table:table-cell table:formula="of:=VLOOKUP([.E11];[$names.$A$2:$names.$D$102];3)" office:value-type="string" office:string-value="domdiff" calcext:value-type="string">
            <text:p>domdiff</text:p>
          </table:table-cell>
          <table:table-cell table:formula="of:=VLOOKUP([.E11];[$means.$B$2:$means.$F$101];5;0)" office:value-type="float" office:value="1487.4" calcext:value-type="float">
            <text:p>1487,4</text:p>
          </table:table-cell>
          <table:table-cell table:formula="of:=[.B11]-VLOOKUP([.E11];[$deviations.$A$2:$deviations.$E$101];5;0)" office:value-type="float" office:value="1481.5" calcext:value-type="float">
            <text:p>1481,5</text:p>
          </table:table-cell>
          <table:table-cell table:formula="of:=[.B11]+VLOOKUP([.E11];[$deviations.$A$2:$deviations.$E$101];5;0)" office:value-type="float" office:value="1493.3" calcext:value-type="float">
            <text:p>1493,3</text:p>
          </table:table-cell>
          <table:table-cell table:formula="of:=[$means.B25]" office:value-type="string" office:string-value="domdiff-v2.2.2" calcext:value-type="string">
            <text:p>domdiff-v2.2.2</text:p>
          </table:table-cell>
        </table:table-row>
        <table:table-row table:style-name="ro2">
          <table:table-cell table:formula="of:=VLOOKUP([.E12];[$names.$A$2:$names.$D$102];3)" office:value-type="string" office:string-value="Helper avec cache" calcext:value-type="string">
            <text:p>Helper avec cache</text:p>
          </table:table-cell>
          <table:table-cell table:formula="of:=VLOOKUP([.E12];[$means.$B$2:$means.$F$101];5;0)" office:value-type="float" office:value="1487.6" calcext:value-type="float">
            <text:p>1487,6</text:p>
          </table:table-cell>
          <table:table-cell table:formula="of:=[.B12]-VLOOKUP([.E12];[$deviations.$A$2:$deviations.$E$101];5;0)" office:value-type="float" office:value="1481.7" calcext:value-type="float">
            <text:p>1481,7</text:p>
          </table:table-cell>
          <table:table-cell table:formula="of:=[.B12]+VLOOKUP([.E12];[$deviations.$A$2:$deviations.$E$101];5;0)" office:value-type="float" office:value="1493.5" calcext:value-type="float">
            <text:p>1493,5</text:p>
          </table:table-cell>
          <table:table-cell table:formula="of:=[$means.B9]" office:value-type="string" office:string-value="modern-helpers-dx-v0.1.0" calcext:value-type="string">
            <text:p>modern-helpers-dx-v0.1.0</text:p>
          </table:table-cell>
        </table:table-row>
        <table:table-row table:style-name="ro2">
          <table:table-cell table:formula="of:=VLOOKUP([.E13];[$names.$A$2:$names.$D$102];3)" office:value-type="string" office:string-value="Helper (base)" calcext:value-type="string">
            <text:p>Helper (base)</text:p>
          </table:table-cell>
          <table:table-cell table:formula="of:=VLOOKUP([.E13];[$means.$B$2:$means.$F$101];5;0)" office:value-type="float" office:value="1489.3" calcext:value-type="float">
            <text:p>1489,3</text:p>
          </table:table-cell>
          <table:table-cell table:formula="of:=[.B13]-VLOOKUP([.E13];[$deviations.$A$2:$deviations.$E$101];5;0)" office:value-type="float" office:value="1477.6" calcext:value-type="float">
            <text:p>1477,6</text:p>
          </table:table-cell>
          <table:table-cell table:formula="of:=[.B13]+VLOOKUP([.E13];[$deviations.$A$2:$deviations.$E$101];5;0)" office:value-type="float" office:value="1501" calcext:value-type="float">
            <text:p>1501</text:p>
          </table:table-cell>
          <table:table-cell table:formula="of:=[$means.B12]" office:value-type="string" office:string-value="modern-helpers-v0.1.0" calcext:value-type="string">
            <text:p>modern-helpers-v0.1.0</text:p>
          </table:table-cell>
        </table:table-row>
        <table:table-row table:style-name="ro2">
          <table:table-cell table:formula="of:=VLOOKUP([.E14];[$names.$A$2:$names.$D$102];3)" office:value-type="string" office:string-value="Hyperapp" calcext:value-type="string">
            <text:p>Hyperapp</text:p>
          </table:table-cell>
          <table:table-cell table:formula="of:=VLOOKUP([.E14];[$means.$B$2:$means.$F$101];5;0)" office:value-type="float" office:value="1489.9" calcext:value-type="float">
            <text:p>1489,9</text:p>
          </table:table-cell>
          <table:table-cell table:formula="of:=[.B14]-VLOOKUP([.E14];[$deviations.$A$2:$deviations.$E$101];5;0)" office:value-type="float" office:value="1484.2" calcext:value-type="float">
            <text:p>1484,2</text:p>
          </table:table-cell>
          <table:table-cell table:formula="of:=[.B14]+VLOOKUP([.E14];[$deviations.$A$2:$deviations.$E$101];5;0)" office:value-type="float" office:value="1495.6" calcext:value-type="float">
            <text:p>1495,6</text:p>
          </table:table-cell>
          <table:table-cell table:formula="of:=[$means.B37]" office:value-type="string" office:string-value="hyperapp-v2.0.8" calcext:value-type="string">
            <text:p>hyperapp-v2.0.8</text:p>
          </table:table-cell>
        </table:table-row>
        <table:table-row table:style-name="ro2">
          <table:table-cell table:formula="of:=VLOOKUP([.E15];[$names.$A$2:$names.$D$102];3)" office:value-type="string" office:string-value="Inferno" calcext:value-type="string">
            <text:p>Inferno</text:p>
          </table:table-cell>
          <table:table-cell table:formula="of:=VLOOKUP([.E15];[$means.$B$2:$means.$F$101];5;0)" office:value-type="float" office:value="1497.5" calcext:value-type="float">
            <text:p>1497,5</text:p>
          </table:table-cell>
          <table:table-cell table:formula="of:=[.B15]-VLOOKUP([.E15];[$deviations.$A$2:$deviations.$E$101];5;0)" office:value-type="float" office:value="1491.3" calcext:value-type="float">
            <text:p>1491,3</text:p>
          </table:table-cell>
          <table:table-cell table:formula="of:=[.B15]+VLOOKUP([.E15];[$deviations.$A$2:$deviations.$E$101];5;0)" office:value-type="float" office:value="1503.7" calcext:value-type="float">
            <text:p>1503,7</text:p>
          </table:table-cell>
          <table:table-cell table:formula="of:=[$means.B33]" office:value-type="string" office:string-value="inferno-v7.2.1" calcext:value-type="string">
            <text:p>inferno-v7.2.1</text:p>
          </table:table-cell>
        </table:table-row>
        <table:table-row table:style-name="ro2">
          <table:table-cell table:formula="of:=VLOOKUP([.E16];[$names.$A$2:$names.$D$102];3)" office:value-type="string" office:string-value="petit-dom" calcext:value-type="string">
            <text:p>petit-dom</text:p>
          </table:table-cell>
          <table:table-cell table:formula="of:=VLOOKUP([.E16];[$means.$B$2:$means.$F$101];5;0)" office:value-type="float" office:value="1499.6" calcext:value-type="float">
            <text:p>1499,6</text:p>
          </table:table-cell>
          <table:table-cell table:formula="of:=[.B16]-VLOOKUP([.E16];[$deviations.$A$2:$deviations.$E$101];5;0)" office:value-type="float" office:value="1494" calcext:value-type="float">
            <text:p>1494</text:p>
          </table:table-cell>
          <table:table-cell table:formula="of:=[.B16]+VLOOKUP([.E16];[$deviations.$A$2:$deviations.$E$101];5;0)" office:value-type="float" office:value="1505.2" calcext:value-type="float">
            <text:p>1505,2</text:p>
          </table:table-cell>
          <table:table-cell table:formula="of:=[$means.B34]" office:value-type="string" office:string-value="petit-dom-v0.2.0" calcext:value-type="string">
            <text:p>petit-dom-v0.2.0</text:p>
          </table:table-cell>
        </table:table-row>
        <table:table-row table:style-name="ro2">
          <table:table-cell table:formula="of:=VLOOKUP([.E17];[$names.$A$2:$names.$D$102];3)" office:value-type="string" office:string-value="VanillaJS (DX)" calcext:value-type="string">
            <text:p>VanillaJS (DX)</text:p>
          </table:table-cell>
          <table:table-cell table:formula="of:=VLOOKUP([.E17];[$means.$B$2:$means.$F$101];5;0)" office:value-type="float" office:value="1500.2" calcext:value-type="float">
            <text:p>1500,2</text:p>
          </table:table-cell>
          <table:table-cell table:formula="of:=[.B17]-VLOOKUP([.E17];[$deviations.$A$2:$deviations.$E$101];5;0)" office:value-type="float" office:value="1491.8" calcext:value-type="float">
            <text:p>1491,8</text:p>
          </table:table-cell>
          <table:table-cell table:formula="of:=[.B17]+VLOOKUP([.E17];[$deviations.$A$2:$deviations.$E$101];5;0)" office:value-type="float" office:value="1508.6" calcext:value-type="float">
            <text:p>1508,6</text:p>
          </table:table-cell>
          <table:table-cell table:formula="of:=[$means.B4]" office:value-type="string" office:string-value="vanillajs-dx-opti" calcext:value-type="string">
            <text:p>vanillajs-dx-opti</text:p>
          </table:table-cell>
        </table:table-row>
        <table:table-row table:style-name="ro2">
          <table:table-cell table:formula="of:=VLOOKUP([.E18];[$names.$A$2:$names.$D$102];3)" office:value-type="string" office:string-value="Angular 8" calcext:value-type="string">
            <text:p>Angular 8</text:p>
          </table:table-cell>
          <table:table-cell table:formula="of:=VLOOKUP([.E18];[$means.$B$2:$means.$F$101];5;0)" office:value-type="float" office:value="1504.3" calcext:value-type="float">
            <text:p>1504,3</text:p>
          </table:table-cell>
          <table:table-cell table:formula="of:=[.B18]-VLOOKUP([.E18];[$deviations.$A$2:$deviations.$E$101];5;0)" office:value-type="float" office:value="1496.8" calcext:value-type="float">
            <text:p>1496,8</text:p>
          </table:table-cell>
          <table:table-cell table:formula="of:=[.B18]+VLOOKUP([.E18];[$deviations.$A$2:$deviations.$E$101];5;0)" office:value-type="float" office:value="1511.8" calcext:value-type="float">
            <text:p>1511,8</text:p>
          </table:table-cell>
          <table:table-cell table:formula="of:=[$means.B51]" office:value-type="string" office:string-value="angular-v8.2.14" calcext:value-type="string">
            <text:p>angular-v8.2.14</text:p>
          </table:table-cell>
        </table:table-row>
        <table:table-row table:style-name="ro2">
          <table:table-cell table:formula="of:=VLOOKUP([.E19];[$names.$A$2:$names.$D$102];3)" office:value-type="string" office:string-value="this.rows[id].children" calcext:value-type="string">
            <text:p>this.rows[id].children</text:p>
          </table:table-cell>
          <table:table-cell table:formula="of:=VLOOKUP([.E19];[$means.$B$2:$means.$F$101];5;0)" office:value-type="float" office:value="1505.4" calcext:value-type="float">
            <text:p>1505,4</text:p>
          </table:table-cell>
          <table:table-cell table:formula="of:=[.B19]-VLOOKUP([.E19];[$deviations.$A$2:$deviations.$E$101];5;0)" office:value-type="float" office:value="1498.4" calcext:value-type="float">
            <text:p>1498,4</text:p>
          </table:table-cell>
          <table:table-cell table:formula="of:=[.B19]+VLOOKUP([.E19];[$deviations.$A$2:$deviations.$E$101];5;0)" office:value-type="float" office:value="1512.4" calcext:value-type="float">
            <text:p>1512,4</text:p>
          </table:table-cell>
          <table:table-cell table:formula="of:=[$means.B10]" office:value-type="string" office:string-value="vanillajs-create-el" calcext:value-type="string">
            <text:p>vanillajs-create-el</text:p>
          </table:table-cell>
        </table:table-row>
        <table:table-row table:style-name="ro2">
          <table:table-cell table:formula="of:=VLOOKUP([.E20];[$names.$A$2:$names.$D$102];3)" office:value-type="string" office:string-value="stdweb" calcext:value-type="string">
            <text:p>stdweb</text:p>
          </table:table-cell>
          <table:table-cell table:formula="of:=VLOOKUP([.E20];[$means.$B$2:$means.$F$101];5;0)" office:value-type="float" office:value="1506.2" calcext:value-type="float">
            <text:p>1506,2</text:p>
          </table:table-cell>
          <table:table-cell table:formula="of:=[.B20]-VLOOKUP([.E20];[$deviations.$A$2:$deviations.$E$101];5;0)" office:value-type="float" office:value="1500.4" calcext:value-type="float">
            <text:p>1500,4</text:p>
          </table:table-cell>
          <table:table-cell table:formula="of:=[.B20]+VLOOKUP([.E20];[$deviations.$A$2:$deviations.$E$101];5;0)" office:value-type="float" office:value="1512" calcext:value-type="float">
            <text:p>1512</text:p>
          </table:table-cell>
          <table:table-cell table:formula="of:=[$means.B22]" office:value-type="string" office:string-value="stdweb-v0.4.17" calcext:value-type="string">
            <text:p>stdweb-v0.4.17</text:p>
          </table:table-cell>
        </table:table-row>
        <table:table-row table:style-name="ro2">
          <table:table-cell table:formula="of:=VLOOKUP([.E21];[$names.$A$2:$names.$D$102];3)" office:value-type="string" office:string-value="docs élément personnalisé" calcext:value-type="string">
            <text:p>docs élément personnalisé</text:p>
          </table:table-cell>
          <table:table-cell table:formula="of:=VLOOKUP([.E21];[$means.$B$2:$means.$F$101];5;0)" office:value-type="float" office:value="1508.4" calcext:value-type="float">
            <text:p>1508,4</text:p>
          </table:table-cell>
          <table:table-cell table:formula="of:=[.B21]-VLOOKUP([.E21];[$deviations.$A$2:$deviations.$E$101];5;0)" office:value-type="float" office:value="1503.7" calcext:value-type="float">
            <text:p>1503,7</text:p>
          </table:table-cell>
          <table:table-cell table:formula="of:=[.B21]+VLOOKUP([.E21];[$deviations.$A$2:$deviations.$E$101];5;0)" office:value-type="float" office:value="1513.1" calcext:value-type="float">
            <text:p>1513,1</text:p>
          </table:table-cell>
          <table:table-cell table:formula="of:=[$means.B29]" office:value-type="string" office:string-value="vanillajs-custom-el" calcext:value-type="string">
            <text:p>vanillajs-custom-el</text:p>
          </table:table-cell>
        </table:table-row>
        <table:table-row table:style-name="ro2">
          <table:table-cell table:formula="of:=VLOOKUP([.E22];[$names.$A$2:$names.$D$102];3)" office:value-type="string" office:string-value="pseudo-composant innerHTML" calcext:value-type="string">
            <text:p>pseudo-composant innerHTML</text:p>
          </table:table-cell>
          <table:table-cell table:formula="of:=VLOOKUP([.E22];[$means.$B$2:$means.$F$101];5;0)" office:value-type="float" office:value="1509.1" calcext:value-type="float">
            <text:p>1509,1</text:p>
          </table:table-cell>
          <table:table-cell table:formula="of:=[.B22]-VLOOKUP([.E22];[$deviations.$A$2:$deviations.$E$101];5;0)" office:value-type="float" office:value="1503.3" calcext:value-type="float">
            <text:p>1503,3</text:p>
          </table:table-cell>
          <table:table-cell table:formula="of:=[.B22]+VLOOKUP([.E22];[$deviations.$A$2:$deviations.$E$101];5;0)" office:value-type="float" office:value="1514.9" calcext:value-type="float">
            <text:p>1514,9</text:p>
          </table:table-cell>
          <table:table-cell table:formula="of:=[$means.B26]" office:value-type="string" office:string-value="vanillajs-innerhtml-cpnt" calcext:value-type="string">
            <text:p>vanillajs-innerhtml-cpnt</text:p>
          </table:table-cell>
        </table:table-row>
        <table:table-row table:style-name="ro2">
          <table:table-cell table:formula="of:=VLOOKUP([.E23];[$names.$A$2:$names.$D$102];3)" office:value-type="string" office:string-value="élément personnalisé" calcext:value-type="string">
            <text:p>élément personnalisé</text:p>
          </table:table-cell>
          <table:table-cell table:formula="of:=VLOOKUP([.E23];[$means.$B$2:$means.$F$101];5;0)" office:value-type="float" office:value="1512.2" calcext:value-type="float">
            <text:p>1512,2</text:p>
          </table:table-cell>
          <table:table-cell table:formula="of:=[.B23]-VLOOKUP([.E23];[$deviations.$A$2:$deviations.$E$101];5;0)" office:value-type="float" office:value="1503.4" calcext:value-type="float">
            <text:p>1503,4</text:p>
          </table:table-cell>
          <table:table-cell table:formula="of:=[.B23]+VLOOKUP([.E23];[$deviations.$A$2:$deviations.$E$101];5;0)" office:value-type="float" office:value="1521" calcext:value-type="float">
            <text:p>1521</text:p>
          </table:table-cell>
          <table:table-cell table:formula="of:=[$means.B19]" office:value-type="string" office:string-value="vanillajs-wc" calcext:value-type="string">
            <text:p>vanillajs-wc</text:p>
          </table:table-cell>
        </table:table-row>
        <table:table-row table:style-name="ro2">
          <table:table-cell table:formula="of:=VLOOKUP([.E24];[$names.$A$2:$names.$D$102];3)" office:value-type="string" office:string-value="attodom" calcext:value-type="string">
            <text:p>attodom</text:p>
          </table:table-cell>
          <table:table-cell table:formula="of:=VLOOKUP([.E24];[$means.$B$2:$means.$F$101];5;0)" office:value-type="float" office:value="1513.5" calcext:value-type="float">
            <text:p>1513,5</text:p>
          </table:table-cell>
          <table:table-cell table:formula="of:=[.B24]-VLOOKUP([.E24];[$deviations.$A$2:$deviations.$E$101];5;0)" office:value-type="float" office:value="1508.1" calcext:value-type="float">
            <text:p>1508,1</text:p>
          </table:table-cell>
          <table:table-cell table:formula="of:=[.B24]+VLOOKUP([.E24];[$deviations.$A$2:$deviations.$E$101];5;0)" office:value-type="float" office:value="1518.9" calcext:value-type="float">
            <text:p>1518,9</text:p>
          </table:table-cell>
          <table:table-cell table:formula="of:=[$means.B30]" office:value-type="string" office:string-value="attodom-v0.12.0" calcext:value-type="string">
            <text:p>attodom-v0.12.0</text:p>
          </table:table-cell>
        </table:table-row>
        <table:table-row table:style-name="ro2">
          <table:table-cell table:formula="of:=VLOOKUP([.E25];[$names.$A$2:$names.$D$102];3)" office:value-type="string" office:string-value="Preact" calcext:value-type="string">
            <text:p>Preact</text:p>
          </table:table-cell>
          <table:table-cell table:formula="of:=VLOOKUP([.E25];[$means.$B$2:$means.$F$101];5;0)" office:value-type="float" office:value="1513.8" calcext:value-type="float">
            <text:p>1513,8</text:p>
          </table:table-cell>
          <table:table-cell table:formula="of:=[.B25]-VLOOKUP([.E25];[$deviations.$A$2:$deviations.$E$101];5;0)" office:value-type="float" office:value="1510.9" calcext:value-type="float">
            <text:p>1510,9</text:p>
          </table:table-cell>
          <table:table-cell table:formula="of:=[.B25]+VLOOKUP([.E25];[$deviations.$A$2:$deviations.$E$101];5;0)" office:value-type="float" office:value="1516.7" calcext:value-type="float">
            <text:p>1516,7</text:p>
          </table:table-cell>
          <table:table-cell table:formula="of:=[$means.B45]" office:value-type="string" office:string-value="preact-v10.5.5" calcext:value-type="string">
            <text:p>preact-v10.5.5</text:p>
          </table:table-cell>
        </table:table-row>
        <table:table-row table:style-name="ro2">
          <table:table-cell table:formula="of:=VLOOKUP([.E26];[$names.$A$2:$names.$D$102];3)" office:value-type="string" office:string-value="éléments personnalisés (bonnes pratiques)" calcext:value-type="string">
            <text:p>éléments personnalisés (bonnes pratiques)</text:p>
          </table:table-cell>
          <table:table-cell table:formula="of:=VLOOKUP([.E26];[$means.$B$2:$means.$F$101];5;0)" office:value-type="float" office:value="1513.9" calcext:value-type="float">
            <text:p>1513,9</text:p>
          </table:table-cell>
          <table:table-cell table:formula="of:=[.B26]-VLOOKUP([.E26];[$deviations.$A$2:$deviations.$E$101];5;0)" office:value-type="float" office:value="1507.8" calcext:value-type="float">
            <text:p>1507,8</text:p>
          </table:table-cell>
          <table:table-cell table:formula="of:=[.B26]+VLOOKUP([.E26];[$deviations.$A$2:$deviations.$E$101];5;0)" office:value-type="float" office:value="1520" calcext:value-type="float">
            <text:p>1520</text:p>
          </table:table-cell>
          <table:table-cell table:formula="of:=[$means.B21]" office:value-type="string" office:string-value="vanillajs-wc-prog" calcext:value-type="string">
            <text:p>vanillajs-wc-prog</text:p>
          </table:table-cell>
        </table:table-row>
        <table:table-row table:style-name="ro2">
          <table:table-cell table:formula="of:=VLOOKUP([.E27];[$names.$A$2:$names.$D$102];3)" office:value-type="string" office:string-value="Template String (avec cache)" calcext:value-type="string">
            <text:p>Template String (avec cache)</text:p>
          </table:table-cell>
          <table:table-cell table:formula="of:=VLOOKUP([.E27];[$means.$B$2:$means.$F$101];5;0)" office:value-type="float" office:value="1514.6" calcext:value-type="float">
            <text:p>1514,6</text:p>
          </table:table-cell>
          <table:table-cell table:formula="of:=[.B27]-VLOOKUP([.E27];[$deviations.$A$2:$deviations.$E$101];5;0)" office:value-type="float" office:value="1507.2" calcext:value-type="float">
            <text:p>1507,2</text:p>
          </table:table-cell>
          <table:table-cell table:formula="of:=[.B27]+VLOOKUP([.E27];[$deviations.$A$2:$deviations.$E$101];5;0)" office:value-type="float" office:value="1522" calcext:value-type="float">
            <text:p>1522</text:p>
          </table:table-cell>
          <table:table-cell table:formula="of:=[$means.B23]" office:value-type="string" office:string-value="vanillajs-innerhtml" calcext:value-type="string">
            <text:p>vanillajs-innerhtml</text:p>
          </table:table-cell>
        </table:table-row>
        <table:table-row table:style-name="ro2">
          <table:table-cell table:formula="of:=VLOOKUP([.E28];[$names.$A$2:$names.$D$102];3)" office:value-type="string" office:string-value="this.rows[id].querySelector" calcext:value-type="string">
            <text:p>this.rows[id].querySelector</text:p>
          </table:table-cell>
          <table:table-cell table:formula="of:=VLOOKUP([.E28];[$means.$B$2:$means.$F$101];5;0)" office:value-type="float" office:value="1517.4" calcext:value-type="float">
            <text:p>1517,4</text:p>
          </table:table-cell>
          <table:table-cell table:formula="of:=[.B28]-VLOOKUP([.E28];[$deviations.$A$2:$deviations.$E$101];5;0)" office:value-type="float" office:value="1511.4" calcext:value-type="float">
            <text:p>1511,4</text:p>
          </table:table-cell>
          <table:table-cell table:formula="of:=[.B28]+VLOOKUP([.E28];[$deviations.$A$2:$deviations.$E$101];5;0)" office:value-type="float" office:value="1523.4" calcext:value-type="float">
            <text:p>1523,4</text:p>
          </table:table-cell>
          <table:table-cell table:formula="of:=[$means.B11]" office:value-type="string" office:string-value="vanillajs-create-el-query" calcext:value-type="string">
            <text:p>vanillajs-create-el-query</text:p>
          </table:table-cell>
        </table:table-row>
        <table:table-row table:style-name="ro2">
          <table:table-cell table:formula="of:=VLOOKUP([.E29];[$names.$A$2:$names.$D$102];3)" office:value-type="string" office:string-value="dominator" calcext:value-type="string">
            <text:p>dominator</text:p>
          </table:table-cell>
          <table:table-cell table:formula="of:=VLOOKUP([.E29];[$means.$B$2:$means.$F$101];5;0)" office:value-type="float" office:value="1518.8" calcext:value-type="float">
            <text:p>1518,8</text:p>
          </table:table-cell>
          <table:table-cell table:formula="of:=[.B29]-VLOOKUP([.E29];[$deviations.$A$2:$deviations.$E$101];5;0)" office:value-type="float" office:value="1515.9" calcext:value-type="float">
            <text:p>1515,9</text:p>
          </table:table-cell>
          <table:table-cell table:formula="of:=[.B29]+VLOOKUP([.E29];[$deviations.$A$2:$deviations.$E$101];5;0)" office:value-type="float" office:value="1521.7" calcext:value-type="float">
            <text:p>1521,7</text:p>
          </table:table-cell>
          <table:table-cell table:formula="of:=[$means.B32]" office:value-type="string" office:string-value="dominator-v0.5.0" calcext:value-type="string">
            <text:p>dominator-v0.5.0</text:p>
          </table:table-cell>
        </table:table-row>
        <table:table-row table:style-name="ro2">
          <table:table-cell table:formula="of:=VLOOKUP([.E30];[$names.$A$2:$names.$D$102];3)" office:value-type="string" office:string-value="domvm" calcext:value-type="string">
            <text:p>domvm</text:p>
          </table:table-cell>
          <table:table-cell table:formula="of:=VLOOKUP([.E30];[$means.$B$2:$means.$F$101];5;0)" office:value-type="float" office:value="1519.3" calcext:value-type="float">
            <text:p>1519,3</text:p>
          </table:table-cell>
          <table:table-cell table:formula="of:=[.B30]-VLOOKUP([.E30];[$deviations.$A$2:$deviations.$E$101];5;0)" office:value-type="float" office:value="1513.1" calcext:value-type="float">
            <text:p>1513,1</text:p>
          </table:table-cell>
          <table:table-cell table:formula="of:=[.B30]+VLOOKUP([.E30];[$deviations.$A$2:$deviations.$E$101];5;0)" office:value-type="float" office:value="1525.5" calcext:value-type="float">
            <text:p>1525,5</text:p>
          </table:table-cell>
          <table:table-cell table:formula="of:=[$means.B35]" office:value-type="string" office:string-value="domvm-v3.4.12" calcext:value-type="string">
            <text:p>domvm-v3.4.12</text:p>
          </table:table-cell>
        </table:table-row>
        <table:table-row table:style-name="ro2">
          <table:table-cell table:formula="of:=VLOOKUP([.E31];[$names.$A$2:$names.$D$102];3)" office:value-type="string" office:string-value="RE:DOM" calcext:value-type="string">
            <text:p>RE:DOM</text:p>
          </table:table-cell>
          <table:table-cell table:formula="of:=VLOOKUP([.E31];[$means.$B$2:$means.$F$101];5;0)" office:value-type="float" office:value="1519.6" calcext:value-type="float">
            <text:p>1519,6</text:p>
          </table:table-cell>
          <table:table-cell table:formula="of:=[.B31]-VLOOKUP([.E31];[$deviations.$A$2:$deviations.$E$101];5;0)" office:value-type="float" office:value="1513.8" calcext:value-type="float">
            <text:p>1513,8</text:p>
          </table:table-cell>
          <table:table-cell table:formula="of:=[.B31]+VLOOKUP([.E31];[$deviations.$A$2:$deviations.$E$101];5;0)" office:value-type="float" office:value="1525.4" calcext:value-type="float">
            <text:p>1525,4</text:p>
          </table:table-cell>
          <table:table-cell table:formula="of:=[$means.B36]" office:value-type="string" office:string-value="redom-v3.27.0" calcext:value-type="string">
            <text:p>redom-v3.27.0</text:p>
          </table:table-cell>
        </table:table-row>
        <table:table-row table:style-name="ro2">
          <table:table-cell table:formula="of:=VLOOKUP([.E32];[$names.$A$2:$names.$D$102];3)" office:value-type="string" office:string-value="éléments personnalisés (DX)" calcext:value-type="string">
            <text:p>éléments personnalisés (DX)</text:p>
          </table:table-cell>
          <table:table-cell table:formula="of:=VLOOKUP([.E32];[$means.$B$2:$means.$F$101];5;0)" office:value-type="float" office:value="1519.9" calcext:value-type="float">
            <text:p>1519,9</text:p>
          </table:table-cell>
          <table:table-cell table:formula="of:=[.B32]-VLOOKUP([.E32];[$deviations.$A$2:$deviations.$E$101];5;0)" office:value-type="float" office:value="1514.6" calcext:value-type="float">
            <text:p>1514,6</text:p>
          </table:table-cell>
          <table:table-cell table:formula="of:=[.B32]+VLOOKUP([.E32];[$deviations.$A$2:$deviations.$E$101];5;0)" office:value-type="float" office:value="1525.2" calcext:value-type="float">
            <text:p>1525,2</text:p>
          </table:table-cell>
          <table:table-cell table:formula="of:=[$means.B31]" office:value-type="string" office:string-value="vanillajs-wc-dx" calcext:value-type="string">
            <text:p>vanillajs-wc-dx</text:p>
          </table:table-cell>
        </table:table-row>
        <table:table-row table:style-name="ro2">
          <table:table-cell table:formula="of:=VLOOKUP([.E33];[$names.$A$2:$names.$D$102];3)" office:value-type="string" office:string-value="Helper" calcext:value-type="string">
            <text:p>Helper</text:p>
          </table:table-cell>
          <table:table-cell table:formula="of:=VLOOKUP([.E33];[$means.$B$2:$means.$F$101];5;0)" office:value-type="float" office:value="1522.8" calcext:value-type="float">
            <text:p>1522,8</text:p>
          </table:table-cell>
          <table:table-cell table:formula="of:=[.B33]-VLOOKUP([.E33];[$deviations.$A$2:$deviations.$E$101];5;0)" office:value-type="float" office:value="1515.2" calcext:value-type="float">
            <text:p>1515,2</text:p>
          </table:table-cell>
          <table:table-cell table:formula="of:=[.B33]+VLOOKUP([.E33];[$deviations.$A$2:$deviations.$E$101];5;0)" office:value-type="float" office:value="1530.4" calcext:value-type="float">
            <text:p>1530,4</text:p>
          </table:table-cell>
          <table:table-cell table:formula="of:=[$means.B20]" office:value-type="string" office:string-value="modern-helpers-no-mem-v0.1.0" calcext:value-type="string">
            <text:p>modern-helpers-no-mem-v0.1.0</text:p>
          </table:table-cell>
        </table:table-row>
        <table:table-row table:style-name="ro2">
          <table:table-cell table:formula="of:=VLOOKUP([.E34];[$names.$A$2:$names.$D$102];3)" office:value-type="string" office:string-value="lit-html" calcext:value-type="string">
            <text:p>lit-html</text:p>
          </table:table-cell>
          <table:table-cell table:formula="of:=VLOOKUP([.E34];[$means.$B$2:$means.$F$101];5;0)" office:value-type="float" office:value="1525.3" calcext:value-type="float">
            <text:p>1525,3</text:p>
          </table:table-cell>
          <table:table-cell table:formula="of:=[.B34]-VLOOKUP([.E34];[$deviations.$A$2:$deviations.$E$101];5;0)" office:value-type="float" office:value="1518" calcext:value-type="float">
            <text:p>1518</text:p>
          </table:table-cell>
          <table:table-cell table:formula="of:=[.B34]+VLOOKUP([.E34];[$deviations.$A$2:$deviations.$E$101];5;0)" office:value-type="float" office:value="1532.6" calcext:value-type="float">
            <text:p>1532,6</text:p>
          </table:table-cell>
          <table:table-cell table:formula="of:=[$means.B41]" office:value-type="string" office:string-value="lit-html-v1.1.0" calcext:value-type="string">
            <text:p>lit-html-v1.1.0</text:p>
          </table:table-cell>
        </table:table-row>
        <table:table-row table:style-name="ro2">
          <table:table-cell table:formula="of:=VLOOKUP([.E35];[$names.$A$2:$names.$D$102];3)" office:value-type="string" office:string-value="this.tbody.children" calcext:value-type="string">
            <text:p>this.tbody.children</text:p>
          </table:table-cell>
          <table:table-cell table:formula="of:=VLOOKUP([.E35];[$means.$B$2:$means.$F$101];5;0)" office:value-type="float" office:value="1528.6" calcext:value-type="float">
            <text:p>1528,6</text:p>
          </table:table-cell>
          <table:table-cell table:formula="of:=[.B35]-VLOOKUP([.E35];[$deviations.$A$2:$deviations.$E$101];5;0)" office:value-type="float" office:value="1524" calcext:value-type="float">
            <text:p>1524</text:p>
          </table:table-cell>
          <table:table-cell table:formula="of:=[.B35]+VLOOKUP([.E35];[$deviations.$A$2:$deviations.$E$101];5;0)" office:value-type="float" office:value="1533.2" calcext:value-type="float">
            <text:p>1533,2</text:p>
          </table:table-cell>
          <table:table-cell table:formula="of:=[$means.B14]" office:value-type="string" office:string-value="vanillajs-no-mem" calcext:value-type="string">
            <text:p>vanillajs-no-mem</text:p>
          </table:table-cell>
        </table:table-row>
        <table:table-row table:style-name="ro2">
          <table:table-cell table:formula="of:=VLOOKUP([.E36];[$names.$A$2:$names.$D$102];3)" office:value-type="string" office:string-value="Angular 11" calcext:value-type="string">
            <text:p>Angular 11</text:p>
          </table:table-cell>
          <table:table-cell table:formula="of:=VLOOKUP([.E36];[$means.$B$2:$means.$F$101];5;0)" office:value-type="float" office:value="1529.5" calcext:value-type="float">
            <text:p>1529,5</text:p>
          </table:table-cell>
          <table:table-cell table:formula="of:=[.B36]-VLOOKUP([.E36];[$deviations.$A$2:$deviations.$E$101];5;0)" office:value-type="float" office:value="1526.8" calcext:value-type="float">
            <text:p>1526,8</text:p>
          </table:table-cell>
          <table:table-cell table:formula="of:=[.B36]+VLOOKUP([.E36];[$deviations.$A$2:$deviations.$E$101];5;0)" office:value-type="float" office:value="1532.2" calcext:value-type="float">
            <text:p>1532,2</text:p>
          </table:table-cell>
          <table:table-cell table:formula="of:=[$means.B53]" office:value-type="string" office:string-value="angular-ng-v11.0.2" calcext:value-type="string">
            <text:p>angular-ng-v11.0.2</text:p>
          </table:table-cell>
        </table:table-row>
        <table:table-row table:style-name="ro2">
          <table:table-cell table:formula="of:=VLOOKUP([.E37];[$names.$A$2:$names.$D$102];3)" office:value-type="string" office:string-value="Isotope" calcext:value-type="string">
            <text:p>Isotope</text:p>
          </table:table-cell>
          <table:table-cell table:formula="of:=VLOOKUP([.E37];[$means.$B$2:$means.$F$101];5;0)" office:value-type="float" office:value="1531.7" calcext:value-type="float">
            <text:p>1531,7</text:p>
          </table:table-cell>
          <table:table-cell table:formula="of:=[.B37]-VLOOKUP([.E37];[$deviations.$A$2:$deviations.$E$101];5;0)" office:value-type="float" office:value="1526.3" calcext:value-type="float">
            <text:p>1526,3</text:p>
          </table:table-cell>
          <table:table-cell table:formula="of:=[.B37]+VLOOKUP([.E37];[$deviations.$A$2:$deviations.$E$101];5;0)" office:value-type="float" office:value="1537.1" calcext:value-type="float">
            <text:p>1537,1</text:p>
          </table:table-cell>
          <table:table-cell table:formula="of:=[$means.B46]" office:value-type="string" office:string-value="isotope-v0.2.0" calcext:value-type="string">
            <text:p>isotope-v0.2.0</text:p>
          </table:table-cell>
        </table:table-row>
        <table:table-row table:style-name="ro2">
          <table:table-cell table:formula="of:=VLOOKUP([.E38];[$names.$A$2:$names.$D$102];3)" office:value-type="string" office:string-value="VanillaJS (docs)" calcext:value-type="string">
            <text:p>VanillaJS (docs)</text:p>
          </table:table-cell>
          <table:table-cell table:formula="of:=VLOOKUP([.E38];[$means.$B$2:$means.$F$101];5;0)" office:value-type="float" office:value="1533.7" calcext:value-type="float">
            <text:p>1533,7</text:p>
          </table:table-cell>
          <table:table-cell table:formula="of:=[.B38]-VLOOKUP([.E38];[$deviations.$A$2:$deviations.$E$101];5;0)" office:value-type="float" office:value="1529.3" calcext:value-type="float">
            <text:p>1529,3</text:p>
          </table:table-cell>
          <table:table-cell table:formula="of:=[.B38]+VLOOKUP([.E38];[$deviations.$A$2:$deviations.$E$101];5;0)" office:value-type="float" office:value="1538.1" calcext:value-type="float">
            <text:p>1538,1</text:p>
          </table:table-cell>
          <table:table-cell table:formula="of:=[$means.B15]" office:value-type="string" office:string-value="vanillajs-create-el-for-doc" calcext:value-type="string">
            <text:p>vanillajs-create-el-for-doc</text:p>
          </table:table-cell>
        </table:table-row>
        <table:table-row table:style-name="ro2">
          <table:table-cell table:formula="of:=VLOOKUP([.E39];[$names.$A$2:$names.$D$102];3)" office:value-type="string" office:string-value="HyperHTML" calcext:value-type="string">
            <text:p>HyperHTML</text:p>
          </table:table-cell>
          <table:table-cell table:formula="of:=VLOOKUP([.E39];[$means.$B$2:$means.$F$101];5;0)" office:value-type="float" office:value="1536.3" calcext:value-type="float">
            <text:p>1536,3</text:p>
          </table:table-cell>
          <table:table-cell table:formula="of:=[.B39]-VLOOKUP([.E39];[$deviations.$A$2:$deviations.$E$101];5;0)" office:value-type="float" office:value="1527.3" calcext:value-type="float">
            <text:p>1527,3</text:p>
          </table:table-cell>
          <table:table-cell table:formula="of:=[.B39]+VLOOKUP([.E39];[$deviations.$A$2:$deviations.$E$101];5;0)" office:value-type="float" office:value="1545.3" calcext:value-type="float">
            <text:p>1545,3</text:p>
          </table:table-cell>
          <table:table-cell table:formula="of:=[$means.B38]" office:value-type="string" office:string-value="hyperhtml-v2.32.1" calcext:value-type="string">
            <text:p>hyperhtml-v2.32.1</text:p>
          </table:table-cell>
        </table:table-row>
        <table:table-row table:style-name="ro2">
          <table:table-cell table:formula="of:=VLOOKUP([.E40];[$names.$A$2:$names.$D$102];3)" office:value-type="string" office:string-value="Svelte" calcext:value-type="string">
            <text:p>Svelte</text:p>
          </table:table-cell>
          <table:table-cell table:formula="of:=VLOOKUP([.E40];[$means.$B$2:$means.$F$101];5;0)" office:value-type="float" office:value="1537" calcext:value-type="float">
            <text:p>1537</text:p>
          </table:table-cell>
          <table:table-cell table:formula="of:=[.B40]-VLOOKUP([.E40];[$deviations.$A$2:$deviations.$E$101];5;0)" office:value-type="float" office:value="1531.7" calcext:value-type="float">
            <text:p>1531,7</text:p>
          </table:table-cell>
          <table:table-cell table:formula="of:=[.B40]+VLOOKUP([.E40];[$deviations.$A$2:$deviations.$E$101];5;0)" office:value-type="float" office:value="1542.3" calcext:value-type="float">
            <text:p>1542,3</text:p>
          </table:table-cell>
          <table:table-cell table:formula="of:=[$means.B39]" office:value-type="string" office:string-value="svelte-v3.29.4" calcext:value-type="string">
            <text:p>svelte-v3.29.4</text:p>
          </table:table-cell>
        </table:table-row>
        <table:table-row table:style-name="ro2">
          <table:table-cell table:formula="of:=VLOOKUP([.E41];[$names.$A$2:$names.$D$102];3)" office:value-type="string" office:string-value="lit-html (docs)" calcext:value-type="string">
            <text:p>lit-html (docs)</text:p>
          </table:table-cell>
          <table:table-cell table:formula="of:=VLOOKUP([.E41];[$means.$B$2:$means.$F$101];5;0)" office:value-type="float" office:value="1537.2" calcext:value-type="float">
            <text:p>1537,2</text:p>
          </table:table-cell>
          <table:table-cell table:formula="of:=[.B41]-VLOOKUP([.E41];[$deviations.$A$2:$deviations.$E$101];5;0)" office:value-type="float" office:value="1529.4" calcext:value-type="float">
            <text:p>1529,4</text:p>
          </table:table-cell>
          <table:table-cell table:formula="of:=[.B41]+VLOOKUP([.E41];[$deviations.$A$2:$deviations.$E$101];5;0)" office:value-type="float" office:value="1545" calcext:value-type="float">
            <text:p>1545</text:p>
          </table:table-cell>
          <table:table-cell table:formula="of:=[$means.B42]" office:value-type="string" office:string-value="lit-html-for-doc-v1.1.0" calcext:value-type="string">
            <text:p>lit-html-for-doc-v1.1.0</text:p>
          </table:table-cell>
        </table:table-row>
        <table:table-row table:style-name="ro2">
          <table:table-cell table:formula="of:=VLOOKUP([.E42];[$names.$A$2:$names.$D$102];3)" office:value-type="string" office:string-value="ivi" calcext:value-type="string">
            <text:p>ivi</text:p>
          </table:table-cell>
          <table:table-cell table:formula="of:=VLOOKUP([.E42];[$means.$B$2:$means.$F$101];5;0)" office:value-type="float" office:value="1541.8" calcext:value-type="float">
            <text:p>1541,8</text:p>
          </table:table-cell>
          <table:table-cell table:formula="of:=[.B42]-VLOOKUP([.E42];[$deviations.$A$2:$deviations.$E$101];5;0)" office:value-type="float" office:value="1536.9" calcext:value-type="float">
            <text:p>1536,9</text:p>
          </table:table-cell>
          <table:table-cell table:formula="of:=[.B42]+VLOOKUP([.E42];[$deviations.$A$2:$deviations.$E$101];5;0)" office:value-type="float" office:value="1546.7" calcext:value-type="float">
            <text:p>1546,7</text:p>
          </table:table-cell>
          <table:table-cell table:formula="of:=[$means.B27]" office:value-type="string" office:string-value="ivi-v0.27.1" calcext:value-type="string">
            <text:p>ivi-v0.27.1</text:p>
          </table:table-cell>
        </table:table-row>
        <table:table-row table:style-name="ro2">
          <table:table-cell table:formula="of:=VLOOKUP([.E43];[$names.$A$2:$names.$D$102];3)" office:value-type="string" office:string-value="Children (Template String)" calcext:value-type="string">
            <text:p>Children (Template String)</text:p>
          </table:table-cell>
          <table:table-cell table:formula="of:=VLOOKUP([.E43];[$means.$B$2:$means.$F$101];5;0)" office:value-type="float" office:value="1541.9" calcext:value-type="float">
            <text:p>1541,9</text:p>
          </table:table-cell>
          <table:table-cell table:formula="of:=[.B43]-VLOOKUP([.E43];[$deviations.$A$2:$deviations.$E$101];5;0)" office:value-type="float" office:value="1537" calcext:value-type="float">
            <text:p>1537</text:p>
          </table:table-cell>
          <table:table-cell table:formula="of:=[.B43]+VLOOKUP([.E43];[$deviations.$A$2:$deviations.$E$101];5;0)" office:value-type="float" office:value="1546.8" calcext:value-type="float">
            <text:p>1546,8</text:p>
          </table:table-cell>
          <table:table-cell table:formula="of:=[$means.B24]" office:value-type="string" office:string-value="vanillajs-innerhtml-no-mem" calcext:value-type="string">
            <text:p>vanillajs-innerhtml-no-mem</text:p>
          </table:table-cell>
        </table:table-row>
        <table:table-row table:style-name="ro2">
          <table:table-cell table:formula="of:=VLOOKUP([.E44];[$names.$A$2:$names.$D$102];3)" office:value-type="string" office:string-value="san" calcext:value-type="string">
            <text:p>san</text:p>
          </table:table-cell>
          <table:table-cell table:formula="of:=VLOOKUP([.E44];[$means.$B$2:$means.$F$101];5;0)" office:value-type="float" office:value="1546.6" calcext:value-type="float">
            <text:p>1546,6</text:p>
          </table:table-cell>
          <table:table-cell table:formula="of:=[.B44]-VLOOKUP([.E44];[$deviations.$A$2:$deviations.$E$101];5;0)" office:value-type="float" office:value="1540.4" calcext:value-type="float">
            <text:p>1540,4</text:p>
          </table:table-cell>
          <table:table-cell table:formula="of:=[.B44]+VLOOKUP([.E44];[$deviations.$A$2:$deviations.$E$101];5;0)" office:value-type="float" office:value="1552.8" calcext:value-type="float">
            <text:p>1552,8</text:p>
          </table:table-cell>
          <table:table-cell table:formula="of:=[$means.B28]" office:value-type="string" office:string-value="san-v3.10.0" calcext:value-type="string">
            <text:p>san-v3.10.0</text:p>
          </table:table-cell>
        </table:table-row>
        <table:table-row table:style-name="ro2">
          <table:table-cell table:formula="of:=VLOOKUP([.E45];[$names.$A$2:$names.$D$102];3)" office:value-type="string" office:string-value="µHTML" calcext:value-type="string">
            <text:p>µHTML</text:p>
          </table:table-cell>
          <table:table-cell table:formula="of:=VLOOKUP([.E45];[$means.$B$2:$means.$F$101];5;0)" office:value-type="float" office:value="1546.6" calcext:value-type="float">
            <text:p>1546,6</text:p>
          </table:table-cell>
          <table:table-cell table:formula="of:=[.B45]-VLOOKUP([.E45];[$deviations.$A$2:$deviations.$E$101];5;0)" office:value-type="float" office:value="1542.3" calcext:value-type="float">
            <text:p>1542,3</text:p>
          </table:table-cell>
          <table:table-cell table:formula="of:=[.B45]+VLOOKUP([.E45];[$deviations.$A$2:$deviations.$E$101];5;0)" office:value-type="float" office:value="1550.9" calcext:value-type="float">
            <text:p>1550,9</text:p>
          </table:table-cell>
          <table:table-cell table:formula="of:=[$means.B40]" office:value-type="string" office:string-value="uhtml-v1.8.1" calcext:value-type="string">
            <text:p>uhtml-v1.8.1</text:p>
          </table:table-cell>
        </table:table-row>
        <table:table-row table:style-name="ro2">
          <table:table-cell table:formula="of:=VLOOKUP([.E46];[$names.$A$2:$names.$D$102];3)" office:value-type="string" office:string-value="LighterHTML" calcext:value-type="string">
            <text:p>LighterHTML</text:p>
          </table:table-cell>
          <table:table-cell table:formula="of:=VLOOKUP([.E46];[$means.$B$2:$means.$F$101];5;0)" office:value-type="float" office:value="1556.9" calcext:value-type="float">
            <text:p>1556,9</text:p>
          </table:table-cell>
          <table:table-cell table:formula="of:=[.B46]-VLOOKUP([.E46];[$deviations.$A$2:$deviations.$E$101];5;0)" office:value-type="float" office:value="1552.7" calcext:value-type="float">
            <text:p>1552,7</text:p>
          </table:table-cell>
          <table:table-cell table:formula="of:=[.B46]+VLOOKUP([.E46];[$deviations.$A$2:$deviations.$E$101];5;0)" office:value-type="float" office:value="1561.1" calcext:value-type="float">
            <text:p>1561,1</text:p>
          </table:table-cell>
          <table:table-cell table:formula="of:=[$means.B43]" office:value-type="string" office:string-value="lighterhtml-v2.5.0" calcext:value-type="string">
            <text:p>lighterhtml-v2.5.0</text:p>
          </table:table-cell>
        </table:table-row>
        <table:table-row table:style-name="ro2">
          <table:table-cell table:formula="of:=VLOOKUP([.E47];[$names.$A$2:$names.$D$102];3)" office:value-type="string" office:string-value="Vue 3" calcext:value-type="string">
            <text:p>Vue 3</text:p>
          </table:table-cell>
          <table:table-cell table:formula="of:=VLOOKUP([.E47];[$means.$B$2:$means.$F$101];5;0)" office:value-type="float" office:value="1566.8" calcext:value-type="float">
            <text:p>1566,8</text:p>
          </table:table-cell>
          <table:table-cell table:formula="of:=[.B47]-VLOOKUP([.E47];[$deviations.$A$2:$deviations.$E$101];5;0)" office:value-type="float" office:value="1561.8" calcext:value-type="float">
            <text:p>1561,8</text:p>
          </table:table-cell>
          <table:table-cell table:formula="of:=[.B47]+VLOOKUP([.E47];[$deviations.$A$2:$deviations.$E$101];5;0)" office:value-type="float" office:value="1571.8" calcext:value-type="float">
            <text:p>1571,8</text:p>
          </table:table-cell>
          <table:table-cell table:formula="of:=[$means.B47]" office:value-type="string" office:string-value="vue-v3.0.2" calcext:value-type="string">
            <text:p>vue-v3.0.2</text:p>
          </table:table-cell>
        </table:table-row>
        <table:table-row table:style-name="ro2">
          <table:table-cell table:formula="of:=VLOOKUP([.E48];[$names.$A$2:$names.$D$102];3)" office:value-type="string" office:string-value="lit-element" calcext:value-type="string">
            <text:p>lit-element</text:p>
          </table:table-cell>
          <table:table-cell table:formula="of:=VLOOKUP([.E48];[$means.$B$2:$means.$F$101];5;0)" office:value-type="float" office:value="1575" calcext:value-type="float">
            <text:p>1575</text:p>
          </table:table-cell>
          <table:table-cell table:formula="of:=[.B48]-VLOOKUP([.E48];[$deviations.$A$2:$deviations.$E$101];5;0)" office:value-type="float" office:value="1567.2" calcext:value-type="float">
            <text:p>1567,2</text:p>
          </table:table-cell>
          <table:table-cell table:formula="of:=[.B48]+VLOOKUP([.E48];[$deviations.$A$2:$deviations.$E$101];5;0)" office:value-type="float" office:value="1582.8" calcext:value-type="float">
            <text:p>1582,8</text:p>
          </table:table-cell>
          <table:table-cell table:formula="of:=[$means.B44]" office:value-type="string" office:string-value="lit-element-v2.4.0" calcext:value-type="string">
            <text:p>lit-element-v2.4.0</text:p>
          </table:table-cell>
        </table:table-row>
        <table:table-row table:style-name="ro2">
          <table:table-cell table:formula="of:=VLOOKUP([.E49];[$names.$A$2:$names.$D$102];3)" office:value-type="string" office:string-value="React" calcext:value-type="string">
            <text:p>React</text:p>
          </table:table-cell>
          <table:table-cell table:formula="of:=VLOOKUP([.E49];[$means.$B$2:$means.$F$101];5;0)" office:value-type="float" office:value="1594.9" calcext:value-type="float">
            <text:p>1594,9</text:p>
          </table:table-cell>
          <table:table-cell table:formula="of:=[.B49]-VLOOKUP([.E49];[$deviations.$A$2:$deviations.$E$101];5;0)" office:value-type="float" office:value="1589.7" calcext:value-type="float">
            <text:p>1589,7</text:p>
          </table:table-cell>
          <table:table-cell table:formula="of:=[.B49]+VLOOKUP([.E49];[$deviations.$A$2:$deviations.$E$101];5;0)" office:value-type="float" office:value="1600.1" calcext:value-type="float">
            <text:p>1600,1</text:p>
          </table:table-cell>
          <table:table-cell table:formula="of:=[$means.B50]" office:value-type="string" office:string-value="react-hooks-v17.0.1" calcext:value-type="string">
            <text:p>react-hooks-v17.0.1</text:p>
          </table:table-cell>
        </table:table-row>
        <table:table-row table:style-name="ro2">
          <table:table-cell table:formula="of:=VLOOKUP([.E50];[$names.$A$2:$names.$D$102];3)" office:value-type="string" office:string-value="React &amp; RxJS" calcext:value-type="string">
            <text:p>React &amp; RxJS</text:p>
          </table:table-cell>
          <table:table-cell table:formula="of:=VLOOKUP([.E50];[$means.$B$2:$means.$F$101];5;0)" office:value-type="float" office:value="1601.5" calcext:value-type="float">
            <text:p>1601,5</text:p>
          </table:table-cell>
          <table:table-cell table:formula="of:=[.B50]-VLOOKUP([.E50];[$deviations.$A$2:$deviations.$E$101];5;0)" office:value-type="float" office:value="1596.9" calcext:value-type="float">
            <text:p>1596,9</text:p>
          </table:table-cell>
          <table:table-cell table:formula="of:=[.B50]+VLOOKUP([.E50];[$deviations.$A$2:$deviations.$E$101];5;0)" office:value-type="float" office:value="1606.1" calcext:value-type="float">
            <text:p>1606,1</text:p>
          </table:table-cell>
          <table:table-cell table:formula="of:=[$means.B49]" office:value-type="string" office:string-value="react-rxjs-v17.0.1 + 0.6.0" calcext:value-type="string">
            <text:p>react-rxjs-v17.0.1 + 0.6.0</text:p>
          </table:table-cell>
        </table:table-row>
        <table:table-row table:style-name="ro2">
          <table:table-cell table:formula="of:=VLOOKUP([.E51];[$names.$A$2:$names.$D$102];3)" office:value-type="string" office:string-value="React &amp; Redux" calcext:value-type="string">
            <text:p>React &amp; Redux</text:p>
          </table:table-cell>
          <table:table-cell table:formula="of:=VLOOKUP([.E51];[$means.$B$2:$means.$F$101];5;0)" office:value-type="float" office:value="1630.8" calcext:value-type="float">
            <text:p>1630,8</text:p>
          </table:table-cell>
          <table:table-cell table:formula="of:=[.B51]-VLOOKUP([.E51];[$deviations.$A$2:$deviations.$E$101];5;0)" office:value-type="float" office:value="1626.6" calcext:value-type="float">
            <text:p>1626,6</text:p>
          </table:table-cell>
          <table:table-cell table:formula="of:=[.B51]+VLOOKUP([.E51];[$deviations.$A$2:$deviations.$E$101];5;0)" office:value-type="float" office:value="1635" calcext:value-type="float">
            <text:p>1635</text:p>
          </table:table-cell>
          <table:table-cell table:formula="of:=[$means.B48]" office:value-type="string" office:string-value="react-redux-hooks-v17.0.1 + 7.2.1" calcext:value-type="string">
            <text:p>react-redux-hooks-v17.0.1 + 7.2.1</text:p>
          </table:table-cell>
        </table:table-row>
        <table:table-row table:style-name="ro2">
          <table:table-cell table:formula="of:=VLOOKUP([.E52];[$names.$A$2:$names.$D$102];3)" office:value-type="string" office:string-value="React &amp; react-easy-state" calcext:value-type="string">
            <text:p>React &amp; react-easy-state</text:p>
          </table:table-cell>
          <table:table-cell table:formula="of:=VLOOKUP([.E52];[$means.$B$2:$means.$F$101];5;0)" office:value-type="float" office:value="1644.3" calcext:value-type="float">
            <text:p>1644,3</text:p>
          </table:table-cell>
          <table:table-cell table:formula="of:=[.B52]-VLOOKUP([.E52];[$deviations.$A$2:$deviations.$E$101];5;0)" office:value-type="float" office:value="1637.7" calcext:value-type="float">
            <text:p>1637,7</text:p>
          </table:table-cell>
          <table:table-cell table:formula="of:=[.B52]+VLOOKUP([.E52];[$deviations.$A$2:$deviations.$E$101];5;0)" office:value-type="float" office:value="1650.9" calcext:value-type="float">
            <text:p>1650,9</text:p>
          </table:table-cell>
          <table:table-cell table:formula="of:=[$means.B52]" office:value-type="string" office:string-value="react-easy-state-v17.0.1 + 6.3.0" calcext:value-type="string">
            <text:p>react-easy-state-v17.0.1 + 6.3.0</text:p>
          </table:table-cell>
        </table:table-row>
        <table:table-row table:style-name="ro2">
          <table:table-cell table:formula="of:=VLOOKUP([.E53];[$names.$A$2:$names.$D$102];3)" office:value-type="string" office:string-value="this.tbody.querySelector" calcext:value-type="string">
            <text:p>this.tbody.querySelector</text:p>
          </table:table-cell>
          <table:table-cell table:formula="of:=VLOOKUP([.E53];[$means.$B$2:$means.$F$101];5;0)" office:value-type="float" office:value="1841.1" calcext:value-type="float">
            <text:p>1841,1</text:p>
          </table:table-cell>
          <table:table-cell table:formula="of:=[.B53]-VLOOKUP([.E53];[$deviations.$A$2:$deviations.$E$101];5;0)" office:value-type="float" office:value="1832.8" calcext:value-type="float">
            <text:p>1832,8</text:p>
          </table:table-cell>
          <table:table-cell table:formula="of:=[.B53]+VLOOKUP([.E53];[$deviations.$A$2:$deviations.$E$101];5;0)" office:value-type="float" office:value="1849.4" calcext:value-type="float">
            <text:p>1849,4</text:p>
          </table:table-cell>
          <table:table-cell table:formula="of:=[$means.B18]" office:value-type="string" office:string-value="vanillajs-no-mem-query" calcext:value-type="string">
            <text:p>vanillajs-no-mem-query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mpare" table:style-name="ta1">
        <table:table-column table:style-name="co2" table:default-cell-style-name="Default"/>
        <table:table-column table:style-name="co11" table:default-cell-style-name="Default"/>
        <table:table-column table:style-name="co2" table:default-cell-style-name="ce10"/>
        <table:table-column table:style-name="co2" table:default-cell-style-name="Default"/>
        <table:table-row table:style-name="ro2">
          <table:table-cell office:value-type="string" calcext:value-type="string">
            <text:p>RENDER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ff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table:content-validation-name="val2" office:value-type="string" calcext:value-type="string">
            <text:p>modern-helpers-template-v0.1.0</text:p>
          </table:table-cell>
          <table:table-cell table:formula="of:=INDEX([$render.$B$2:$render.$B$100]; MATCH([.B2];[$render.$E$2:$render.$E$100];0) )" office:value-type="float" office:value="266.506877960026" calcext:value-type="float">
            <text:p>266,51</text:p>
          </table:table-cell>
          <table:table-cell table:style-name="ce12" table:formula="of:=([.C3]-[.C2])/[.C3]" office:value-type="percentage" office:value="-0.215512516475143" calcext:value-type="percentage">
            <text:p>-21,55%</text:p>
          </table:table-cell>
        </table:table-row>
        <table:table-row table:style-name="ro2">
          <table:table-cell office:value-type="string" calcext:value-type="string">
            <text:p>compared to</text:p>
          </table:table-cell>
          <table:table-cell table:content-validation-name="val3" office:value-type="string" calcext:value-type="string">
            <text:p>vanillajs-dx-opti</text:p>
          </table:table-cell>
          <table:table-cell table:formula="of:=INDEX([$render.$B$2:$render.$B$100]; MATCH([.B3];[$render.$E$2:$render.$E$100];0) )" office:value-type="float" office:value="219.254737691116" calcext:value-type="float">
            <text:p>219,25</text:p>
          </table:table-cell>
          <table:table-cell table:formula="of:=[.C3]-[.C2]" office:value-type="float" office:value="-47.25214026891" calcext:value-type="float">
            <text:p>-47,2521402689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content-validation-name="val1" office:value-type="string" calcext:value-type="string">
            <text:p>UPDATE</text:p>
          </table:table-cell>
          <table:table-cell table:content-validation-name="val1" office:value-type="string" calcext:value-type="string">
            <text:p>framework</text:p>
          </table:table-cell>
          <table:table-cell table:content-validation-name="val1" office:value-type="string" calcext:value-type="string">
            <text:p>value</text:p>
          </table:table-cell>
          <table:table-cell table:content-validation-name="val1" office:value-type="string" calcext:value-type="string">
            <text:p>diff</text:p>
          </table:table-cell>
        </table:table-row>
        <table:table-row table:style-name="ro2">
          <table:table-cell table:content-validation-name="val1" office:value-type="string" calcext:value-type="string">
            <text:p>select</text:p>
          </table:table-cell>
          <table:table-cell table:content-validation-name="val1" office:value-type="string" calcext:value-type="string">
            <text:p>modern-helpers-template-v0.1.0</text:p>
          </table:table-cell>
          <table:table-cell table:content-validation-name="val1" table:formula="of:=INDEX([$update.$B$2:$update.$B$100]; MATCH([.B6];[$update.$E$2:$update.$E$100];0) )" office:value-type="float" office:value="1483.3" calcext:value-type="float">
            <text:p>1 483,30</text:p>
          </table:table-cell>
          <table:table-cell table:style-name="ce12" table:content-validation-name="val1" table:formula="of:=([.C7]-[.C6])/[.C7]" office:value-type="percentage" office:value="-0.00528634361233477" calcext:value-type="percentage">
            <text:p>-0,53%</text:p>
          </table:table-cell>
        </table:table-row>
        <table:table-row table:style-name="ro2">
          <table:table-cell table:content-validation-name="val1" office:value-type="string" calcext:value-type="string">
            <text:p>compared to</text:p>
          </table:table-cell>
          <table:table-cell table:content-validation-name="val4" office:value-type="string" calcext:value-type="string">
            <text:p>vanillajs</text:p>
          </table:table-cell>
          <table:table-cell table:content-validation-name="val1" table:formula="of:=INDEX([$update.$B$2:$update.$B$100]; MATCH([.B7];[$update.$E$2:$update.$E$100];0) )" office:value-type="float" office:value="1475.5" calcext:value-type="float">
            <text:p>1 475,50</text:p>
          </table:table-cell>
          <table:table-cell table:content-validation-name="val1" table:formula="of:=[.C7]-[.C6]" office:value-type="float" office:value="-7.79999999999995" calcext:value-type="float">
            <text:p>-7,79999999999995</text:p>
          </table:table-cell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ames" table:style-name="ta1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number-columns-repeated="1020" table:default-cell-style-name="ce8"/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ng-v11.0.2</text:p>
          </table:table-cell>
          <table:table-cell table:number-columns-repeated="3" office:value-type="string" calcext:value-type="string">
            <text:p>Angular 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lar-v8.2.14</text:p>
          </table:table-cell>
          <table:table-cell table:number-columns-repeated="3" office:value-type="string" calcext:value-type="string">
            <text:p>Angular 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dom-v0.12.0</text:p>
          </table:table-cell>
          <table:table-cell table:number-columns-repeated="3" office:value-type="string" calcext:value-type="string">
            <text:p>atto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c-v0.0.12</text:p>
          </table:table-cell>
          <table:table-cell table:number-columns-repeated="3" office:value-type="string" calcext:value-type="string">
            <text:p>dom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diff-v2.2.2</text:p>
          </table:table-cell>
          <table:table-cell table:number-columns-repeated="3" office:value-type="string" calcext:value-type="string">
            <text:p>domdi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ator-v0.5.0</text:p>
          </table:table-cell>
          <table:table-cell table:number-columns-repeated="3" office:value-type="string" calcext:value-type="string">
            <text:p>dominato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vm-v3.4.12</text:p>
          </table:table-cell>
          <table:table-cell table:number-columns-repeated="3" office:value-type="string" calcext:value-type="string">
            <text:p>domv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app-v2.0.8</text:p>
          </table:table-cell>
          <table:table-cell table:number-columns-repeated="3" office:value-type="string" calcext:value-type="string">
            <text:p>Hyperap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perhtml-v2.32.1</text:p>
          </table:table-cell>
          <table:table-cell table:number-columns-repeated="3" office:value-type="string" calcext:value-type="string">
            <text:p>Hyp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erno-v7.2.1</text:p>
          </table:table-cell>
          <table:table-cell table:number-columns-repeated="3" office:value-type="string" calcext:value-type="string">
            <text:p>Infer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otope-v0.2.0</text:p>
          </table:table-cell>
          <table:table-cell table:number-columns-repeated="3" office:value-type="string" calcext:value-type="string">
            <text:p>Isoto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vi-v0.27.1</text:p>
          </table:table-cell>
          <table:table-cell table:number-columns-repeated="3" office:value-type="string" calcext:value-type="string">
            <text:p>iv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ghterhtml-v2.5.0</text:p>
          </table:table-cell>
          <table:table-cell table:number-columns-repeated="3" office:value-type="string" calcext:value-type="string">
            <text:p>Light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element-v2.4.0</text:p>
          </table:table-cell>
          <table:table-cell table:number-columns-repeated="3" office:value-type="string" calcext:value-type="string">
            <text:p>lit-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for-doc-v1.1.0</text:p>
          </table:table-cell>
          <table:table-cell office:value-type="string" calcext:value-type="string">
            <text:p>Docs : lit-html</text:p>
          </table:table-cell>
          <table:table-cell table:number-columns-repeated="2" office:value-type="string" calcext:value-type="string">
            <text:p>lit-html (doc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-html-v1.1.0</text:p>
          </table:table-cell>
          <table:table-cell table:number-columns-repeated="3" office:value-type="string" calcext:value-type="string">
            <text:p>lit-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dx-v0.1.0</text:p>
          </table:table-cell>
          <table:table-cell office:value-type="string" calcext:value-type="string">
            <text:p>modern-helpers</text:p>
          </table:table-cell>
          <table:table-cell office:value-type="string" calcext:value-type="string">
            <text:p>Helper avec cache</text:p>
          </table:table-cell>
          <table:table-cell office:value-type="string" calcext:value-type="string">
            <text:p>Helper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no-mem-v0.1.0</text:p>
          </table:table-cell>
          <table:table-cell office:value-type="string" calcext:value-type="string">
            <text:p>modern-helpers/el (sans cache)</text:p>
          </table:table-cell>
          <table:table-cell table:number-columns-repeated="2" office:value-type="string" calcext:value-type="string">
            <text:p>Help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n-helpers-template-v0.1.0</text:p>
          </table:table-cell>
          <table:table-cell office:value-type="string" calcext:value-type="string">
            <text:p>modern-helpers/template</text:p>
          </table:table-cell>
          <table:table-cell table:number-columns-repeated="2" office:value-type="string" calcext:value-type="string">
            <text:p>Templ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rn-helpers-v0.1.0</text:p>
          </table:table-cell>
          <table:table-cell office:value-type="string" calcext:value-type="string">
            <text:p>modern-helpers/el (avec cache)</text:p>
          </table:table-cell>
          <table:table-cell table:number-columns-repeated="2" office:value-type="string" calcext:value-type="string">
            <text:p>Helper (bas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it-dom-v0.2.0</text:p>
          </table:table-cell>
          <table:table-cell table:number-columns-repeated="3" office:value-type="string" calcext:value-type="string">
            <text:p>petit-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act-v10.5.5</text:p>
          </table:table-cell>
          <table:table-cell table:number-columns-repeated="3" office:value-type="string" calcext:value-type="string">
            <text:p>P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easy-state-v17.0.1 + 6.3.0</text:p>
          </table:table-cell>
          <table:table-cell table:number-columns-repeated="2" office:value-type="string" calcext:value-type="string">
            <text:p>React &amp; react-easy-state</text:p>
          </table:table-cell>
          <table:table-cell office:value-type="string" calcext:value-type="string">
            <text:p>React w/ easy-st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hooks-v17.0.1</text:p>
          </table:table-cell>
          <table:table-cell table:number-columns-repeated="3" office:value-type="string" calcext:value-type="string">
            <text:p>Rea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ct-redux-hooks-v17.0.1 + 7.2.1</text:p>
          </table:table-cell>
          <table:table-cell table:number-columns-repeated="2" office:value-type="string" calcext:value-type="string">
            <text:p>React &amp; Redux</text:p>
          </table:table-cell>
          <table:table-cell office:value-type="string" calcext:value-type="string">
            <text:p>React w/ Redux (hook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act-rxjs-v17.0.1 + 0.6.0</text:p>
          </table:table-cell>
          <table:table-cell table:number-columns-repeated="2" office:value-type="string" calcext:value-type="string">
            <text:p>React &amp; RxJS</text:p>
          </table:table-cell>
          <table:table-cell office:value-type="string" calcext:value-type="string">
            <text:p>React w/ Rx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om-v3.27.0</text:p>
          </table:table-cell>
          <table:table-cell table:number-columns-repeated="3" office:value-type="string" calcext:value-type="string">
            <text:p>RE:DO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-v3.10.0</text:p>
          </table:table-cell>
          <table:table-cell table:number-columns-repeated="3" office:value-type="string" calcext:value-type="string">
            <text:p>s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uous-v0.15.1</text:p>
          </table:table-cell>
          <table:table-cell table:number-columns-repeated="3" office:value-type="string" calcext:value-type="string">
            <text:p>Sinuo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id-state-v0.20.0</text:p>
          </table:table-cell>
          <table:table-cell table:number-columns-repeated="2" office:value-type="string" calcext:value-type="string">
            <text:p>Solid-state</text:p>
          </table:table-cell>
          <table:table-cell office:value-type="string" calcext:value-type="string">
            <text:p>Solid St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id-v0.20.0</text:p>
          </table:table-cell>
          <table:table-cell table:number-columns-repeated="3" office:value-type="string" calcext:value-type="string">
            <text:p>So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ge0-v0.0.2</text:p>
          </table:table-cell>
          <table:table-cell table:number-columns-repeated="3" office:value-type="string" calcext:value-type="string">
            <text:p>Stage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dweb-v0.4.17</text:p>
          </table:table-cell>
          <table:table-cell table:number-columns-repeated="3" office:value-type="string" calcext:value-type="string">
            <text:p>stdwe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velte-v3.29.4</text:p>
          </table:table-cell>
          <table:table-cell table:number-columns-repeated="3" office:value-type="string" calcext:value-type="string">
            <text:p>Svel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html-v1.8.1</text:p>
          </table:table-cell>
          <table:table-cell table:number-columns-repeated="2" office:value-type="string" calcext:value-type="string">
            <text:p>µHTML</text:p>
          </table:table-cell>
          <table:table-cell office:value-type="string" calcext:value-type="string">
            <text:p>u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rendering)</text:p>
          </table:table-cell>
          <table:table-cell office:value-type="string" calcext:value-type="string">
            <text:p>VanillaJ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1</text:p>
          </table:table-cell>
          <table:table-cell office:value-type="string" calcext:value-type="string">
            <text:p>Docs : VanillaJS (sans Store ni cache)</text:p>
          </table:table-cell>
          <table:table-cell office:value-type="string" calcext:value-type="string">
            <text:p>VanillaJS</text:p>
          </table:table-cell>
          <table:table-cell office:value-type="string" calcext:value-type="string">
            <text:p>VanillaJS (updat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</text:p>
          </table:table-cell>
          <table:table-cell office:value-type="string" calcext:value-type="string">
            <text:p>VanillaJS (createElement + children avec cache)</text:p>
          </table:table-cell>
          <table:table-cell office:value-type="string" calcext:value-type="string">
            <text:p>this.rows[id].children</text:p>
          </table:table-cell>
          <table:table-cell office:value-type="string" calcext:value-type="string">
            <text:p>createEle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reate-el-for-doc</text:p>
          </table:table-cell>
          <table:table-cell office:value-type="string" calcext:value-type="string">
            <text:p>Docs : VanillaJS</text:p>
          </table:table-cell>
          <table:table-cell table:number-columns-repeated="2" office:value-type="string" calcext:value-type="string">
            <text:p>VanillaJS (docs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create-el-query</text:p>
          </table:table-cell>
          <table:table-cell office:value-type="string" calcext:value-type="string">
            <text:p>VanillaJS (createElement + querySelector avec cache)</text:p>
          </table:table-cell>
          <table:table-cell office:value-type="string" calcext:value-type="string">
            <text:p>this.rows[id].querySelector</text:p>
          </table:table-cell>
          <table:table-cell office:value-type="string" calcext:value-type="string">
            <text:p>createElement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custom-el</text:p>
          </table:table-cell>
          <table:table-cell office:value-type="string" calcext:value-type="string">
            <text:p>Docs : VanillaJS (Custom Elements)</text:p>
          </table:table-cell>
          <table:table-cell office:value-type="string" calcext:value-type="string">
            <text:p>docs élément personnalisé</text:p>
          </table:table-cell>
          <table:table-cell office:value-type="string" calcext:value-type="string">
            <text:p>docs élément personnalisé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dx-opti</text:p>
          </table:table-cell>
          <table:table-cell table:number-columns-repeated="3" office:value-type="string" calcext:value-type="string">
            <text:p>VanillaJS (DX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</text:p>
          </table:table-cell>
          <table:table-cell office:value-type="string" calcext:value-type="string">
            <text:p>VanillaJS (Template Strings avec cache)</text:p>
          </table:table-cell>
          <table:table-cell office:value-type="string" calcext:value-type="string">
            <text:p>Template String (avec cache)</text:p>
          </table:table-cell>
          <table:table-cell office:value-type="string" calcext:value-type="string">
            <text:p>innerHTML (avec cach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cpnt</text:p>
          </table:table-cell>
          <table:table-cell office:value-type="string" calcext:value-type="string">
            <text:p>VanillaJS (pseudo-composant innerHTML)</text:p>
          </table:table-cell>
          <table:table-cell table:number-columns-repeated="2" office:value-type="string" calcext:value-type="string">
            <text:p>pseudo-composant 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innerhtml-no-mem</text:p>
          </table:table-cell>
          <table:table-cell office:value-type="string" calcext:value-type="string">
            <text:p>VanillaJS (Template Strings sans cache )</text:p>
          </table:table-cell>
          <table:table-cell office:value-type="string" calcext:value-type="string">
            <text:p>Children (Template String)</text:p>
          </table:table-cell>
          <table:table-cell office:value-type="string" calcext:value-type="string">
            <text:p>innerHTM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</text:p>
          </table:table-cell>
          <table:table-cell office:value-type="string" calcext:value-type="string">
            <text:p>VanillaJS (children sans cache)</text:p>
          </table:table-cell>
          <table:table-cell office:value-type="string" calcext:value-type="string">
            <text:p>this.tbody.children</text:p>
          </table:table-cell>
          <table:table-cell office:value-type="string" calcext:value-type="string">
            <text:p>sans cach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no-mem-query</text:p>
          </table:table-cell>
          <table:table-cell office:value-type="string" calcext:value-type="string">
            <text:p>VanillaJS (querySelector sans cache)</text:p>
          </table:table-cell>
          <table:table-cell office:value-type="string" calcext:value-type="string">
            <text:p>this.tbody.querySelector</text:p>
          </table:table-cell>
          <table:table-cell office:value-type="string" calcext:value-type="string">
            <text:p>sans cache (query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prog</text:p>
          </table:table-cell>
          <table:table-cell office:value-type="string" calcext:value-type="string">
            <text:p>VanillaJS (createElement + cloneNode)</text:p>
          </table:table-cell>
          <table:table-cell office:value-type="string" calcext:value-type="string">
            <text:p>VanillaJS (cloneNode)</text:p>
          </table:table-cell>
          <table:table-cell office:value-type="string" calcext:value-type="string">
            <text:p>createElement + cloneN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</text:p>
          </table:table-cell>
          <table:table-cell office:value-type="string" calcext:value-type="string">
            <text:p>VanillaJS (éléments personnalisés)</text:p>
          </table:table-cell>
          <table:table-cell table:number-columns-repeated="2" office:value-type="string" calcext:value-type="string">
            <text:p>élément personnalisé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illajs-wc-dx</text:p>
          </table:table-cell>
          <table:table-cell office:value-type="string" calcext:value-type="string">
            <text:p>VanillaJS (éléments personnalisé DX)</text:p>
          </table:table-cell>
          <table:table-cell table:number-columns-repeated="2" office:value-type="string" calcext:value-type="string">
            <text:p>éléments personnalisés (DX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nillajs-wc-prog</text:p>
          </table:table-cell>
          <table:table-cell office:value-type="string" calcext:value-type="string">
            <text:p>VanillaJS (éléments personnalisés &amp; bonnes pratiques)</text:p>
          </table:table-cell>
          <table:table-cell table:number-columns-repeated="2" office:value-type="string" calcext:value-type="string">
            <text:p>éléments personnalisés (bonnes pratiques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ue-v3.0.2</text:p>
          </table:table-cell>
          <table:table-cell table:number-columns-repeated="2" office:value-type="string" calcext:value-type="string">
            <text:p>Vue 3</text:p>
          </table:table-cell>
          <table:table-cell office:value-type="string" calcext:value-type="string">
            <text:p>Vue.js 3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render.A2:render.E53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update.A2:update.E53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compare.A5:compare.D7" table:orientation="column"/>
        <table:database-range table:name="__Anonymous_Sheet_DB__5" table:target-range-address="names.A2:names.D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Verdan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4:50:51.878485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0-12-05T18:41:59.295761164</meta:creation-date>
    <dc:date>2020-12-09T14:51:41.353894928</dc:date>
    <dc:creator>Noël Macé</dc:creator>
    <meta:editing-duration>PT14H21M20S</meta:editing-duration>
    <meta:editing-cycles>35</meta:editing-cycles>
    <meta:generator>LibreOffice/7.0.3.1$Linux_X86_64 LibreOffice_project/00$Build-1</meta:generator>
    <meta:document-statistic meta:table-count="6" meta:cell-count="2065" meta:object-count="0"/>
  </office:meta>
</office:document-meta>
</file>